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G Times" svg:font-family="'CG Time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0" style:family="table">
      <style:table-properties style:width="6.0951in" table:align="center"/>
    </style:style>
    <style:style style:name="Table0.A" style:family="table-column">
      <style:table-column-properties style:column-width="0.6799in"/>
    </style:style>
    <style:style style:name="Table0.B" style:family="table-column">
      <style:table-column-properties style:column-width="1.0833in"/>
    </style:style>
    <style:style style:name="Table0.D" style:family="table-column">
      <style:table-column-properties style:column-width="0.7764in"/>
    </style:style>
    <style:style style:name="Table0.E" style:family="table-column">
      <style:table-column-properties style:column-width="2.8757in"/>
    </style:style>
    <style:style style:name="Table0.1" style:family="table-row">
      <style:table-row-properties fo:keep-together="auto"/>
    </style:style>
    <style:style style:name="Table0.A1" style:family="table-cell">
      <style:table-cell-properties fo:background-color="#ffffff" fo:padding="0.0382in" fo:border="0.05pt solid #000000">
        <style:background-image/>
      </style:table-cell-properties>
    </style:style>
    <style:style style:name="Table1" style:family="table">
      <style:table-properties style:width="4.3333in" table:align="center"/>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background-color="#ffffff" fo:padding="0.0382in" fo:border="0.05pt solid #000000">
        <style:background-image/>
      </style:table-cell-properties>
    </style:style>
    <style:style style:name="Table2" style:family="table">
      <style:table-properties style:width="6.1875in" table:align="center"/>
    </style:style>
    <style:style style:name="Table2.A" style:family="table-column">
      <style:table-column-properties style:column-width="0.75in"/>
    </style:style>
    <style:style style:name="Table2.B" style:family="table-column">
      <style:table-column-properties style:column-width="1.25in"/>
    </style:style>
    <style:style style:name="Table2.C" style:family="table-column">
      <style:table-column-properties style:column-width="0.5361in"/>
    </style:style>
    <style:style style:name="Table2.D" style:family="table-column">
      <style:table-column-properties style:column-width="0.7764in"/>
    </style:style>
    <style:style style:name="Table2.E" style:family="table-column">
      <style:table-column-properties style:column-width="2.875in"/>
    </style:style>
    <style:style style:name="Table2.1" style:family="table-row">
      <style:table-row-properties fo:keep-together="auto"/>
    </style:style>
    <style:style style:name="Table2.A1" style:family="table-cell">
      <style:table-cell-properties fo:background-color="#ffffff" fo:padding="0.0382in" fo:border="0.05pt solid #000000">
        <style:background-image/>
      </style:table-cell-properties>
    </style:style>
    <style:style style:name="Table3" style:family="table">
      <style:table-properties style:width="3in" fo:margin-left="1.4375in" table:align="left"/>
    </style:style>
    <style:style style:name="Table3.A" style:family="table-column">
      <style:table-column-properties style:column-width="1.6875in"/>
    </style:style>
    <style:style style:name="Table3.B" style:family="table-column">
      <style:table-column-properties style:column-width="1.3125in"/>
    </style:style>
    <style:style style:name="Table3.1" style:family="table-row">
      <style:table-row-properties fo:keep-together="auto"/>
    </style:style>
    <style:style style:name="Table3.A1" style:family="table-cell">
      <style:table-cell-properties fo:background-color="#ffffff" fo:padding="0.0382in" fo:border="0.05pt solid #000000">
        <style:background-image/>
      </style:table-cell-properties>
    </style:style>
    <style:style style:name="Table4" style:family="table">
      <style:table-properties style:width="6.1875in" table:align="center"/>
    </style:style>
    <style:style style:name="Table4.A" style:family="table-column">
      <style:table-column-properties style:column-width="0.75in"/>
    </style:style>
    <style:style style:name="Table4.B" style:family="table-column">
      <style:table-column-properties style:column-width="1.25in"/>
    </style:style>
    <style:style style:name="Table4.C" style:family="table-column">
      <style:table-column-properties style:column-width="0.5361in"/>
    </style:style>
    <style:style style:name="Table4.D" style:family="table-column">
      <style:table-column-properties style:column-width="0.7764in"/>
    </style:style>
    <style:style style:name="Table4.E" style:family="table-column">
      <style:table-column-properties style:column-width="2.875in"/>
    </style:style>
    <style:style style:name="Table4.1" style:family="table-row">
      <style:table-row-properties fo:keep-together="auto"/>
    </style:style>
    <style:style style:name="Table4.A1" style:family="table-cell">
      <style:table-cell-properties fo:background-color="#ffffff" fo:padding="0.0382in" fo:border="0.05pt solid #000000">
        <style:background-image/>
      </style:table-cell-properties>
    </style:style>
    <style:style style:name="Table5" style:family="table">
      <style:table-properties style:width="6.7889in" fo:margin-left="0.0625in" table:align="left"/>
    </style:style>
    <style:style style:name="Table5.A" style:family="table-column">
      <style:table-column-properties style:column-width="0.9597in"/>
    </style:style>
    <style:style style:name="Table5.B" style:family="table-column">
      <style:table-column-properties style:column-width="0.9375in"/>
    </style:style>
    <style:style style:name="Table5.C" style:family="table-column">
      <style:table-column-properties style:column-width="1.0625in"/>
    </style:style>
    <style:style style:name="Table5.D" style:family="table-column">
      <style:table-column-properties style:column-width="1in"/>
    </style:style>
    <style:style style:name="Table5.E" style:family="table-column">
      <style:table-column-properties style:column-width="0.7674in"/>
    </style:style>
    <style:style style:name="Table5.F" style:family="table-column">
      <style:table-column-properties style:column-width="1.0451in"/>
    </style:style>
    <style:style style:name="Table5.G" style:family="table-column">
      <style:table-column-properties style:column-width="1.0167in"/>
    </style:style>
    <style:style style:name="Table5.1" style:family="table-row">
      <style:table-row-properties fo:keep-together="auto"/>
    </style:style>
    <style:style style:name="Table5.A1" style:family="table-cell">
      <style:table-cell-properties fo:background-color="#ffffff" fo:padding="0.0382in" fo:border="0.05pt solid #000000">
        <style:background-image/>
      </style:table-cell-properties>
    </style:style>
    <style:style style:name="Table6" style:family="table">
      <style:table-properties style:width="6.1875in" table:align="center"/>
    </style:style>
    <style:style style:name="Table6.A" style:family="table-column">
      <style:table-column-properties style:column-width="0.75in"/>
    </style:style>
    <style:style style:name="Table6.B" style:family="table-column">
      <style:table-column-properties style:column-width="1.25in"/>
    </style:style>
    <style:style style:name="Table6.C" style:family="table-column">
      <style:table-column-properties style:column-width="0.5361in"/>
    </style:style>
    <style:style style:name="Table6.D" style:family="table-column">
      <style:table-column-properties style:column-width="0.7764in"/>
    </style:style>
    <style:style style:name="Table6.E" style:family="table-column">
      <style:table-column-properties style:column-width="2.875in"/>
    </style:style>
    <style:style style:name="Table6.1" style:family="table-row">
      <style:table-row-properties fo:keep-together="auto"/>
    </style:style>
    <style:style style:name="Table6.A1" style:family="table-cell">
      <style:table-cell-properties fo:background-color="#ffffff" fo:padding="0.0382in" fo:border="0.05pt solid #000000">
        <style:background-image/>
      </style:table-cell-properties>
    </style:style>
    <style:style style:name="Table7" style:family="table">
      <style:table-properties style:width="4.3125in" fo:margin-left="1in" table:align="left"/>
    </style:style>
    <style:style style:name="Table7.A" style:family="table-column">
      <style:table-column-properties style:column-width="1.5625in"/>
    </style:style>
    <style:style style:name="Table7.B" style:family="table-column">
      <style:table-column-properties style:column-width="1.375in"/>
    </style:style>
    <style:style style:name="Table7.1" style:family="table-row">
      <style:table-row-properties fo:keep-together="auto"/>
    </style:style>
    <style:style style:name="Table7.A1" style:family="table-cell">
      <style:table-cell-properties fo:background-color="#ffffff" fo:padding="0.0382in" fo:border="0.05pt solid #000000">
        <style:background-image/>
      </style:table-cell-properties>
    </style:style>
    <style:style style:name="Table8" style:family="table">
      <style:table-properties style:width="5.7201in" fo:margin-left="0in" table:align="left"/>
    </style:style>
    <style:style style:name="Table8.A" style:family="table-column">
      <style:table-column-properties style:column-width="2.8in"/>
    </style:style>
    <style:style style:name="Table8.B" style:family="table-column">
      <style:table-column-properties style:column-width="2.9201in"/>
    </style:style>
    <style:style style:name="Table8.1" style:family="table-row">
      <style:table-row-properties fo:keep-together="auto"/>
    </style:style>
    <style:style style:name="Table8.A1" style:family="table-cell">
      <style:table-cell-properties fo:background-color="#ffffff" fo:padding="0.0382in" fo:border="0.05pt solid #000000">
        <style:background-image/>
      </style:table-cell-properties>
    </style:style>
    <style:style style:name="Table9" style:family="table">
      <style:table-properties style:width="5.7701in" fo:margin-left="0in" table:align="left"/>
    </style:style>
    <style:style style:name="Table9.A" style:family="table-column">
      <style:table-column-properties style:column-width="2.8in"/>
    </style:style>
    <style:style style:name="Table9.B" style:family="table-column">
      <style:table-column-properties style:column-width="1in"/>
    </style:style>
    <style:style style:name="Table9.D" style:family="table-column">
      <style:table-column-properties style:column-width="0.9701in"/>
    </style:style>
    <style:style style:name="Table9.1" style:family="table-row">
      <style:table-row-properties fo:keep-together="auto"/>
    </style:style>
    <style:style style:name="Table9.A1" style:family="table-cell">
      <style:table-cell-properties fo:background-color="#ffffff" fo:padding="0.0382in" fo:border="0.05pt solid #000000">
        <style:background-image/>
      </style:table-cell-properties>
    </style:style>
    <style:style style:name="P1" style:family="paragraph" style:parent-style-name="Standard">
      <style:paragraph-properties fo:margin-left="0in" fo:margin-right="0in" fo:margin-top="0in" fo:margin-bottom="0in" fo:line-height="100%" fo:text-align="end" style:justify-single-word="false" fo:text-indent="0in" style:auto-text-indent="false"/>
    </style:style>
    <style:style style:name="P2" style:family="paragraph" style:parent-style-name="Standard">
      <style:paragraph-properties fo:margin-left="0in" fo:margin-right="0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3" style:family="paragraph" style:parent-style-name="Standard">
      <style:paragraph-properties fo:margin-left="0in" fo:margin-right="0in" fo:margin-top="0in" fo:margin-bottom="0in" fo:line-height="100%" fo:text-align="start" style:justify-single-word="false" fo:text-indent="0in" style:auto-text-indent="false"/>
    </style:style>
    <style:style style:name="P4"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5"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6"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7" style:family="paragraph" style:parent-style-name="Standard">
      <style:paragraph-properties fo:margin-left="0in" fo:margin-right="0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8" style:family="paragraph" style:parent-style-name="Standard">
      <style:paragraph-properties fo:margin-left="0in" fo:margin-right="0in" fo:margin-top="0in" fo:margin-bottom="0in" fo:line-height="100%" fo:text-align="center" style:justify-single-word="false" fo:text-indent="0in" style:auto-text-indent="false"/>
    </style:style>
    <style:style style:name="P9"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0"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1" style:family="paragraph" style:parent-style-name="Standard">
      <style:paragraph-properties fo:margin-left="0in" fo:margin-right="0in" fo:margin-top="0in" fo:margin-bottom="0in" fo:line-height="100%" fo:text-align="center" style:justify-single-word="false" fo:text-indent="0in" style:auto-text-indent="false"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2" style:family="paragraph" style:parent-style-name="Standard">
      <style:paragraph-properties fo:margin-left="0.25in" fo:margin-right="0in" fo:margin-top="0in" fo:margin-bottom="0in" fo:line-height="100%" fo:text-align="start" style:justify-single-word="false" fo:text-indent="0in" style:auto-text-indent="false" fo:break-before="page">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style>
    <style:style style:name="P13" style:family="paragraph" style:parent-style-name="Standard">
      <style:paragraph-properties fo:margin-left="0.25in" fo:margin-right="0in" fo:margin-top="0in" fo:margin-bottom="0in" fo:line-height="100%" fo:text-align="start" style:justify-single-word="false" fo:text-indent="0in" style:auto-text-indent="false">
        <style:tab-stops>
          <style:tab-stop style:position="0in"/>
          <style:tab-stop style:position="0.75in"/>
          <style:tab-stop style:position="1.4374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style>
    <style:style style:name="P14" style:family="paragraph" style:parent-style-name="Standard">
      <style:paragraph-properties fo:margin-left="0.25in" fo:margin-right="0in" fo:margin-top="0in" fo:margin-bottom="0in" fo:line-height="100%" fo:text-align="start" style:justify-single-word="false" fo:text-indent="0in" style:auto-text-indent="false">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style>
    <style:style style:name="P15" style:family="paragraph" style:parent-style-name="Standard">
      <style:paragraph-properties fo:margin-left="1in" fo:margin-right="0in" fo:margin-top="0in" fo:margin-bottom="0in" fo:line-height="100%" fo:text-align="start" style:justify-single-word="false" fo:text-indent="0in" style:auto-text-indent="false">
        <style:tab-stops>
          <style:tab-stop style:position="0in"/>
          <style:tab-stop style:position="0.6874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s>
      </style:paragraph-properties>
    </style:style>
    <style:style style:name="P16" style:family="paragraph" style:parent-style-name="Standard">
      <style:paragraph-properties fo:margin-left="0in" fo:margin-right="0in" fo:margin-top="0in" fo:margin-bottom="0in" fo:line-height="100%" fo:text-align="start" style:justify-single-word="false" fo:text-indent="1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7" style:family="paragraph" style:parent-style-name="Table_20_Contents">
      <style:paragraph-properties fo:margin-top="0in" fo:margin-bottom="0in" fo:line-height="100%" fo:text-align="start" style:justify-single-word="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8" style:family="paragraph" style:parent-style-name="Table_20_Contents">
      <style:paragraph-properties fo:margin-top="0in" fo:margin-bottom="0in" fo:line-height="100%"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19" style:family="paragraph" style:parent-style-name="Table_20_Contents">
      <style:paragraph-properties fo:margin-top="0in" fo:margin-bottom="0in" fo:line-height="100%" fo:text-align="center"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0" style:family="paragraph" style:parent-style-name="Standard">
      <style:paragraph-properties fo:margin-left="0in" fo:margin-right="0in" fo:margin-top="0in" fo:margin-bottom="0in" fo:line-height="100%" fo:text-align="start" style:justify-single-word="false" fo:text-indent="0.25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1" style:family="paragraph" style:parent-style-name="Standard">
      <style:paragraph-properties fo:margin-left="0in" fo:margin-right="0.5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2" style:family="paragraph" style:parent-style-name="Standard">
      <style:paragraph-properties fo:margin-left="0in" fo:margin-right="0.5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3" style:family="paragraph" style:parent-style-name="Standard">
      <style:paragraph-properties fo:margin-left="0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4" style:family="paragraph" style:parent-style-name="Standard">
      <style:paragraph-properties fo:margin-left="0.5in" fo:margin-right="0in" fo:margin-top="0in" fo:margin-bottom="0in" fo:line-height="100%" fo:text-align="start" style:justify-single-word="false" fo:text-indent="0in" style:auto-text-indent="false"/>
    </style:style>
    <style:style style:name="P25" style:family="paragraph" style:parent-style-name="Standard">
      <style:paragraph-properties fo:margin-left="0.5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style>
    <style:style style:name="P26" style:family="paragraph" style:parent-style-name="Standard">
      <style:paragraph-properties fo:margin-left="0.5in" fo:margin-right="0in" fo:margin-top="0in" fo:margin-bottom="0in"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style>
    <style:style style:name="P27" style:family="paragraph" style:parent-style-name="Standard">
      <style:paragraph-properties fo:margin-left="0.4201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8" style:family="paragraph" style:parent-style-name="Standard">
      <style:paragraph-properties fo:margin-left="0.5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style>
    <style:style style:name="P29" style:family="paragraph" style:parent-style-name="Standard">
      <style:paragraph-properties fo:margin-left="0in" fo:margin-right="0.6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30" style:family="paragraph" style:parent-style-name="Standard">
      <style:paragraph-properties fo:margin-left="0in" fo:margin-right="0in" fo:margin-top="0in" fo:margin-bottom="0in" fo:line-height="100%" fo:text-align="start" style:justify-single-word="false" fo:text-indent="4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31" style:family="paragraph" style:parent-style-name="Standard">
      <style:paragraph-properties fo:margin-left="0in" fo:margin-right="0in" fo:margin-top="0in" fo:margin-bottom="0in" fo:line-height="100%" fo:text-align="start" style:justify-single-word="false" fo:text-indent="3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32" style:family="paragraph" style:parent-style-name="Standard">
      <style:paragraph-properties fo:margin-left="0.5in" fo:margin-right="0.5in" fo:margin-top="0in" fo:margin-bottom="0in" fo:line-height="100%" fo:text-align="start" style:justify-single-word="false" fo:text-indent="-0.5in" style:auto-text-indent="false"/>
    </style:style>
    <style:style style:name="P33" style:family="paragraph" style:parent-style-name="Standard">
      <style:paragraph-properties fo:margin-left="1in" fo:margin-right="0.5in" fo:margin-top="0in" fo:margin-bottom="0in" fo:line-height="100%" fo:text-align="start" style:justify-single-word="false" fo:text-indent="-0.5in" style:auto-text-indent="false"/>
    </style:style>
    <style:style style:name="P34" style:family="paragraph" style:parent-style-name="Standard">
      <style:paragraph-properties fo:margin-left="0in" fo:margin-right="0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35" style:family="paragraph" style:parent-style-name="Standard">
      <style:paragraph-properties fo:margin-left="0in" fo:margin-right="0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36"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G Times" fo:font-size="11pt" fo:font-weight="bold" style:font-name-asian="CG Times" style:font-size-asian="11pt" style:font-weight-asian="bold" style:font-name-complex="CG Times" style:font-size-complex="11pt" style:font-weight-complex="bold"/>
    </style:style>
    <style:style style:name="P37"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38"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39"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40" style:family="paragraph" style:parent-style-name="Standard">
      <style:paragraph-properties fo:margin-left="0in" fo:margin-right="0in" fo:margin-top="0in" fo:margin-bottom="0in" fo:line-height="100%" fo:text-align="center" style:justify-single-word="false" fo:text-indent="0in" style:auto-text-indent="false"/>
      <style:text-properties fo:color="#000000" style:font-name="CG Times" fo:font-size="11pt" fo:font-weight="bold" style:font-name-asian="CG Times" style:font-size-asian="11pt" style:font-weight-asian="bold" style:font-name-complex="CG Times" style:font-size-complex="11pt" style:font-weight-complex="bold"/>
    </style:style>
    <style:style style:name="P41"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G Times" fo:font-size="11pt" style:font-name-asian="CG Times" style:font-size-asian="11pt" style:font-name-complex="CG Times" style:font-size-complex="11pt"/>
    </style:style>
    <style:style style:name="P42"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43"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44"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45" style:family="paragraph" style:parent-style-name="Standard">
      <style:paragraph-properties fo:margin-left="0in" fo:margin-right="0in" fo:margin-top="0in" fo:margin-bottom="0in" fo:line-height="100%" fo:text-align="center" style:justify-single-word="false" fo:text-indent="0in" style:auto-text-indent="false"/>
      <style:text-properties fo:color="#000000" style:font-name="CG Times" fo:font-size="11pt" style:font-name-asian="CG Times" style:font-size-asian="11pt" style:font-name-complex="CG Times" style:font-size-complex="11pt"/>
    </style:style>
    <style:style style:name="P46" style:family="paragraph" style:parent-style-name="Standard">
      <style:paragraph-properties fo:margin-left="0in" fo:margin-right="0in" fo:margin-top="0in" fo:margin-bottom="0in" fo:line-height="100%" fo:text-align="end" style:justify-single-word="false" fo:text-indent="0in" style:auto-text-indent="false"/>
      <style:text-properties fo:color="#000000" style:font-name="CG Times" fo:font-size="11pt" style:font-name-asian="CG Times" style:font-size-asian="11pt" style:font-name-complex="CG Times" style:font-size-complex="11pt"/>
    </style:style>
    <style:style style:name="P47"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text-underline-style="solid" style:text-underline-width="auto" style:text-underline-color="font-color" fo:font-weight="bold" style:font-name-asian="CG Times" style:font-size-asian="11pt" style:font-weight-asian="bold" style:font-name-complex="CG Times" style:font-size-complex="11pt" style:font-weight-complex="bold"/>
    </style:style>
    <style:style style:name="P48" style:family="paragraph" style:parent-style-name="Standard">
      <style:paragraph-properties fo:margin-left="0in" fo:margin-right="0in" fo:margin-top="0in" fo:margin-bottom="0in" fo:line-height="100%" fo:text-align="center" style:justify-single-word="false" fo:text-indent="0in" style:auto-text-indent="false"/>
      <style:text-properties fo:color="#000000" style:font-name="CG Times" fo:font-size="13.1999998092651pt" fo:font-weight="bold" style:font-name-asian="CG Times" style:font-size-asian="13.1999998092651pt" style:font-weight-asian="bold" style:font-name-complex="CG Times" style:font-size-complex="13.1999998092651pt" style:font-weight-complex="bold"/>
    </style:style>
    <style:style style:name="P49" style:family="paragraph" style:parent-style-name="Standard">
      <style:paragraph-properties fo:margin-left="0in" fo:margin-right="0in" fo:margin-top="0in" fo:margin-bottom="0in" fo:line-height="100%" fo:text-align="start" style:justify-single-word="false" fo:text-indent="0in" style:auto-text-indent="false"/>
      <style:text-properties fo:color="#000000" style:font-name="CG Times" fo:font-size="13.1999998092651pt" fo:font-weight="bold" style:font-name-asian="CG Times" style:font-size-asian="13.1999998092651pt" style:font-weight-asian="bold" style:font-name-complex="CG Times" style:font-size-complex="13.1999998092651pt" style:font-weight-complex="bold"/>
    </style:style>
    <style:style style:name="P5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2pt" style:font-name-asian="CG Times" style:font-size-asian="12pt" style:font-name-complex="CG Times" style:font-size-complex="12pt"/>
    </style:style>
    <style:style style:name="P5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2pt" style:font-name-asian="CG Times" style:font-size-asian="12pt" style:font-name-complex="CG Times" style:font-size-complex="12pt"/>
    </style:style>
    <style:style style:name="P52"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2pt" fo:font-weight="bold" style:font-name-asian="CG Times" style:font-size-asian="12pt" style:font-weight-asian="bold" style:font-name-complex="CG Times" style:font-size-complex="12pt" style:font-weight-complex="bold"/>
    </style:style>
    <style:style style:name="P53"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Times New Roman" fo:font-size="10pt" style:font-name-asian="Times New Roman" style:font-size-asian="10pt" style:font-name-complex="Times New Roman" style:font-size-complex="10pt"/>
    </style:style>
    <style:style style:name="P54"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Times New Roman" fo:font-size="10pt" fo:font-weight="bold" style:font-name-asian="Times New Roman" style:font-size-asian="10pt" style:font-weight-asian="bold" style:font-name-complex="Times New Roman" style:font-size-complex="10pt" style:font-weight-complex="bold"/>
    </style:style>
    <style:style style:name="P55" style:family="paragraph" style:parent-style-name="Standard" style:master-page-name="Page_20_Style_20_1">
      <style:paragraph-properties fo:margin-left="0in" fo:margin-right="0in" fo:margin-top="0in" fo:margin-bottom="0in" fo:line-height="100%" fo:text-align="start" style:justify-single-word="false" fo:text-indent="0in" style:auto-text-indent="false" style:page-number="auto"/>
      <style:text-properties fo:color="#000000" style:font-name="CG Times" fo:font-size="11pt" fo:font-weight="bold" style:font-name-asian="CG Times" style:font-size-asian="11pt" style:font-weight-asian="bold" style:font-name-complex="CG Times" style:font-size-complex="11pt" style:font-weight-complex="bold"/>
    </style:style>
    <style:style style:name="P56"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text-underline-style="solid" style:text-underline-width="auto" style:text-underline-color="font-color" style:font-name-asian="CG Times" style:font-size-asian="11pt" style:font-name-complex="CG Times" style:font-size-complex="11pt"/>
    </style:style>
    <style:style style:name="P57"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text-underline-style="solid" style:text-underline-width="auto" style:text-underline-color="font-color" fo:font-weight="bold" style:font-name-asian="CG Times" style:font-size-asian="11pt" style:font-weight-asian="bold" style:font-name-complex="CG Times" style:font-size-complex="11pt" style:font-weight-complex="bold"/>
    </style:style>
    <style:style style:name="P58"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59"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2pt" fo:font-weight="bold" style:font-name-asian="CG Times" style:font-size-asian="12pt" style:font-weight-asian="bold" style:font-name-complex="CG Times" style:font-size-complex="12pt" style:font-weight-complex="bold"/>
    </style:style>
    <style:style style:name="P60" style:family="paragraph" style:parent-style-name="Standard">
      <style:paragraph-properties fo:margin-left="0in" fo:margin-right="0in" fo:margin-top="0in" fo:margin-bottom="0in" fo:line-height="100%" fo:text-align="start" style:justify-single-word="false" fo:text-indent="0in" style:auto-text-indent="false"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Times New Roman" fo:font-size="10pt" style:font-name-asian="Times New Roman" style:font-size-asian="10pt" style:font-name-complex="Times New Roman" style:font-size-complex="10pt"/>
    </style:style>
    <style:style style:name="P61" style:family="paragraph" style:parent-style-name="Standard" style:master-page-name="Page_20_Style_20_3">
      <style:paragraph-properties fo:margin-left="0in" fo:margin-right="0in" fo:margin-top="0in" fo:margin-bottom="0in" fo:line-height="100%" fo:text-align="start" style:justify-single-word="false" fo:text-indent="0in" style:auto-text-indent="false" style:page-number="auto"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62" style:family="paragraph" style:parent-style-name="Standard" style:master-page-name="Page_20_Style_20_4">
      <style:paragraph-properties fo:margin-left="0in" fo:margin-right="0in" fo:margin-top="0in" fo:margin-bottom="0in" fo:line-height="100%" fo:text-align="center" style:justify-single-word="false" fo:text-indent="0in" style:auto-text-indent="false" style:page-number="auto" fo:break-before="pag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63" style:family="paragraph" style:parent-style-name="Standard" style:master-page-name="Page_20_Style_20_5">
      <style:paragraph-properties fo:margin-left="0in" fo:margin-right="0in" fo:margin-top="0in" fo:margin-bottom="0in" fo:line-height="100%" fo:text-align="start" style:justify-single-word="false" fo:text-indent="0in" style:auto-text-indent="false" style:page-number="auto"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64" style:family="paragraph" style:parent-style-name="Standard" style:master-page-name="Page_20_Style_20_6">
      <style:paragraph-properties fo:margin-left="0in" fo:margin-right="0in" fo:margin-top="0in" fo:margin-bottom="0in" fo:line-height="100%" fo:text-align="start" style:justify-single-word="false" fo:text-indent="0in" style:auto-text-indent="false" style:page-number="auto"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2pt" fo:font-weight="bold" style:font-name-asian="CG Times" style:font-size-asian="12pt" style:font-weight-asian="bold" style:font-name-complex="CG Times" style:font-size-complex="12pt" style:font-weight-complex="bold"/>
    </style:style>
    <style:style style:name="P65" style:family="paragraph" style:parent-style-name="Standard">
      <style:paragraph-properties fo:margin-left="0in" fo:margin-right="0.5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66" style:family="paragraph" style:parent-style-name="Standard">
      <style:paragraph-properties fo:margin-left="0in" fo:margin-right="0.5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67" style:family="paragraph" style:parent-style-name="Standard">
      <style:paragraph-properties fo:margin-left="0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68" style:family="paragraph" style:parent-style-name="Standard">
      <style:paragraph-properties fo:margin-left="0in" fo:margin-right="0.6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69" style:family="paragraph" style:parent-style-name="Standard">
      <style:paragraph-properties fo:margin-left="0.5in" fo:margin-right="0in" fo:margin-top="0in" fo:margin-bottom="0in" fo:line-height="100%" fo:text-align="start" style:justify-single-word="false" fo:text-indent="0in" style:auto-text-indent="false"/>
      <style:text-properties fo:color="#000000" style:font-name="CG Times" fo:font-size="11pt" style:font-name-asian="CG Times" style:font-size-asian="11pt" style:font-name-complex="CG Times" style:font-size-complex="11pt"/>
    </style:style>
    <style:style style:name="P70" style:family="paragraph" style:parent-style-name="Standard">
      <style:paragraph-properties fo:margin-left="0.5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text-properties fo:color="#000000" style:font-name="CG Times" fo:font-size="11pt" style:font-name-asian="CG Times" style:font-size-asian="11pt" style:font-name-complex="CG Times" style:font-size-complex="11pt"/>
    </style:style>
    <style:style style:name="P71" style:family="paragraph" style:parent-style-name="Standard">
      <style:paragraph-properties fo:margin-left="0.5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text-properties fo:color="#000000" style:font-name="CG Times" fo:font-size="12pt" style:font-name-asian="CG Times" style:font-size-asian="12pt" style:font-name-complex="CG Times" style:font-size-complex="12pt"/>
    </style:style>
    <style:style style:name="P72" style:family="paragraph" style:parent-style-name="Standard">
      <style:paragraph-properties fo:margin-left="0.5in" fo:margin-right="0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text-properties fo:color="#000000" style:font-name="CG Times" fo:font-size="12pt" fo:font-style="italic" style:font-name-asian="CG Times" style:font-size-asian="12pt" style:font-style-asian="italic" style:font-name-complex="CG Times" style:font-size-complex="12pt" style:font-style-complex="italic"/>
    </style:style>
    <style:style style:name="P73" style:family="paragraph" style:parent-style-name="Standard" style:master-page-name="Page_20_Style_20_7">
      <style:paragraph-properties fo:margin-left="0.5in" fo:margin-right="0in" fo:margin-top="0in" fo:margin-bottom="0in" fo:line-height="100%" fo:text-align="start" style:justify-single-word="false" fo:text-indent="0in" style:auto-text-indent="false" style:page-number="auto" fo:break-before="pag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text-properties fo:color="#000000" style:font-name="CG Times" fo:font-size="12pt" style:font-name-asian="CG Times" style:font-size-asian="12pt" style:font-name-complex="CG Times" style:font-size-complex="12pt"/>
    </style:style>
    <style:style style:name="P74" style:family="paragraph" style:parent-style-name="Standard">
      <style:paragraph-properties fo:margin-left="0.5in" fo:margin-right="0.5in" fo:margin-top="0in" fo:margin-bottom="0in" fo:line-height="100%" fo:text-align="start" style:justify-single-word="false" fo:text-indent="-0.5in" style:auto-text-indent="false"/>
      <style:text-properties fo:color="#000000" style:font-name="CG Times" fo:font-size="11pt" style:font-name-asian="CG Times" style:font-size-asian="11pt" style:font-name-complex="CG Times" style:font-size-complex="11pt"/>
    </style:style>
    <style:style style:name="P75" style:family="paragraph" style:parent-style-name="Standard">
      <style:paragraph-properties fo:margin-left="1in" fo:margin-right="0.5in" fo:margin-top="0in" fo:margin-bottom="0in" fo:line-height="100%" fo:text-align="start" style:justify-single-word="false" fo:text-indent="-0.5in" style:auto-text-indent="false"/>
      <style:text-properties fo:color="#000000" style:font-name="CG Times" fo:font-size="11pt" style:font-name-asian="CG Times" style:font-size-asian="11pt" style:font-name-complex="CG Times" style:font-size-complex="11pt"/>
    </style:style>
    <style:style style:name="P76" style:family="paragraph" style:parent-style-name="Standard">
      <style:paragraph-properties fo:margin-left="0.25in" fo:margin-right="0in" fo:margin-top="0in" fo:margin-bottom="0in" fo:line-height="100%" fo:text-align="start" style:justify-single-word="false" fo:text-indent="0in" style:auto-text-indent="false">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text-properties fo:color="#000000" style:font-name="CG Times" fo:font-size="11pt" style:font-name-asian="CG Times" style:font-size-asian="11pt" style:font-name-complex="CG Times" style:font-size-complex="11pt"/>
    </style:style>
    <style:style style:name="P77" style:family="paragraph" style:parent-style-name="Standard">
      <style:paragraph-properties fo:margin-left="0.25in" fo:margin-right="0in" fo:margin-top="0in" fo:margin-bottom="0in" fo:line-height="100%" fo:text-align="start" style:justify-single-word="false" fo:text-indent="0in" style:auto-text-indent="false">
        <style:tab-stops>
          <style:tab-stop style:position="0in"/>
          <style:tab-stop style:position="0.75in"/>
          <style:tab-stop style:position="1.4374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text-properties fo:color="#000000" style:font-name="CG Times" fo:font-size="11pt" style:font-name-asian="CG Times" style:font-size-asian="11pt" style:font-name-complex="CG Times" style:font-size-complex="11pt"/>
    </style:style>
    <style:style style:name="P78" style:family="paragraph" style:parent-style-name="Standard">
      <style:paragraph-properties fo:margin-left="0.25in" fo:margin-right="0in" fo:margin-top="0in" fo:margin-bottom="0in" fo:line-height="100%" fo:text-align="start" style:justify-single-word="false" fo:text-indent="0in" style:auto-text-indent="false">
        <style:tab-stops>
          <style:tab-stop style:position="0in"/>
          <style:tab-stop style:position="0.75in"/>
          <style:tab-stop style:position="1.4374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text-properties fo:color="#000000" style:font-name="CG Times" fo:font-size="11pt" style:text-underline-style="solid" style:text-underline-width="auto" style:text-underline-color="font-color" style:font-name-asian="CG Times" style:font-size-asian="11pt" style:font-name-complex="CG Times" style:font-size-complex="11pt"/>
    </style:style>
    <style:style style:name="P79" style:family="paragraph" style:parent-style-name="Standard" style:master-page-name="Page_20_Style_20_2">
      <style:paragraph-properties fo:margin-left="0.25in" fo:margin-right="0in" fo:margin-top="0in" fo:margin-bottom="0in" fo:line-height="100%" fo:text-align="start" style:justify-single-word="false" fo:text-indent="0in" style:auto-text-indent="false" style:page-number="auto" fo:break-before="page">
        <style:tab-stops>
          <style:tab-stop style:position="0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 style:position="10.25in"/>
          <style:tab-stop style:position="10.75in"/>
          <style:tab-stop style:position="11.25in"/>
          <style:tab-stop style:position="11.75in"/>
          <style:tab-stop style:position="12.25in"/>
          <style:tab-stop style:position="12.75in"/>
        </style:tab-stops>
      </style:paragraph-properties>
      <style:text-properties fo:color="#000000" style:font-name="CG Times" fo:font-size="11pt" style:font-name-asian="CG Times" style:font-size-asian="11pt" style:font-name-complex="CG Times" style:font-size-complex="11pt"/>
    </style:style>
    <style:style style:name="P80" style:family="paragraph" style:parent-style-name="Standard">
      <style:paragraph-properties fo:margin-left="1in" fo:margin-right="0in" fo:margin-top="0in" fo:margin-bottom="0in" fo:line-height="100%" fo:text-align="start" style:justify-single-word="false" fo:text-indent="0in" style:auto-text-indent="false">
        <style:tab-stops>
          <style:tab-stop style:position="0in"/>
          <style:tab-stop style:position="0.6874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s>
      </style:paragraph-properties>
      <style:text-properties fo:color="#000000" style:font-name="CG Times" fo:font-size="11pt" style:font-name-asian="CG Times" style:font-size-asian="11pt" style:font-name-complex="CG Times" style:font-size-complex="11pt"/>
    </style:style>
    <style:style style:name="P81" style:family="paragraph" style:parent-style-name="Standard">
      <style:paragraph-properties fo:margin-left="0in" fo:margin-right="0in" fo:margin-top="0in" fo:margin-bottom="0in" fo:line-height="100%" fo:text-align="start" style:justify-single-word="false" fo:text-indent="1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82" style:family="paragraph" style:parent-style-name="Standard">
      <style:paragraph-properties fo:margin-left="0in" fo:margin-right="0in" fo:margin-top="0in" fo:margin-bottom="0in" fo:line-height="100%" fo:text-align="start" style:justify-single-word="false" fo:text-indent="1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P83" style:family="paragraph" style:parent-style-name="Standard">
      <style:paragraph-properties fo:margin-left="0in" fo:margin-right="0in" fo:margin-top="0in" fo:margin-bottom="0in" fo:line-height="100%" fo:text-align="start" style:justify-single-word="false" fo:text-indent="0.25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7pt" fo:font-weight="bold" style:font-name-asian="CG Times" style:font-size-asian="7pt" style:font-weight-asian="bold" style:font-name-complex="CG Times" style:font-size-complex="7pt" style:font-weight-complex="bold"/>
    </style:style>
    <style:style style:name="P84" style:family="paragraph" style:parent-style-name="Standard">
      <style:paragraph-properties fo:margin-left="0in" fo:margin-right="0in" fo:margin-top="0in" fo:margin-bottom="0in" fo:line-height="100%" fo:text-align="start" style:justify-single-word="false" fo:text-indent="0.25in" style:auto-text-indent="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85" style:family="paragraph" style:parent-style-name="Standard">
      <style:paragraph-properties fo:margin-left="0.4201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86" style:family="paragraph" style:parent-style-name="Standard">
      <style:paragraph-properties fo:margin-left="0.5in" fo:margin-right="0.5in" fo:margin-top="0in" fo:margin-bottom="0in" fo:line-height="100%" fo:text-align="start" style:justify-single-word="false" fo:text-indent="0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s>
      </style:paragraph-properties>
      <style:text-properties fo:color="#000000" style:font-name="CG Times" fo:font-size="11pt" style:font-name-asian="CG Times" style:font-size-asian="11pt" style:font-name-complex="CG Times" style:font-size-complex="11pt"/>
    </style:style>
    <style:style style:name="P87" style:family="paragraph" style:parent-style-name="Standard">
      <style:paragraph-properties fo:margin-left="0in" fo:margin-right="0in" fo:margin-top="0in" fo:margin-bottom="0in" fo:line-height="100%" fo:text-align="start" style:justify-single-word="false" fo:text-indent="4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Times New Roman" fo:font-size="10pt" style:font-name-asian="Times New Roman" style:font-size-asian="10pt" style:font-name-complex="Times New Roman" style:font-size-complex="10pt"/>
    </style:style>
    <style:style style:name="P88" style:family="paragraph" style:parent-style-name="Standard">
      <style:paragraph-properties fo:margin-left="0in" fo:margin-right="0in" fo:margin-top="0in" fo:margin-bottom="0in" fo:line-height="100%" fo:text-align="start" style:justify-single-word="false" fo:text-indent="3in" style:auto-text-indent="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Times New Roman" fo:font-size="10pt" style:font-name-asian="Times New Roman" style:font-size-asian="10pt" style:font-name-complex="Times New Roman" style:font-size-complex="10pt"/>
    </style:style>
    <style:style style:name="P89" style:family="paragraph" style:parent-style-name="Table_20_Contents">
      <style:paragraph-properties fo:margin-top="0in" fo:margin-bottom="0in" fo:line-height="100%" fo:text-align="start" style:justify-single-word="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9pt" fo:font-weight="bold" style:font-name-asian="CG Times" style:font-size-asian="9pt" style:font-weight-asian="bold" style:font-name-complex="CG Times" style:font-size-complex="9pt" style:font-weight-complex="bold"/>
    </style:style>
    <style:style style:name="P90" style:family="paragraph" style:parent-style-name="Table_20_Contents">
      <style:paragraph-properties fo:margin-top="0in" fo:margin-bottom="0in" fo:line-height="100%" fo:text-align="start" style:justify-single-word="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9pt" style:font-name-asian="CG Times" style:font-size-asian="9pt" style:font-name-complex="CG Times" style:font-size-complex="9pt"/>
    </style:style>
    <style:style style:name="P91" style:family="paragraph" style:parent-style-name="Table_20_Contents">
      <style:paragraph-properties fo:margin-top="0in" fo:margin-bottom="0in" fo:line-height="100%" fo:text-align="start" style:justify-single-word="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7pt" style:font-name-asian="CG Times" style:font-size-asian="7pt" style:font-name-complex="CG Times" style:font-size-complex="7pt"/>
    </style:style>
    <style:style style:name="P92" style:family="paragraph" style:parent-style-name="Table_20_Contents">
      <style:paragraph-properties fo:margin-top="0in" fo:margin-bottom="0in" fo:line-height="100%" fo:text-align="start" style:justify-single-word="false">
        <style:tab-stops>
          <style:tab-stop style:position="0in"/>
          <style:tab-stop style:position="0.25in"/>
          <style:tab-stop style:position="1in"/>
          <style:tab-stop style:position="1.6874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7pt" fo:font-weight="bold" style:font-name-asian="CG Times" style:font-size-asian="7pt" style:font-weight-asian="bold" style:font-name-complex="CG Times" style:font-size-complex="7pt" style:font-weight-complex="bold"/>
    </style:style>
    <style:style style:name="P93" style:family="paragraph" style:parent-style-name="Table_20_Contents">
      <style:paragraph-properties fo:margin-top="0in" fo:margin-bottom="0in" fo:line-height="100%" fo:text-align="center"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P94" style:family="paragraph" style:parent-style-name="Table_20_Contents">
      <style:paragraph-properties fo:margin-top="0in" fo:margin-bottom="0in" fo:line-height="100%" fo:text-align="start"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style:font-name-asian="CG Times" style:font-size-asian="11pt" style:font-name-complex="CG Times" style:font-size-complex="11pt"/>
    </style:style>
    <style:style style:name="T1" style:family="text">
      <style:text-properties fo:color="#000000" style:font-name="CG Times" fo:font-size="11pt" fo:font-weight="bold" style:font-name-asian="CG Times" style:font-size-asian="11pt" style:font-weight-asian="bold" style:font-name-complex="CG Times" style:font-size-complex="11pt" style:font-weight-complex="bold"/>
    </style:style>
    <style:style style:name="T2" style:family="text">
      <style:text-properties fo:color="#000000" style:font-name="CG Times" fo:font-size="11pt" style:text-underline-style="solid" style:text-underline-width="auto" style:text-underline-color="font-color" fo:font-weight="bold" style:font-name-asian="CG Times" style:font-size-asian="11pt" style:font-weight-asian="bold" style:font-name-complex="CG Times" style:font-size-complex="11pt" style:font-weight-complex="bold"/>
    </style:style>
    <style:style style:name="T3" style:family="text">
      <style:text-properties fo:color="#000000" style:font-name="CG Times" fo:font-size="11pt" style:text-underline-style="solid" style:text-underline-width="auto" style:text-underline-color="font-color" style:font-name-asian="CG Times" style:font-size-asian="11pt" style:font-name-complex="CG Times" style:font-size-complex="11pt"/>
    </style:style>
    <style:style style:name="T4" style:family="text">
      <style:text-properties fo:color="#000000" style:font-name="CG Times" fo:font-size="11pt" style:font-name-asian="CG Times" style:font-size-asian="11pt" style:font-name-complex="CG Times" style:font-size-complex="11pt"/>
    </style:style>
    <style:style style:name="T5" style:family="text">
      <style:text-properties fo:color="#000000" style:font-name="CG Times" fo:font-size="11pt" fo:font-style="italic" style:font-name-asian="CG Times" style:font-size-asian="11pt" style:font-style-asian="italic" style:font-name-complex="CG Times" style:font-size-complex="11pt" style:font-style-complex="italic"/>
    </style:style>
    <style:style style:name="T6" style:family="text">
      <style:text-properties fo:color="#000000" style:font-name="CG Times" fo:font-size="13.1999998092651pt" fo:font-weight="bold" style:font-name-asian="CG Times" style:font-size-asian="13.1999998092651pt" style:font-weight-asian="bold" style:font-name-complex="CG Times" style:font-size-complex="13.1999998092651pt" style:font-weight-complex="bold"/>
    </style:style>
    <style:style style:name="T7" style:family="text">
      <style:text-properties fo:color="#000000" style:font-name="CG Times" fo:font-size="7pt" style:font-name-asian="CG Times" style:font-size-asian="7pt" style:font-name-complex="CG Times" style:font-size-complex="7pt"/>
    </style:style>
    <style:style style:name="T8" style:family="text">
      <style:text-properties fo:color="#000000" style:font-name="CG Times" fo:font-size="7pt" fo:font-weight="bold" style:font-name-asian="CG Times" style:font-size-asian="7pt" style:font-weight-asian="bold" style:font-name-complex="CG Times" style:font-size-complex="7pt" style:font-weight-complex="bold"/>
    </style:style>
    <style:style style:name="T9" style:family="text">
      <style:text-properties fo:color="#000000" style:font-name="CG Times" fo:font-size="12pt" fo:font-weight="bold" style:font-name-asian="CG Times" style:font-size-asian="12pt" style:font-weight-asian="bold" style:font-name-complex="CG Times" style:font-size-complex="12pt" style:font-weight-complex="bold"/>
    </style:style>
    <style:style style:name="T10" style:family="text">
      <style:text-properties fo:color="#000000" style:font-name="CG Times" fo:font-size="12pt" fo:font-style="italic" style:font-name-asian="CG Times" style:font-size-asian="12pt" style:font-style-asian="italic" style:font-name-complex="CG Times" style:font-size-complex="12pt" style:font-style-complex="italic"/>
    </style:style>
    <style:style style:name="T11" style:family="text">
      <style:text-properties fo:color="#000000" style:font-name="CG Times" fo:font-size="12pt" style:text-underline-style="solid" style:text-underline-width="auto" style:text-underline-color="font-color" fo:font-weight="bold" style:font-name-asian="CG Times" style:font-size-asian="12pt" style:font-weight-asian="bold" style:font-name-complex="CG Times" style:font-size-complex="12pt" style:font-weight-complex="bold"/>
    </style:style>
    <style:style style:name="T12" style:family="text">
      <style:text-properties fo:color="#000000" style:font-name="CG Times" fo:font-size="12pt" style:font-name-asian="CG Times" style:font-size-asian="12pt" style:font-name-complex="CG Times" style:font-size-complex="12pt"/>
    </style:style>
    <style:style style:name="T13" style:family="text">
      <style:text-properties fo:color="#000000" style:font-name="CG Times" fo:font-size="9pt" fo:font-weight="bold" style:font-name-asian="CG Times" style:font-size-asian="9pt" style:font-weight-asian="bold" style:font-name-complex="CG Times" style:font-size-complex="9pt" style:font-weight-complex="bold"/>
    </style:style>
    <style:style style:name="T14" style:family="text">
      <style:text-properties fo:color="#000000" style:font-name="CG Times" fo:font-size="9pt" style:font-name-asian="CG Times" style:font-size-asian="9pt" style:font-name-complex="CG Times" style:font-size-complex="9pt"/>
    </style:style>
    <style:style style:name="T15" style:family="text">
      <style:text-properties fo:color="#000000" style:font-name="Times New Roman" fo:font-size="10pt" style:font-name-asian="Times New Roman" style:font-size-asian="10pt" style:font-name-complex="Times New Roman" style:font-size-complex="10pt"/>
    </style:style>
    <style:style style:name="T16" style:family="text">
      <style:text-properties fo:color="#000000" style:font-name="Times New Roman" fo:font-size="10pt" fo:font-weight="bold" style:font-name-asian="Times New Roman" style:font-size-asian="10pt" style:font-weight-asian="bold" style:font-name-complex="Times New Roman" style:font-size-complex="1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LA VERSION FRANCAISE SUIVRA PROCHAINEMENT</text:p>
      <text:p text:style-name="P36"/>
      <text:p text:style-name="P36"/>
      <text:p text:style-name="P36"/>
      <text:p text:style-name="P36"/>
      <text:p text:style-name="P36"/>
      <text:p text:style-name="P48">DGRB/DGSE</text:p>
      <text:p text:style-name="P49"/>
      <text:p text:style-name="P48">Technical Information Service</text:p>
      <text:p text:style-name="P48">Catalog Item 20</text:p>
      <text:p text:style-name="P48">Broadcast Data Extract (AM-FM-TV)</text:p>
      <text:p text:style-name="P49"/>
      <text:p text:style-name="P49"/>
      <text:p text:style-name="P49"/>
      <text:p text:style-name="P49"/>
      <text:p text:style-name="P48">USER MANUAL</text:p>
      <text:p text:style-name="P48">Version 3.0</text:p>
      <text:p text:style-name="P41"/>
      <text:p text:style-name="P40">Revised September 199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Original by:<text:tab/>Jean-Marc Paquet </text:p>
      <text:p text:style-name="P36">Revisions by: <text:s/>J.-M. Paquet/D.Bergeron/G.Wood</text:p>
      <text:p text:style-name="P36">Filename: <text:tab/>M:\OPER\MANUALS\BDBS_EXT.WP</text:p>
      <text:p text:style-name="P69"/>
      <text:p text:style-name="P41"/>
      <text:p text:style-name="P41"/>
      <text:p text:style-name="P41"/>
      <text:p text:style-name="P41"/>
      <text:p text:style-name="P41"/>
      <text:p text:style-name="P41"/>
      <text:p text:style-name="P41"><text:soft-page-break/></text:p>
      <text:p text:style-name="P41"/>
      <text:p text:style-name="P40">BROADCAST DATA EXTRACT (AM-FM-TV)</text:p>
      <text:p text:style-name="P41"/>
      <text:p text:style-name="P45">USER MANUAL</text:p>
      <text:p text:style-name="P41"/>
      <text:p text:style-name="P41"/>
      <text:p text:style-name="P45">TABLE OF CONTENTS</text:p>
      <text:p text:style-name="P41"/>
      <text:p text:style-name="P46">PAGE</text:p>
      <text:p text:style-name="P41"/>
      <text:p text:style-name="P74">1.0 <text:s/>INTRODUCTION <text:s/>1</text:p>
      <text:p text:style-name="P75">1.1 <text:s/>Changes <text:s/>1</text:p>
      <text:p text:style-name="P41"/>
      <text:p text:style-name="P74">2.0 <text:s/>DISTRIBUTION <text:s/>AND <text:s/>MEDIA <text:s/>1</text:p>
      <text:p text:style-name="P41"/>
      <text:p text:style-name="P74">3.0 <text:s/>DATA <text:s/>AND <text:s/>FILE <text:s/>ORGANIZATION <text:s/>1</text:p>
      <text:p text:style-name="P75">3.1 <text:s/>Data Restrictions <text:s/>1</text:p>
      <text:p text:style-name="P75">3.2 <text:s/>File Organization <text:s/>2</text:p>
      <text:p text:style-name="P41"/>
      <text:p text:style-name="P74">4.0 <text:s/>ANTENNA PATTERNS <text:s/>3</text:p>
      <text:p text:style-name="P75">4.1 <text:s/>Omnidirectional Patterns <text:s/>8</text:p>
      <text:p text:style-name="P75">4.2 <text:s/>Vertical Patterns <text:s/>8</text:p>
      <text:p text:style-name="P75">4.3 <text:s/>"THEORETICAL " Patterns <text:s/>9</text:p>
      <text:p text:style-name="P75">4.4 <text:s/>"BRIEF"/"PRECISE" Patterns <text:s/>9</text:p>
      <text:p text:style-name="P41"/>
      <text:p text:style-name="P74">5.0 <text:s/>FUTURE PLANS <text:s/>9</text:p>
      <text:p text:style-name="P41"/>
      <text:p text:style-name="P74">6.0 <text:s/>ALS DATA EXTRACT <text:s/>9</text:p>
      <text:p text:style-name="P41"/>
      <text:p text:style-name="P74">7.0 <text:s/>SUPPORT UTILITIES <text:s/>9</text:p>
      <text:p text:style-name="P41"/>
      <text:p text:style-name="P74">8.0 <text:s/>CONTOURS ACCURACY 10</text:p>
      <text:p text:style-name="P41"/>
      <text:p text:style-name="P74">APPENDIX <text:s/>1 11</text:p>
      <text:p text:style-name="P41"/>
      <text:p text:style-name="P74">A.0 <text:s/>CONDUMP PROGRAM 11</text:p>
      <text:p text:style-name="P75">A.1 dBASE-to-ASCII Batch File 11</text:p>
      <text:p text:style-name="P75">A.2 Program Inputs 11</text:p>
      <text:p text:style-name="P75">A.3 <text:s/>Program Outputs 12</text:p>
      <text:p text:style-name="P75">A.4 <text:s/>Technical Requirements 13</text:p>
      <text:p text:style-name="P75">A.5 <text:s/>CONFIG.SYS 13</text:p>
      <text:p text:style-name="P41"/>
      <text:p text:style-name="P74">B.0 <text:s/>INDEXIT PROGRAM 14</text:p>
      <text:p text:style-name="P75">B.1 Program Inputs 14</text:p>
      <text:p text:style-name="P75">B.2 <text:s/>Program Outputs 14</text:p>
      <text:p text:style-name="P75">B.3 <text:s/>Technical Requirements 14</text:p>
      <text:p text:style-name="P75">B.4 <text:s/>Provided Batch File 15</text:p>
      <text:p text:style-name="P75">B.5 <text:s/>Sample Program Call 15</text:p>
      <text:p text:style-name="P41"/>
      <text:p text:style-name="P74">C.0 <text:s/>BDBS RECORD LAYOUTS 16</text:p>
      <text:p text:style-name="P41"><text:soft-page-break/></text:p>
      <text:p text:style-name="P74">D.0 <text:s/>ALS DATA EXTRACT 25</text:p>
      <text:p text:style-name="P41"/>
      <text:p text:style-name="P41"/>
      <text:p text:style-name="P41"/>
      <text:p text:style-name="P41"/>
      <text:p text:style-name="P41"/>
      <text:p text:style-name="P37">1.0 <text:s/>INTRODUCTION</text:p>
      <text:p text:style-name="P42"/>
      <text:p text:style-name="P42">The purpose of this manual is to describe the file organization and contents of the Broadcast Data Extract (AM-FM-TV). <text:s/>The data being provided is extracted from the Broadcast (AM-FM-TV) database system, commonly called BDBS. <text:s/>The Data Extract is sold to the Industry Canada (I.C.) clients on a yearly subscription basis by the Technical Information Service (DBC-E/TIS) </text:p>
      <text:p text:style-name="P42"/>
      <text:p text:style-name="P37">1.1 <text:s/>Changes</text:p>
      <text:p text:style-name="P42"/>
      <text:p text:style-name="P76">The BDBS extract <text:s/>is now provided in the same dBASEIII format that is used at Industry Canada.</text:p>
      <text:p text:style-name="P42"/>
      <text:p text:style-name="P76">The Consultant ASCII conversion program CONDUMP, is still provided but since it is no longer supported, it is now described in Appendix 1.</text:p>
      <text:p text:style-name="P42"/>
      <text:p text:style-name="P37">2.0 <text:s/>DISTRIBUTION <text:s/>AND <text:s/>MEDIA</text:p>
      <text:p text:style-name="P42"/>
      <text:p text:style-name="P42">The data extract is delivered as one complete copy of the data four times during the fiscal year.</text:p>
      <text:p text:style-name="P42"/>
      <text:p text:style-name="P42">The current media for distribution is DOS (Disk Operating System) formatted diskettes of 1.2 or </text:p>
      <text:p text:style-name="P42">1.44 MB capacity. <text:s/>In the future, the data will be delivered on higher density media depending on demand (CD). <text:s/>Plans also call for the on-line BBS to be replaced by an Internet FTP site permitting easy access across Canada.</text:p>
      <text:p text:style-name="P37"/>
      <text:p text:style-name="P37">3.0 <text:s/>DATA <text:s/>AND <text:s/>FILE <text:s/>ORGANIZATION</text:p>
      <text:p text:style-name="P42"/>
      <text:p text:style-name="P42">The data comes from the Broadcast (AM-FM-TV) database system (BDBS) and is stored in dBASEIII format. <text:s/>The main index used to identify data is the station Call Sign. To uniquely identify stations, a two letter code (Banner) is added to the end of the Call Sign.</text:p>
      <text:p text:style-name="P42"/>
      <text:p text:style-name="P42">This Call Sign-Call Flag combination is used as the main index for Broadcast data.</text:p>
      <text:p text:style-name="P42"/>
      <text:p text:style-name="P37">3.1 <text:s/>Data Restrictions</text:p>
      <text:p text:style-name="P42"/>
      <text:p text:style-name="P76">Data on applications under consideration is confidential, and is not included in the data extract.</text:p>
      <text:p text:style-name="P76">In the contours data table, negative values may appear in some Grade A, Grade B, 3000mV/m and 500mV/m contours. <text:s/>They indicate that those values are realistic contours. <text:s/>These negative contour points were calculated with a method different than the use of F(50,50) curves for TV and FM. <text:s/>Methods like Bullington <text:soft-page-break/>or other propagation calculation programs were used.</text:p>
      <text:p text:style-name="P42"/>
      <text:p text:style-name="P76">In the future, a decision will be made to store only realistic contours, or to store separately F(50,50) and realistic contours under different names. <text:s/>AM service contours are currently not included in the data extract.</text:p>
      <text:p text:style-name="P42"/>
      <text:p text:style-name="P76">AM contours are being digitized for Digital Radio Broadcast (DRB) planning and will be made available as they are stored in the BDBS.</text:p>
      <text:p text:style-name="P79">The BDBS and extract currently does not contain U.S. station contours. <text:s/>Negotiations are under way to see if they are available and can be included in the data extract.</text:p>
      <text:p text:style-name="P42"/>
      <text:p text:style-name="P76">As volume of data increases, it may become necessary to split the contours database table (CONTOURS.DBF) into three separate files for AM-FM-TV.</text:p>
      <text:p text:style-name="P42"/>
      <text:p text:style-name="P37">3.2 <text:s/>File Organization</text:p>
      <text:p text:style-name="P42"/>
      <text:p text:style-name="P76">The BDBS LAN system uses a standard dBASE storage format for the Broadcast data. <text:s/>The dBASE format of data storage was selected as being the most commonly used among PC users. </text:p>
      <text:p text:style-name="P42"/>
      <text:p text:style-name="P76">A file called BDBS_EXT.WP is provided with each full extract and provides descriptions of <text:s/>all the files produced. </text:p>
      <text:p text:style-name="P6"><text:span text:style-name="T4"><text:tab/> <text:s text:c="2"/></text:span><text:span text:style-name="T1"><text:s text:c="3"/>FILE </text:span><text:span text:style-name="T4"><text:s text:c="15"/><text:tab/> </text:span><text:span text:style-name="T1">DESCRIPTION</text:span><text:span text:style-name="T4"> </text:span></text:p>
      <text:p text:style-name="P77"><text:s/>DBFPRINT.ZIP <text:s text:c="8"/>Display utility for dBase files</text:p>
      <text:p text:style-name="P77"><text:s/>DBSTP032.ZIP<text:tab/>Display/Write to a file the dBase structure </text:p>
      <text:p text:style-name="P43"><text:s text:c="5"/>AMSTATIO.DBF<text:tab/>Main station information for AM stations</text:p>
      <text:p text:style-name="P77"><text:s/>APATDAT.DBF<text:tab/>Data records for pattern points (FM, TV)</text:p>
      <text:p text:style-name="P77"><text:s/>APATDESC.DBF<text:tab/>Description record of patterns</text:p>
      <text:p text:style-name="P77"><text:s/>APATSTAT.DBF<text:tab/>Link of pattern keys to call sign/banners</text:p>
      <text:p text:style-name="P77"><text:s/>APATSTA2.NTX<text:tab/>Index of pattern keys </text:p>
      <text:p text:style-name="P77"><text:s/>AUGMENT.DBF<text:tab/>AM station augmentations</text:p>
      <text:p text:style-name="P77"><text:s/>CITY.DBF<text:tab/>Lookup table for station locations</text:p>
      <text:p text:style-name="P77"><text:s/>COMMENTS.DBF<text:tab/>Comments of all station types</text:p>
      <text:p text:style-name="P77"><text:s/>COMMENTS.DBT<text:tab/>Memo fields of COMMENTS.DBF</text:p>
      <text:p text:style-name="P77"><text:s/>CONTOURS.DBF<text:tab/>Station contours of FM and TV stations</text:p>
      <text:p text:style-name="P77"><text:s/>EXTEND.DBF<text:tab/>AM stations extended hours of operation</text:p>
      <text:p text:style-name="P77"><text:s/>FEEDS.DBF<text:tab/>Source of feed signals</text:p>
      <text:p text:style-name="P77"><text:s/>FMSTATIO.DBF<text:tab/>Main station information for FM stations </text:p>
      <text:p text:style-name="P77"><text:s/>PARAMS.DBF<text:tab/>AM stations parameters (towers information) </text:p>
      <text:p text:style-name="P77"><text:s/>PROVINCE.DBF<text:tab/>Lookup table for all stations</text:p>
      <text:p text:style-name="P77"><text:s/>REGION.DBF<text:tab/>Data that regional users supply </text:p>
      <text:p text:style-name="P77"><text:s/>REGION1.NTX<text:tab/>Index of regional files by CALLS_BANR</text:p>
      <text:p text:style-name="P77"><text:s/>TVSTATIO.DBF<text:tab/>Main station information for TV stations </text:p>
      <text:p text:style-name="P77"><text:s/>BDBS.DD<text:tab/>Data Dictionary</text:p>
      <text:p text:style-name="P77"><text:s/>CONDUMP.EXE<text:tab/>Program to create ASCII files </text:p>
      <text:p text:style-name="P77"><text:s/>CONS_DEF.DBF<text:tab/>Controlling database file to govern processing</text:p>
      <text:p text:style-name="P77"><text:s/>DB_2_ASC.BAT<text:tab/>Batch file for the CONDUMP conversion step </text:p>
      <text:p text:style-name="P77"><text:s/>PKUNZIP.EXE<text:tab/>Program to unzip compressed files</text:p>
      <text:p text:style-name="P77"><text:s/>BDBS_EXT.WP<text:tab/>This file</text:p>
      <text:p text:style-name="P77"><text:s/>E-LIMFMC.TXT<text:tab/>English text describing limitations to FM stations in Canada</text:p>
      <text:p text:style-name="P77"><text:s/>E-LIMFMU.TXT<text:tab/>English text describing limitations to FM stations in the United States</text:p>
      <text:p text:style-name="P77"><text:s/>F-LIMFMC.TXT<text:tab/>French text describing limitations to FM stations in Canada</text:p>
      <text:p text:style-name="P77"><text:s/>F-LIMFMU.TXT<text:tab/>French text describing limitations to FM stations in the United States</text:p>
      <text:p text:style-name="P77"><text:s/>E_LIMITS.TXT<text:tab/>English text describing limitations to TV stations in Canada</text:p>
      <text:p text:style-name="P77"><text:s/>F_LIMITS.TXT<text:tab/>French text describing limitations to TV stations in Canada</text:p>
      <text:p text:style-name="P77"><text:s/>INDEXIT.EXE<text:tab/>Index dBase file</text:p>
      <text:p text:style-name="P43"><text:soft-page-break/><text:s text:c="5"/>MAKENTX.BAT<text:tab/>Batch file to index files</text:p>
      <text:p text:style-name="P38">4.0 <text:s/>ANTENNA PATTERNS</text:p>
      <text:p text:style-name="P43"/>
      <text:p text:style-name="P43">More and more TV and FM stations are using directional antennas. <text:s/>For this reason, a TV/FM directional antenna pattern database has been implemented. <text:s/>This database contains data on horizontal and vertical antenna patterns.</text:p>
      <text:p text:style-name="P43"/>
      <text:p text:style-name="P43"/>
      <text:p text:style-name="P43"/>
      <text:p text:style-name="P43"/>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V/FM Antenna pattern data is stored as relational information in four data files, APATSTAT.DBF, APATDESC.DBF, APATDAT.DBF and APATKEY.DBF. <text:s/>The diagram above shows the four data files along with the relationship existing between them.</text:p>
      <text:p text:style-name="P43"/>
      <text:p text:style-name="P43">Each TV/FM antenna pattern when added to the database is assigned a unique integer value referred to as the antenna pattern key (PATT_KEY). <text:s text:c="3"/>The pattern key permits to quickly identify and locate the antenna pattern information specific to a given station.</text:p>
      <text:p text:style-name="P56">Record Layouts</text:p>
      <text:p text:style-name="P43"/>
      <text:p text:style-name="P4"><text:span text:style-name="T1">APATKEY</text:span><text:span text:style-name="T4"><text:tab/>The APATKEY file serves two purposes. <text:s/>First, it is used to maintain a listing of the </text:span><text:span text:style-name="T5">theoretical</text:span><text:span text:style-name="T4"> antenna patterns currently saved in the database. <text:s/>Secondly, it is used to save the highest antenna pattern key currently assigned in the database (always stored <text:s/>in the very last record in the file). <text:s/>APATKEY is normally accessed to perform one of the following three operations:</text:span></text:p>
      <text:p text:style-name="P43"/>
      <text:p text:style-name="P80"><text:s text:c="3"/>1-<text:tab/>To calculate a unique antenna pattern key to be assigned to a new theoretical or measured pattern being added to the database. <text:s/>The new key value is the key value retrieved from APATKEY last record incremented by one.</text:p>
      <text:p text:style-name="P81"><text:s text:c="3"/>2-<text:tab/>To obtain the antenna pattern key of a theoretical pattern. <text:s/>This is needed when adding a station having a theoretical pattern to the antenna pattern database.</text:p>
      <text:p text:style-name="P81"><text:s text:c="3"/>3-<text:tab/>To update the theoretical antenna patterns listing whenever adding or removing a theoretical pattern from the database.</text:p>
      <text:p text:style-name="P43"/>
      <table:table table:name="Table0" table:style-name="Table0">
        <table:table-column table:style-name="Table0.A"/>
        <table:table-column table:style-name="Table0.B"/>
        <table:table-column table:style-name="Table0.A"/>
        <table:table-column table:style-name="Table0.D"/>
        <table:table-column table:style-name="Table0.E"/>
        <table:table-row table:style-name="Table0.1">
          <table:table-cell table:style-name="Table0.A1" office:value-type="string">
            <text:p text:style-name="P89">Field #</text:p>
          </table:table-cell>
          <table:table-cell table:style-name="Table0.A1" office:value-type="string">
            <text:p text:style-name="P89">Field Name</text:p>
          </table:table-cell>
          <table:table-cell table:style-name="Table0.A1" office:value-type="string">
            <text:p text:style-name="P89">Type</text:p>
          </table:table-cell>
          <table:table-cell table:style-name="Table0.A1" office:value-type="string">
            <text:p text:style-name="P89">Width</text:p>
          </table:table-cell>
          <table:table-cell table:style-name="Table0.A1" office:value-type="string">
            <text:p text:style-name="P89">Description</text:p>
          </table:table-cell>
        </table:table-row>
        <table:table-row table:style-name="Table0.1">
          <table:table-cell table:style-name="Table0.A1" office:value-type="string">
            <text:p text:style-name="P90">1</text:p>
          </table:table-cell>
          <table:table-cell table:style-name="Table0.A1" office:value-type="string">
            <text:p text:style-name="P90">S_NAME</text:p>
          </table:table-cell>
          <table:table-cell table:style-name="Table0.A1" office:value-type="string">
            <text:p text:style-name="P90">C</text:p>
          </table:table-cell>
          <table:table-cell table:style-name="Table0.A1" office:value-type="string">
            <text:p text:style-name="P90">12</text:p>
          </table:table-cell>
          <table:table-cell table:style-name="Table0.A1" office:value-type="string">
            <text:p text:style-name="P90">'Special Name' field normally containing the name of the theoretical antenna patterns. <text:s/>The only exception is the file last record which contains <text:s/>the text 'LASTKUSED' indicating that the record holds the highest pattern key assigned.</text:p>
          </table:table-cell>
        </table:table-row>
        <table:table-row table:style-name="Table0.1">
          <table:table-cell table:style-name="Table0.A1" office:value-type="string">
            <text:p text:style-name="P90">2</text:p>
          </table:table-cell>
          <table:table-cell table:style-name="Table0.A1" office:value-type="string">
            <text:p text:style-name="P90">PATT_KEY</text:p>
          </table:table-cell>
          <table:table-cell table:style-name="Table0.A1" office:value-type="string">
            <text:p text:style-name="P90">N</text:p>
          </table:table-cell>
          <table:table-cell table:style-name="Table0.A1" office:value-type="string">
            <text:p text:style-name="P90">6</text:p>
          </table:table-cell>
          <table:table-cell table:style-name="Table0.A1" office:value-type="string">
            <text:p text:style-name="P90">Pattern key assigned to the theoretical pattern identified by the S_NAME field.</text:p>
          </table:table-cell>
        </table:table-row>
      </table:table>
      <text:p text:style-name="P83">TABLE 1: APATKEY.DBF data fields.</text:p>
      <text:p text:style-name="P43"/>
      <text:p text:style-name="P80">The associated indexing file APATKEY1.NTX indexed on the S_NAME field permits to search for a theoretical pattern or for the 'LASTKUSED' record.</text:p>
      <text:p text:style-name="P43"/>
      <text:p text:style-name="P43"><text:s text:c="11"/></text:p>
      <text:p text:style-name="P80">The associated indexing file APATSTA1.NTX indexed on the CALLS_BANR field permits to search for any given station call sign and banner combination.</text:p>
      <text:p text:style-name="P9"><text:span text:style-name="T11">APATKEY Data Sample</text:span><text:span text:style-name="T12">: </text:span></text:p>
      <text:p text:style-name="P50"/>
      <table:table table:name="Table1" table:style-name="Table1">
        <table:table-column table:style-name="Table1.A" table:number-columns-repeated="2"/>
        <table:table-row table:style-name="Table1.1">
          <table:table-cell table:style-name="Table1.A1" office:value-type="string">
            <text:p text:style-name="P91">S_NAME</text:p>
          </table:table-cell>
          <table:table-cell table:style-name="Table1.A1" office:value-type="string">
            <text:p text:style-name="P91">PATT_KEY</text:p>
          </table:table-cell>
        </table:table-row>
        <table:table-row table:style-name="Table1.1">
          <table:table-cell table:style-name="Table1.A1" office:value-type="string">
            <text:p text:style-name="P91">OMNI</text:p>
          </table:table-cell>
          <table:table-cell table:style-name="Table1.A1" office:value-type="string">
            <text:p text:style-name="P91">1</text:p>
          </table:table-cell>
        </table:table-row>
        <table:table-row table:style-name="Table1.1">
          <table:table-cell table:style-name="Table1.A1" office:value-type="string">
            <text:p text:style-name="P91">BAY-01</text:p>
          </table:table-cell>
          <table:table-cell table:style-name="Table1.A1" office:value-type="string">
            <text:p text:style-name="P91">2</text:p>
          </table:table-cell>
        </table:table-row>
        <table:table-row table:style-name="Table1.1">
          <table:table-cell table:style-name="Table1.A1" office:value-type="string">
            <text:p text:style-name="P91">BAY-02</text:p>
          </table:table-cell>
          <table:table-cell table:style-name="Table1.A1" office:value-type="string">
            <text:p text:style-name="P91">3</text:p>
          </table:table-cell>
        </table:table-row>
        <table:table-row table:style-name="Table1.1">
          <table:table-cell table:style-name="Table1.A1" office:value-type="string">
            <text:p text:style-name="P91">BAY-03</text:p>
          </table:table-cell>
          <table:table-cell table:style-name="Table1.A1" office:value-type="string">
            <text:p text:style-name="P91">4</text:p>
          </table:table-cell>
        </table:table-row>
        <table:table-row table:style-name="Table1.1">
          <table:table-cell table:style-name="Table1.A1" office:value-type="string">
            <text:p text:style-name="P91">BAY-04</text:p>
          </table:table-cell>
          <table:table-cell table:style-name="Table1.A1" office:value-type="string">
            <text:p text:style-name="P91">5</text:p>
          </table:table-cell>
        </table:table-row>
        <table:table-row table:style-name="Table1.1">
          <table:table-cell table:style-name="Table1.A1" office:value-type="string">
            <text:p text:style-name="P91">BAY-05</text:p>
          </table:table-cell>
          <table:table-cell table:style-name="Table1.A1" office:value-type="string">
            <text:p text:style-name="P91">6</text:p>
          </table:table-cell>
        </table:table-row>
        <table:table-row table:style-name="Table1.1">
          <table:table-cell table:style-name="Table1.A1" office:value-type="string">
            <text:p text:style-name="P91">BAY-06</text:p>
          </table:table-cell>
          <table:table-cell table:style-name="Table1.A1" office:value-type="string">
            <text:p text:style-name="P91">7</text:p>
          </table:table-cell>
        </table:table-row>
        <table:table-row table:style-name="Table1.1">
          <table:table-cell table:style-name="Table1.A1" office:value-type="string">
            <text:p text:style-name="P91">LASTKUSED</text:p>
          </table:table-cell>
          <table:table-cell table:style-name="Table1.A1" office:value-type="string">
            <text:p text:style-name="P91">2542</text:p>
          </table:table-cell>
        </table:table-row>
      </table:table>
      <text:p text:style-name="P50"><text:s/></text:p>
      <text:p text:style-name="P50"><text:s text:c="6"/></text:p>
      <text:p text:style-name="P4"><text:span text:style-name="T1">APATSTAT</text:span><text:span text:style-name="T4"><text:tab/>The APATSTAT.DBF file is basically a reference table providing 'station call sign' versus 'antenna pattern key' information. <text:s/>It permits to determine what antenna pattern key has been assigned to a given FM or TV station given the call sign and banner of the station. <text:s/></text:span></text:p>
      <text:p text:style-name="P50"/>
      <text:p text:style-name="P5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9">Field #</text:p>
          </table:table-cell>
          <table:table-cell table:style-name="Table2.A1" office:value-type="string">
            <text:p text:style-name="P89">Field Name</text:p>
          </table:table-cell>
          <table:table-cell table:style-name="Table2.A1" office:value-type="string">
            <text:p text:style-name="P89">Type</text:p>
          </table:table-cell>
          <table:table-cell table:style-name="Table2.A1" office:value-type="string">
            <text:p text:style-name="P89">Width</text:p>
          </table:table-cell>
          <table:table-cell table:style-name="Table2.A1" office:value-type="string">
            <text:p text:style-name="P89">Description</text:p>
          </table:table-cell>
        </table:table-row>
        <table:table-row table:style-name="Table2.1">
          <table:table-cell table:style-name="Table2.A1" office:value-type="string">
            <text:p text:style-name="P90">1</text:p>
          </table:table-cell>
          <table:table-cell table:style-name="Table2.A1" office:value-type="string">
            <text:p text:style-name="P90">CALLS_BANR</text:p>
          </table:table-cell>
          <table:table-cell table:style-name="Table2.A1" office:value-type="string">
            <text:p text:style-name="P90">C</text:p>
          </table:table-cell>
          <table:table-cell table:style-name="Table2.A1" office:value-type="string">
            <text:p text:style-name="P90">14</text:p>
          </table:table-cell>
          <table:table-cell table:style-name="Table2.A1" office:value-type="string">
            <text:p text:style-name="P90">Station call sign (12 char.) concatenated with the station banner (2 char.).</text:p>
          </table:table-cell>
        </table:table-row>
        <table:table-row table:style-name="Table2.1">
          <table:table-cell table:style-name="Table2.A1" office:value-type="string">
            <text:p text:style-name="P90">2</text:p>
          </table:table-cell>
          <table:table-cell table:style-name="Table2.A1" office:value-type="string">
            <text:p text:style-name="P90">PATT_KEY</text:p>
          </table:table-cell>
          <table:table-cell table:style-name="Table2.A1" office:value-type="string">
            <text:p text:style-name="P90">N</text:p>
          </table:table-cell>
          <table:table-cell table:style-name="Table2.A1" office:value-type="string">
            <text:p text:style-name="P90">6</text:p>
          </table:table-cell>
          <table:table-cell table:style-name="Table2.A1" office:value-type="string">
            <text:p text:style-name="P90">Pattern key assigned to the station identified by the call sign and banner.</text:p>
          </table:table-cell>
        </table:table-row>
      </table:table>
      <text:p text:style-name="P83">TABLE 2: APATSTAT.DBF data fields.</text:p>
      <text:p text:style-name="P43"/>
      <text:p text:style-name="P43"/>
      <text:p text:style-name="P80">The associated indexing file APATSTA1.NTX indexed on the CALLS_BANR field permits to search for any given station call sign and banner combination.</text:p>
      <text:p text:style-name="P80">Another indexing file, APATSTA2.NTX has an index build on the file's two fields: CALLS_BANR + STR(PATT_KEY)</text:p>
      <text:p text:style-name="P61"><text:span text:style-name="T11">APATSTAT Data Sample</text:span><text:span text:style-name="T12">:</text:span></text:p>
      <text:p text:style-name="P50"/>
      <table:table table:name="Table3" table:style-name="Table3">
        <table:table-column table:style-name="Table3.A"/>
        <table:table-column table:style-name="Table3.B"/>
        <table:table-row table:style-name="Table3.1">
          <table:table-cell table:style-name="Table3.A1" office:value-type="string">
            <text:p text:style-name="P92">CALLS_BANR</text:p>
          </table:table-cell>
          <table:table-cell table:style-name="Table3.A1" office:value-type="string">
            <text:p text:style-name="P92">PATT_KEY</text:p>
          </table:table-cell>
        </table:table-row>
        <table:table-row table:style-name="Table3.1">
          <table:table-cell table:style-name="Table3.A1" office:value-type="string">
            <text:p text:style-name="P91">CBCQ-TV-1 <text:s text:c="2"/>OP</text:p>
          </table:table-cell>
          <table:table-cell table:style-name="Table3.A1" office:value-type="string">
            <text:p text:style-name="P91">1794</text:p>
          </table:table-cell>
        </table:table-row>
        <table:table-row table:style-name="Table3.1">
          <table:table-cell table:style-name="Table3.A1" office:value-type="string">
            <text:p text:style-name="P91">CBCQ-TV-1 <text:s text:c="2"/>OP</text:p>
          </table:table-cell>
          <table:table-cell table:style-name="Table3.A1" office:value-type="string">
            <text:p text:style-name="P91">2405</text:p>
          </table:table-cell>
        </table:table-row>
        <table:table-row table:style-name="Table3.1">
          <table:table-cell table:style-name="Table3.A1" office:value-type="string">
            <text:p text:style-name="P91">CBCT <text:s text:c="7"/>OP</text:p>
          </table:table-cell>
          <table:table-cell table:style-name="Table3.A1" office:value-type="string">
            <text:p text:style-name="P91">92</text:p>
          </table:table-cell>
        </table:table-row>
        <table:table-row table:style-name="Table3.1">
          <table:table-cell table:style-name="Table3.A1" office:value-type="string">
            <text:p text:style-name="P91">CBCT <text:s text:c="7"/>OP</text:p>
          </table:table-cell>
          <table:table-cell table:style-name="Table3.A1" office:value-type="string">
            <text:p text:style-name="P91">176</text:p>
          </table:table-cell>
        </table:table-row>
        <table:table-row table:style-name="Table3.1">
          <table:table-cell table:style-name="Table3.A1" office:value-type="string">
            <text:p text:style-name="P91">CBCT-1 <text:s text:c="5"/>OP</text:p>
          </table:table-cell>
          <table:table-cell table:style-name="Table3.A1" office:value-type="string">
            <text:p text:style-name="P91">93</text:p>
          </table:table-cell>
        </table:table-row>
        <table:table-row table:style-name="Table3.1">
          <table:table-cell table:style-name="Table3.A1" office:value-type="string">
            <text:p text:style-name="P91">CBCT-1 <text:s text:c="5"/>OP</text:p>
          </table:table-cell>
          <table:table-cell table:style-name="Table3.A1" office:value-type="string">
            <text:p text:style-name="P91">1765</text:p>
          </table:table-cell>
        </table:table-row>
        <table:table-row table:style-name="Table3.1">
          <table:table-cell table:style-name="Table3.A1" office:value-type="string">
            <text:p text:style-name="P91">CBCT-1 <text:s text:c="5"/>OP</text:p>
          </table:table-cell>
          <table:table-cell table:style-name="Table3.A1" office:value-type="string">
            <text:p text:style-name="P91">2371</text:p>
          </table:table-cell>
        </table:table-row>
      </table:table>
      <text:p text:style-name="P50"/>
      <text:p text:style-name="P4"><text:span text:style-name="T1">APATDESC</text:span><text:span text:style-name="T4"><text:tab/>The APATDESC file contains a single "header" type record describing the attributes of the antenna patterns. <text:s/>All the parameters describing the patterns are found in this file with the exception of the data points describing the actual patterns. </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9">Field #</text:p>
          </table:table-cell>
          <table:table-cell table:style-name="Table4.A1" office:value-type="string">
            <text:p text:style-name="P89">Field Name</text:p>
          </table:table-cell>
          <table:table-cell table:style-name="Table4.A1" office:value-type="string">
            <text:p text:style-name="P89">Type</text:p>
          </table:table-cell>
          <table:table-cell table:style-name="Table4.A1" office:value-type="string">
            <text:p text:style-name="P89">Width</text:p>
          </table:table-cell>
          <table:table-cell table:style-name="Table4.A1" office:value-type="string">
            <text:p text:style-name="P89">Description</text:p>
          </table:table-cell>
        </table:table-row>
        <table:table-row table:style-name="Table4.1">
          <table:table-cell table:style-name="Table4.A1" office:value-type="string">
            <text:p text:style-name="P90">1</text:p>
          </table:table-cell>
          <table:table-cell table:style-name="Table4.A1" office:value-type="string">
            <text:p text:style-name="P90">PATT_KEY</text:p>
          </table:table-cell>
          <table:table-cell table:style-name="Table4.A1" office:value-type="string">
            <text:p text:style-name="P90">N</text:p>
          </table:table-cell>
          <table:table-cell table:style-name="Table4.A1" office:value-type="string">
            <text:p text:style-name="P90">6</text:p>
          </table:table-cell>
          <table:table-cell table:style-name="Table4.A1" office:value-type="string">
            <text:p text:style-name="P90">Pattern key. </text:p>
          </table:table-cell>
        </table:table-row>
        <table:table-row table:style-name="Table4.1">
          <table:table-cell table:style-name="Table4.A1" office:value-type="string">
            <text:p text:style-name="P90">2</text:p>
          </table:table-cell>
          <table:table-cell table:style-name="Table4.A1" office:value-type="string">
            <text:p text:style-name="P90">HOR_VER</text:p>
          </table:table-cell>
          <table:table-cell table:style-name="Table4.A1" office:value-type="string">
            <text:p text:style-name="P90">C</text:p>
          </table:table-cell>
          <table:table-cell table:style-name="Table4.A1" office:value-type="string">
            <text:p text:style-name="P90">1</text:p>
          </table:table-cell>
          <table:table-cell table:style-name="Table4.A1" office:value-type="string">
            <text:p text:style-name="P90">Orientation. <text:s/>"H" for horizontal and</text:p>
            <text:p text:style-name="P90">Date pattern added to system <text:s text:c="18"/>"V" for vertical.</text:p>
          </table:table-cell>
        </table:table-row>
        <table:table-row table:style-name="Table4.1">
          <table:table-cell table:style-name="Table4.A1" office:value-type="string">
            <text:p text:style-name="P90">3</text:p>
          </table:table-cell>
          <table:table-cell table:style-name="Table4.A1" office:value-type="string">
            <text:p text:style-name="P90">PATT_NUM</text:p>
          </table:table-cell>
          <table:table-cell table:style-name="Table4.A1" office:value-type="string">
            <text:p text:style-name="P90">N</text:p>
          </table:table-cell>
          <table:table-cell table:style-name="Table4.A1" office:value-type="string">
            <text:p text:style-name="P90">1</text:p>
          </table:table-cell>
          <table:table-cell table:style-name="Table4.A1" office:value-type="string">
            <text:p text:style-name="P90">*Future use.</text:p>
          </table:table-cell>
        </table:table-row>
        <table:table-row table:style-name="Table4.1">
          <table:table-cell table:style-name="Table4.A1" office:value-type="string">
            <text:p text:style-name="P90">4</text:p>
          </table:table-cell>
          <table:table-cell table:style-name="Table4.A1" office:value-type="string">
            <text:p text:style-name="P90">PATT_TYPE</text:p>
          </table:table-cell>
          <table:table-cell table:style-name="Table4.A1" office:value-type="string">
            <text:p text:style-name="P90">C</text:p>
          </table:table-cell>
          <table:table-cell table:style-name="Table4.A1" office:value-type="string">
            <text:p text:style-name="P90">12</text:p>
          </table:table-cell>
          <table:table-cell table:style-name="Table4.A1" office:value-type="string">
            <text:p text:style-name="P90">Type of pattern: 'PRECISE',</text:p>
            <text:p text:style-name="P90"><text:s text:c="22"/>'BRIEF',</text:p>
            <text:p text:style-name="P90"><text:s text:c="23"/>'THEORETICAL'.</text:p>
          </table:table-cell>
        </table:table-row>
        <table:table-row table:style-name="Table4.1">
          <table:table-cell table:style-name="Table4.A1" office:value-type="string">
            <text:p text:style-name="P90">5</text:p>
          </table:table-cell>
          <table:table-cell table:style-name="Table4.A1" office:value-type="string">
            <text:p text:style-name="P90">PUNITS</text:p>
          </table:table-cell>
          <table:table-cell table:style-name="Table4.A1" office:value-type="string">
            <text:p text:style-name="P90">N</text:p>
          </table:table-cell>
          <table:table-cell table:style-name="Table4.A1" office:value-type="string">
            <text:p text:style-name="P90">1</text:p>
          </table:table-cell>
          <table:table-cell table:style-name="Table4.A1" office:value-type="string">
            <text:p text:style-name="P90">*Future use.</text:p>
          </table:table-cell>
        </table:table-row>
        <table:table-row table:style-name="Table4.1">
          <table:table-cell table:style-name="Table4.A1" office:value-type="string">
            <text:p text:style-name="P90">6</text:p>
          </table:table-cell>
          <table:table-cell table:style-name="Table4.A1" office:value-type="string">
            <text:p text:style-name="P90">NUMPOINTS</text:p>
          </table:table-cell>
          <table:table-cell table:style-name="Table4.A1" office:value-type="string">
            <text:p text:style-name="P90">N</text:p>
          </table:table-cell>
          <table:table-cell table:style-name="Table4.A1" office:value-type="string">
            <text:p text:style-name="P90">3</text:p>
          </table:table-cell>
          <table:table-cell table:style-name="Table4.A1" office:value-type="string">
            <text:p text:style-name="P90">Number of points in the pattern.</text:p>
          </table:table-cell>
        </table:table-row>
        <table:table-row table:style-name="Table4.1">
          <table:table-cell table:style-name="Table4.A1" office:value-type="string">
            <text:p text:style-name="P90">7</text:p>
          </table:table-cell>
          <table:table-cell table:style-name="Table4.A1" office:value-type="string">
            <text:p text:style-name="P90">PATT_DATE</text:p>
          </table:table-cell>
          <table:table-cell table:style-name="Table4.A1" office:value-type="string">
            <text:p text:style-name="P90">D</text:p>
          </table:table-cell>
          <table:table-cell table:style-name="Table4.A1" office:value-type="string">
            <text:p text:style-name="P90">8</text:p>
          </table:table-cell>
          <table:table-cell table:style-name="Table4.A1" office:value-type="string">
            <text:p text:style-name="P90">Date pattern added to system</text:p>
          </table:table-cell>
        </table:table-row>
      </table:table>
      <text:p text:style-name="P83">TABLE 3: APATDESC.DBF data fields.</text:p>
      <text:p text:style-name="P80">Note that PATT_NUMB and PUNITS are currently not used, and should not be counted on to contain valid data.</text:p>
      <text:p text:style-name="P80">The associated indexing file APATDES1.NTX indexed on the PATT_KEY field permits to do a search based on the pattern key.</text:p>
      <text:p text:style-name="P57">APATDESC Data Sample:</text:p>
      <text:p text:style-name="P5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92">PATT_KEY</text:p>
          </table:table-cell>
          <table:table-cell table:style-name="Table5.A1" office:value-type="string">
            <text:p text:style-name="P92">HOR_VER</text:p>
          </table:table-cell>
          <table:table-cell table:style-name="Table5.A1" office:value-type="string">
            <text:p text:style-name="P92">PATT_NUMB</text:p>
          </table:table-cell>
          <table:table-cell table:style-name="Table5.A1" office:value-type="string">
            <text:p text:style-name="P92">PATT_TYPE</text:p>
          </table:table-cell>
          <table:table-cell table:style-name="Table5.A1" office:value-type="string">
            <text:p text:style-name="P92">PUNITS</text:p>
          </table:table-cell>
          <table:table-cell table:style-name="Table5.A1" office:value-type="string">
            <text:p text:style-name="P92">NUMPOINTS</text:p>
          </table:table-cell>
          <table:table-cell table:style-name="Table5.A1" office:value-type="string">
            <text:p text:style-name="P92">PATT_DATE</text:p>
          </table:table-cell>
        </table:table-row>
        <table:table-row table:style-name="Table5.1">
          <table:table-cell table:style-name="Table5.A1" office:value-type="string">
            <text:p text:style-name="P91">1</text:p>
          </table:table-cell>
          <table:table-cell table:style-name="Table5.A1" office:value-type="string">
            <text:p text:style-name="P91">H</text:p>
          </table:table-cell>
          <table:table-cell table:style-name="Table5.A1" office:value-type="string">
            <text:p text:style-name="P91">1</text:p>
          </table:table-cell>
          <table:table-cell table:style-name="Table5.A1" office:value-type="string">
            <text:p text:style-name="P91">THEORETICAL</text:p>
          </table:table-cell>
          <table:table-cell table:style-name="Table5.A1" office:value-type="string">
            <text:p text:style-name="P91">1</text:p>
          </table:table-cell>
          <table:table-cell table:style-name="Table5.A1" office:value-type="string">
            <text:p text:style-name="P91">180</text:p>
          </table:table-cell>
          <table:table-cell table:style-name="Table5.A1" office:value-type="string">
            <text:p text:style-name="P91">1/05/87</text:p>
          </table:table-cell>
        </table:table-row>
        <table:table-row table:style-name="Table5.1">
          <table:table-cell table:style-name="Table5.A1" office:value-type="string">
            <text:p text:style-name="P91">2</text:p>
          </table:table-cell>
          <table:table-cell table:style-name="Table5.A1" office:value-type="string">
            <text:p text:style-name="P91">V</text:p>
          </table:table-cell>
          <table:table-cell table:style-name="Table5.A1" office:value-type="string">
            <text:p text:style-name="P91">1</text:p>
          </table:table-cell>
          <table:table-cell table:style-name="Table5.A1" office:value-type="string">
            <text:p text:style-name="P91">THEORETICAL</text:p>
          </table:table-cell>
          <table:table-cell table:style-name="Table5.A1" office:value-type="string">
            <text:p text:style-name="P91">1</text:p>
          </table:table-cell>
          <table:table-cell table:style-name="Table5.A1" office:value-type="string">
            <text:p text:style-name="P91">181</text:p>
          </table:table-cell>
          <table:table-cell table:style-name="Table5.A1" office:value-type="string">
            <text:p text:style-name="P91">10/19/87</text:p>
          </table:table-cell>
        </table:table-row>
        <table:table-row table:style-name="Table5.1">
          <table:table-cell table:style-name="Table5.A1" office:value-type="string">
            <text:p text:style-name="P91">1794</text:p>
          </table:table-cell>
          <table:table-cell table:style-name="Table5.A1" office:value-type="string">
            <text:p text:style-name="P91">H</text:p>
          </table:table-cell>
          <table:table-cell table:style-name="Table5.A1" office:value-type="string">
            <text:p text:style-name="P91">0</text:p>
          </table:table-cell>
          <table:table-cell table:style-name="Table5.A1" office:value-type="string">
            <text:p text:style-name="P91">PRECISE</text:p>
          </table:table-cell>
          <table:table-cell table:style-name="Table5.A1" office:value-type="string">
            <text:p text:style-name="P91">1</text:p>
          </table:table-cell>
          <table:table-cell table:style-name="Table5.A1" office:value-type="string">
            <text:p text:style-name="P91">65</text:p>
          </table:table-cell>
          <table:table-cell table:style-name="Table5.A1" office:value-type="string">
            <text:p text:style-name="P91">01/07/94</text:p>
          </table:table-cell>
        </table:table-row>
        <table:table-row table:style-name="Table5.1">
          <table:table-cell table:style-name="Table5.A1" office:value-type="string">
            <text:p text:style-name="P91">2405</text:p>
          </table:table-cell>
          <table:table-cell table:style-name="Table5.A1" office:value-type="string">
            <text:p text:style-name="P91">V</text:p>
          </table:table-cell>
          <table:table-cell table:style-name="Table5.A1" office:value-type="string">
            <text:p text:style-name="P91">1</text:p>
          </table:table-cell>
          <table:table-cell table:style-name="Table5.A1" office:value-type="string">
            <text:p text:style-name="P91">PRECISE</text:p>
          </table:table-cell>
          <table:table-cell table:style-name="Table5.A1" office:value-type="string">
            <text:p text:style-name="P91">1</text:p>
          </table:table-cell>
          <table:table-cell table:style-name="Table5.A1" office:value-type="string">
            <text:p text:style-name="P91">181</text:p>
          </table:table-cell>
          <table:table-cell table:style-name="Table5.A1" office:value-type="string">
            <text:p text:style-name="P91">02/10/94</text:p>
          </table:table-cell>
        </table:table-row>
        <table:table-row table:style-name="Table5.1">
          <table:table-cell table:style-name="Table5.A1" office:value-type="string">
            <text:p text:style-name="P91">92</text:p>
          </table:table-cell>
          <table:table-cell table:style-name="Table5.A1" office:value-type="string">
            <text:p text:style-name="P91">H</text:p>
          </table:table-cell>
          <table:table-cell table:style-name="Table5.A1" office:value-type="string">
            <text:p text:style-name="P91">1</text:p>
          </table:table-cell>
          <table:table-cell table:style-name="Table5.A1" office:value-type="string">
            <text:p text:style-name="P91">BRIEF</text:p>
          </table:table-cell>
          <table:table-cell table:style-name="Table5.A1" office:value-type="string">
            <text:p text:style-name="P91">1</text:p>
          </table:table-cell>
          <table:table-cell table:style-name="Table5.A1" office:value-type="string">
            <text:p text:style-name="P91">8</text:p>
          </table:table-cell>
          <table:table-cell table:style-name="Table5.A1" office:value-type="string">
            <text:p text:style-name="P91">1/02/87</text:p>
          </table:table-cell>
        </table:table-row>
        <table:table-row table:style-name="Table5.1">
          <table:table-cell table:style-name="Table5.A1" office:value-type="string">
            <text:p text:style-name="P91">93</text:p>
          </table:table-cell>
          <table:table-cell table:style-name="Table5.A1" office:value-type="string">
            <text:p text:style-name="P91">H</text:p>
          </table:table-cell>
          <table:table-cell table:style-name="Table5.A1" office:value-type="string">
            <text:p text:style-name="P91">1</text:p>
          </table:table-cell>
          <table:table-cell table:style-name="Table5.A1" office:value-type="string">
            <text:p text:style-name="P91">BRIEF</text:p>
          </table:table-cell>
          <table:table-cell table:style-name="Table5.A1" office:value-type="string">
            <text:p text:style-name="P91">1</text:p>
          </table:table-cell>
          <table:table-cell table:style-name="Table5.A1" office:value-type="string">
            <text:p text:style-name="P91">8</text:p>
          </table:table-cell>
          <table:table-cell table:style-name="Table5.A1" office:value-type="string">
            <text:p text:style-name="P91">1/02/87</text:p>
          </table:table-cell>
        </table:table-row>
        <table:table-row table:style-name="Table5.1">
          <table:table-cell table:style-name="Table5.A1" office:value-type="string">
            <text:p text:style-name="P91">176</text:p>
          </table:table-cell>
          <table:table-cell table:style-name="Table5.A1" office:value-type="string">
            <text:p text:style-name="P91">H</text:p>
          </table:table-cell>
          <table:table-cell table:style-name="Table5.A1" office:value-type="string">
            <text:p text:style-name="P91">1</text:p>
          </table:table-cell>
          <table:table-cell table:style-name="Table5.A1" office:value-type="string">
            <text:p text:style-name="P91">BRIEF</text:p>
          </table:table-cell>
          <table:table-cell table:style-name="Table5.A1" office:value-type="string">
            <text:p text:style-name="P91">1</text:p>
          </table:table-cell>
          <table:table-cell table:style-name="Table5.A1" office:value-type="string">
            <text:p text:style-name="P91">8</text:p>
          </table:table-cell>
          <table:table-cell table:style-name="Table5.A1" office:value-type="string">
            <text:p text:style-name="P91">1/23/90</text:p>
          </table:table-cell>
        </table:table-row>
        <table:table-row table:style-name="Table5.1">
          <table:table-cell table:style-name="Table5.A1" office:value-type="string">
            <text:p text:style-name="P91">1765</text:p>
          </table:table-cell>
          <table:table-cell table:style-name="Table5.A1" office:value-type="string">
            <text:p text:style-name="P91">H</text:p>
          </table:table-cell>
          <table:table-cell table:style-name="Table5.A1" office:value-type="string">
            <text:p text:style-name="P91">0</text:p>
          </table:table-cell>
          <table:table-cell table:style-name="Table5.A1" office:value-type="string">
            <text:p text:style-name="P91">PRECISE</text:p>
          </table:table-cell>
          <table:table-cell table:style-name="Table5.A1" office:value-type="string">
            <text:p text:style-name="P91">1</text:p>
          </table:table-cell>
          <table:table-cell table:style-name="Table5.A1" office:value-type="string">
            <text:p text:style-name="P91">45</text:p>
          </table:table-cell>
          <table:table-cell table:style-name="Table5.A1" office:value-type="string">
            <text:p text:style-name="P91">01/31/94</text:p>
          </table:table-cell>
        </table:table-row>
        <table:table-row table:style-name="Table5.1">
          <table:table-cell table:style-name="Table5.A1" office:value-type="string">
            <text:p text:style-name="P91">2371</text:p>
          </table:table-cell>
          <table:table-cell table:style-name="Table5.A1" office:value-type="string">
            <text:p text:style-name="P91">V</text:p>
          </table:table-cell>
          <table:table-cell table:style-name="Table5.A1" office:value-type="string">
            <text:p text:style-name="P91">1</text:p>
          </table:table-cell>
          <table:table-cell table:style-name="Table5.A1" office:value-type="string">
            <text:p text:style-name="P91">PRECISE</text:p>
          </table:table-cell>
          <table:table-cell table:style-name="Table5.A1" office:value-type="string">
            <text:p text:style-name="P91">1</text:p>
          </table:table-cell>
          <table:table-cell table:style-name="Table5.A1" office:value-type="string">
            <text:p text:style-name="P91">181</text:p>
          </table:table-cell>
          <table:table-cell table:style-name="Table5.A1" office:value-type="string">
            <text:p text:style-name="P91">02/18/94</text:p>
          </table:table-cell>
        </table:table-row>
      </table:table>
      <text:p text:style-name="P50"/>
      <text:p text:style-name="P50"/>
      <text:p text:style-name="P50"/>
      <text:p text:style-name="P4"><text:span text:style-name="T1">APATDAT</text:span><text:span text:style-name="T4"><text:tab/>This file contains the 'gains' versus 'angle' data points defining the patterns. <text:s/>The record format permits to store one data point per record, therefore the storage of one pattern requires as many records as there are data points.</text:span></text:p>
      <text:p text:style-name="P50"/>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89">Field #</text:p>
          </table:table-cell>
          <table:table-cell table:style-name="Table6.A1" office:value-type="string">
            <text:p text:style-name="P89">Field Name</text:p>
          </table:table-cell>
          <table:table-cell table:style-name="Table6.A1" office:value-type="string">
            <text:p text:style-name="P89">Type</text:p>
          </table:table-cell>
          <table:table-cell table:style-name="Table6.A1" office:value-type="string">
            <text:p text:style-name="P89">Width</text:p>
          </table:table-cell>
          <table:table-cell table:style-name="Table6.A1" office:value-type="string">
            <text:p text:style-name="P89">Description</text:p>
          </table:table-cell>
        </table:table-row>
        <table:table-row table:style-name="Table6.1">
          <table:table-cell table:style-name="Table6.A1" office:value-type="string">
            <text:p text:style-name="P90">1</text:p>
          </table:table-cell>
          <table:table-cell table:style-name="Table6.A1" office:value-type="string">
            <text:p text:style-name="P90">PATT_KEY</text:p>
          </table:table-cell>
          <table:table-cell table:style-name="Table6.A1" office:value-type="string">
            <text:p text:style-name="P90">N</text:p>
          </table:table-cell>
          <table:table-cell table:style-name="Table6.A1" office:value-type="string">
            <text:p text:style-name="P90">6</text:p>
          </table:table-cell>
          <table:table-cell table:style-name="Table6.A1" office:value-type="string">
            <text:p text:style-name="P90">Pattern key. </text:p>
          </table:table-cell>
        </table:table-row>
        <table:table-row table:style-name="Table6.1">
          <table:table-cell table:style-name="Table6.A1" office:value-type="string">
            <text:p text:style-name="P90">2</text:p>
          </table:table-cell>
          <table:table-cell table:style-name="Table6.A1" office:value-type="string">
            <text:p text:style-name="P90">ANGLE</text:p>
          </table:table-cell>
          <table:table-cell table:style-name="Table6.A1" office:value-type="string">
            <text:p text:style-name="P90">N</text:p>
          </table:table-cell>
          <table:table-cell table:style-name="Table6.A1" office:value-type="string">
            <text:p text:style-name="P90">8</text:p>
          </table:table-cell>
          <table:table-cell table:style-name="Table6.A1" office:value-type="string">
            <text:p text:style-name="P90">Pattern data point azimuth from true north (degrees).</text:p>
          </table:table-cell>
        </table:table-row>
        <table:table-row table:style-name="Table6.1">
          <table:table-cell table:style-name="Table6.A1" office:value-type="string">
            <text:p text:style-name="P90">3</text:p>
          </table:table-cell>
          <table:table-cell table:style-name="Table6.A1" office:value-type="string">
            <text:p text:style-name="P90">GAIN</text:p>
          </table:table-cell>
          <table:table-cell table:style-name="Table6.A1" office:value-type="string">
            <text:p text:style-name="P90">N</text:p>
          </table:table-cell>
          <table:table-cell table:style-name="Table6.A1" office:value-type="string">
            <text:p text:style-name="P90">12</text:p>
          </table:table-cell>
          <table:table-cell table:style-name="Table6.A1" office:value-type="string">
            <text:p text:style-name="P90">Pattern data point gain at the given angle (dB).</text:p>
          </table:table-cell>
        </table:table-row>
      </table:table>
      <text:p text:style-name="P82">TABLE 4: APATDAT.DBF data fields.</text:p>
      <text:p text:style-name="P43"/>
      <text:p text:style-name="P43"/>
      <text:p text:style-name="P80">Two indexing files are associated with APATDAT.DBF. <text:s/>APATDA1.NTX is indexed on the PATT_KEY field <text:s/>and APATDA2.NTX is indexed on a key derived from two fields: STR(PATT_KEY,6) + STR(ANGLE,8,4)</text:p>
      <text:p text:style-name="P57">APATDAT Data Sample:</text:p>
      <text:p text:style-name="P47"/>
      <table:table table:name="Table7" table:style-name="Table7">
        <table:table-column table:style-name="Table7.A"/>
        <table:table-column table:style-name="Table7.B" table:number-columns-repeated="2"/>
        <table:table-row table:style-name="Table7.1">
          <table:table-cell table:style-name="Table7.A1" office:value-type="string">
            <text:p text:style-name="P92">PATT_KEY</text:p>
          </table:table-cell>
          <table:table-cell table:style-name="Table7.A1" office:value-type="string">
            <text:p text:style-name="P92">ANGLE</text:p>
          </table:table-cell>
          <table:table-cell table:style-name="Table7.A1" office:value-type="string">
            <text:p text:style-name="P92">GAIN</text:p>
          </table:table-cell>
        </table:table-row>
        <table:table-row table:style-name="Table7.1">
          <table:table-cell table:style-name="Table7.A1" office:value-type="string">
            <text:p text:style-name="P91">92</text:p>
          </table:table-cell>
          <table:table-cell table:style-name="Table7.A1" office:value-type="string">
            <text:p text:style-name="P91">0.000</text:p>
          </table:table-cell>
          <table:table-cell table:style-name="Table7.A1" office:value-type="string">
            <text:p text:style-name="P91">0.000</text:p>
          </table:table-cell>
        </table:table-row>
        <table:table-row table:style-name="Table7.1">
          <table:table-cell table:style-name="Table7.A1" office:value-type="string">
            <text:p text:style-name="P91">92</text:p>
          </table:table-cell>
          <table:table-cell table:style-name="Table7.A1" office:value-type="string">
            <text:p text:style-name="P91">45.000</text:p>
          </table:table-cell>
          <table:table-cell table:style-name="Table7.A1" office:value-type="string">
            <text:p text:style-name="P91">0.000</text:p>
          </table:table-cell>
        </table:table-row>
        <table:table-row table:style-name="Table7.1">
          <table:table-cell table:style-name="Table7.A1" office:value-type="string">
            <text:p text:style-name="P91">92</text:p>
          </table:table-cell>
          <table:table-cell table:style-name="Table7.A1" office:value-type="string">
            <text:p text:style-name="P91">90.000</text:p>
          </table:table-cell>
          <table:table-cell table:style-name="Table7.A1" office:value-type="string">
            <text:p text:style-name="P91">-1.9382</text:p>
          </table:table-cell>
        </table:table-row>
        <table:table-row table:style-name="Table7.1">
          <table:table-cell table:style-name="Table7.A1" office:value-type="string">
            <text:p text:style-name="P91">92</text:p>
          </table:table-cell>
          <table:table-cell table:style-name="Table7.A1" office:value-type="string">
            <text:p text:style-name="P91">135.000</text:p>
          </table:table-cell>
          <table:table-cell table:style-name="Table7.A1" office:value-type="string">
            <text:p text:style-name="P91">-9.354</text:p>
          </table:table-cell>
        </table:table-row>
        <table:table-row table:style-name="Table7.1">
          <table:table-cell table:style-name="Table7.A1" office:value-type="string">
            <text:p text:style-name="P91">92</text:p>
          </table:table-cell>
          <table:table-cell table:style-name="Table7.A1" office:value-type="string">
            <text:p text:style-name="P91">180.000</text:p>
          </table:table-cell>
          <table:table-cell table:style-name="Table7.A1" office:value-type="string">
            <text:p text:style-name="P91">-9.9601</text:p>
          </table:table-cell>
        </table:table-row>
        <table:table-row table:style-name="Table7.1">
          <table:table-cell table:style-name="Table7.A1" office:value-type="string">
            <text:p text:style-name="P91">92</text:p>
          </table:table-cell>
          <table:table-cell table:style-name="Table7.A1" office:value-type="string">
            <text:p text:style-name="P91">25.00</text:p>
          </table:table-cell>
          <table:table-cell table:style-name="Table7.A1" office:value-type="string">
            <text:p text:style-name="P91">-9.354</text:p>
          </table:table-cell>
        </table:table-row>
        <table:table-row table:style-name="Table7.1">
          <table:table-cell table:style-name="Table7.A1" office:value-type="string">
            <text:p text:style-name="P91">92</text:p>
          </table:table-cell>
          <table:table-cell table:style-name="Table7.A1" office:value-type="string">
            <text:p text:style-name="P91">270.00</text:p>
          </table:table-cell>
          <table:table-cell table:style-name="Table7.A1" office:value-type="string">
            <text:p text:style-name="P91">-1.9382</text:p>
          </table:table-cell>
        </table:table-row>
        <table:table-row table:style-name="Table7.1">
          <table:table-cell table:style-name="Table7.A1" office:value-type="string">
            <text:p text:style-name="P91">92</text:p>
          </table:table-cell>
          <table:table-cell table:style-name="Table7.A1" office:value-type="string">
            <text:p text:style-name="P91">315.00</text:p>
          </table:table-cell>
          <table:table-cell table:style-name="Table7.A1" office:value-type="string">
            <text:p text:style-name="P91">0.00</text:p>
          </table:table-cell>
        </table:table-row>
        <table:table-row table:style-name="Table7.1">
          <table:table-cell table:style-name="Table7.A1" office:value-type="string">
            <text:p text:style-name="P91">93</text:p>
          </table:table-cell>
          <table:table-cell table:style-name="Table7.A1" office:value-type="string">
            <text:p text:style-name="P91">0.00</text:p>
          </table:table-cell>
          <table:table-cell table:style-name="Table7.A1" office:value-type="string">
            <text:p text:style-name="P91">-9.837</text:p>
          </table:table-cell>
        </table:table-row>
        <table:table-row table:style-name="Table7.1">
          <table:table-cell table:style-name="Table7.A1" office:value-type="string">
            <text:p text:style-name="P90">93</text:p>
          </table:table-cell>
          <table:table-cell table:style-name="Table7.A1" office:value-type="string">
            <text:p text:style-name="P90">45.00</text:p>
          </table:table-cell>
          <table:table-cell table:style-name="Table7.A1" office:value-type="string">
            <text:p text:style-name="P90">-5.5128</text:p>
          </table:table-cell>
        </table:table-row>
        <table:table-row table:style-name="Table7.1">
          <table:table-cell table:style-name="Table7.A1" office:value-type="string">
            <text:p text:style-name="P90">93</text:p>
          </table:table-cell>
          <table:table-cell table:style-name="Table7.A1" office:value-type="string">
            <text:p text:style-name="P90">90.0</text:p>
          </table:table-cell>
          <table:table-cell table:style-name="Table7.A1" office:value-type="string">
            <text:p text:style-name="P90">-1.6858</text:p>
          </table:table-cell>
        </table:table-row>
      </table:table>
      <text:p text:style-name="P47"/>
      <text:p text:style-name="P47">Antenna Pattern Usage</text:p>
      <text:p text:style-name="P43"/>
      <text:p text:style-name="P43">As part of the analysis of broadcast undertakings, antenna pattern data is lifted from tables in the brief or digitized from diagrams of the horizontal and vertical pattern.</text:p>
      <text:p text:style-name="P43"/>
      <text:p text:style-name="P43">The PATT_TYPE field gives information on the source and/or relative prevision of the antenna pattern data.</text:p>
      <text:p text:style-name="P43"/>
      <text:p text:style-name="P43">When no vertical antenna pattern data appears in the brief, a theoretical pattern for an antenna with the same number of bays is selected. <text:s/>In this case PATT_TYPE is set to "THEORETICAL".</text:p>
      <text:p text:style-name="P43"/>
      <text:p text:style-name="P38">4.1 <text:s/>Omnidirectional Patterns</text:p>
      <text:p text:style-name="P43"/>
      <text:p text:style-name="P77">In the case of an Omnidirectional antenna, the Effective Radiated Power value from the main database is assumed to be the same for all azimuths. <text:s/>For this reason, no Horizontal pattern data is stored for Omnidirectional stations.</text:p>
      <text:p text:style-name="P43"/>
      <text:p text:style-name="P38">4.2 <text:s/>Vertical Patterns</text:p>
      <text:p text:style-name="P43"/>
      <text:p text:style-name="P77">As described in the record layouts, the HOR_VER field is used to indicate a (H)orizontal or (V)ertical pattern.</text:p>
      <text:p text:style-name="P77">It is possible that a station with an Omnidirectional antenna may still have a Vertical antenna pattern, and this is supported.</text:p>
      <text:p text:style-name="P43"/>
      <text:p text:style-name="P38">4.3 <text:s/>"THEORETICAL " Patterns</text:p>
      <text:p text:style-name="P43"/>
      <text:p text:style-name="P77">Very often measured patterns are not available at the time of the brief's analysis. <text:s/>In such cases, the department uses theoretical vertical patterns based on the Cosine Law. <text:s/>They have names from <text:s/>BAY-2 to BAY-12, corresponding to the theoretical vertical patterns of a two bay antenna, up to that of a twelve bay antenna.</text:p>
      <text:p text:style-name="P43"/>
      <text:p text:style-name="P38">4.4 <text:s/>"BRIEF"/"PRECISE" Patterns</text:p>
      <text:p text:style-name="P43"/>
      <text:p text:style-name="P77">When pattern values area taken from a table in a technical brief, PATT_TYPE is set to <text:soft-page-break/>"BRIEF". <text:s/>If the values are digitized from antenna diagrams, PATT_TYPE is set to "PRECISE".</text:p>
      <text:p text:style-name="P43"/>
      <text:p text:style-name="P43"/>
      <text:p text:style-name="P38">5.0 <text:s/>FUTURE PLANS</text:p>
      <text:p text:style-name="P43"/>
      <text:p text:style-name="P43">BDBS is being converted to Oracle. <text:s/>The dBASE BDBS extract will continue to be produced under Oracle operations.</text:p>
      <text:p text:style-name="P43"/>
      <text:p text:style-name="P38">6.0 <text:s/>ALS DATA EXTRACT</text:p>
      <text:p text:style-name="P43"/>
      <text:p text:style-name="P43">This section refers to data obtained from the department's ALS (Automated Licensing System) database. <text:s/>This data is used in TV/LAND Mobile incompatibility studies and in non-ionizing radiation reports. <text:s/>The data is updated on a daily basis by the primary users. <text:s/>Complete extracts are obtained on a monthly basis. <text:s/>The data contains more than 240,000 <text:s/>records.</text:p>
      <text:p text:style-name="P43"/>
      <text:p text:style-name="P43">The Broadcast version resides in a 32MB dBASE file. At the present time, the ALS extract cannot list frequencies used by Police and other security agencies. <text:s/>Therefore, only records with divulgation code set to "1" will be released.</text:p>
      <text:p text:style-name="P43"/>
      <text:p text:style-name="P43">It is hoped that this data will be made available on CD media in the near future.</text:p>
      <text:p text:style-name="P43">Appendix 1 part D. describes ALS Data Extract record layouts.</text:p>
      <text:p text:style-name="P43"/>
      <text:p text:style-name="P38">7.0 <text:s/>SUPPORT UTILITIES</text:p>
      <text:p text:style-name="P43"/>
      <text:p text:style-name="P43">Other AM/FM/TV engineering analysis programs area available through the DGRB/DGSE Technical Information Service (DBC-E/TIS). <text:s/>These programs have been revised to operate on the dBASE format data as provided in the Data Extract. <text:s/>For these programs to operate correctly, they require data indexes to exist for the dBASE formatted data files.</text:p>
      <text:p text:style-name="P43"/>
      <text:p text:style-name="P43">For reasons of efficient data distribution, these indexes are not provided on diskette when the Extract is sent out. Instead, an index creation program and batch file are supplied. <text:s/>Refer to the Appendix for information on the use of this Indexing utility.</text:p>
      <text:p text:style-name="P43"/>
      <text:p text:style-name="P43">Note that all support utilities included with the Data Extract are Shareware programs or programs written by Industry Canada staff or contractors. <text:s/>They have been tested at Industry Canada and to the best of our knowledge operate as described. They are provided for your convenience. <text:s/>Industry Canada, its employees, and contractors assume no responsibility for any loss or damage resulting from the use of these products, however caused.</text:p>
      <text:p text:style-name="P58">8.0 <text:s/>CONTOURS ACCURACY</text:p>
      <text:p text:style-name="P43"/>
      <text:p text:style-name="P4"><text:span text:style-name="T4">Note that the information stored in the CONTOURS.DBF file fields LAT_END and LONG_END are </text:span><text:span text:style-name="T1">decimal degrees</text:span><text:span text:style-name="T4"> values representing the derived lattitude and longitude for that contour point. <text:s/>The point is described by the azimuth and distance stored in the same record, as calculated from the station site. </text:span></text:p>
      <text:p text:style-name="P43"/>
      <text:p text:style-name="P4"><text:span text:style-name="T4">Differences in the values between the Contour file LONG_END (for azimuth of 0) and the longitude for the station site are to be expected since the station site longitude is stored as </text:span><text:span text:style-name="T1">DDMMSS</text:span><text:span text:style-name="T4"> values. <text:s text:c="2"/>While the two longitudes appear to be different, they represent the same value in their respective units of storage.</text:span></text:p>
      <text:p text:style-name="P62">APPENDIX <text:s/>1</text:p>
      <text:p text:style-name="P43"/>
      <text:p text:style-name="P38">A.0 <text:s/>CONDUMP PROGRAM</text:p>
      <text:p text:style-name="P43"/>
      <text:p text:style-name="P43">The CONDUMP program was developed to 'dump' Broadcast information stored in dBASE format to ASCII file format, identical to the ASCII files distributed in the past. <text:s/>Since current policy is to discontinue the distribution of ASCII files, this program is offered to allow Consultant firms to perform their own conversion of dBASE files to ASCII format if desired.</text:p>
      <text:p text:style-name="P43"/>
      <text:p text:style-name="P43">The CONDUMP program creates ASCII files according to the specifications in document "Data Dump to Satisfy Outside Requests for Data, December 1986".</text:p>
      <text:p text:style-name="P43"/>
      <text:p text:style-name="P38">A.1 dBASE-to-ASCII Batch File</text:p>
      <text:p text:style-name="P43"/>
      <text:p text:style-name="P77">A batch file called DB_2_ASC.BAT is included with the dBASE files and CONDUMP program. <text:s/>Use this batch file, or refer to it to create your own file, when running the CONDUMP program.</text:p>
      <text:p text:style-name="P43"/>
      <text:p text:style-name="P78">Sample DB_2_ASC.BAT</text:p>
      <text:p text:style-name="P43"/>
      <text:p text:style-name="P77"><text:s/>@ECHO OFF</text:p>
      <text:p text:style-name="P77"><text:s/>::</text:p>
      <text:p text:style-name="P77"><text:s/>:: <text:s/>Batch file for the CONDUMP (Consultant Formatted dump) conversion step.</text:p>
      <text:p text:style-name="P77"><text:s/>:: <text:s/>Note the DOS variable set below : <text:s/>EXTRCT represents</text:p>
      <text:p text:style-name="P77"><text:s/>:: <text:s/>the disk directory where the input (DBF) files are located. </text:p>
      <text:p text:style-name="P77"><text:s/>:: <text:s/>This batch file assumes that you are located in the same directory as the CONDUMP.EXE and <text:s text:c="10"/>CONS_DEF.DBF files.</text:p>
      <text:p text:style-name="P43"><text:s/><text:tab/>::</text:p>
      <text:p text:style-name="P77"><text:s/>SET CLIPPER=V010;F065;E1000</text:p>
      <text:p text:style-name="P77"><text:s/>SET EXTRCT=X:\TEMP</text:p>
      <text:p text:style-name="P77"><text:s/>::</text:p>
      <text:p text:style-name="P77"><text:s/>CONDUMP</text:p>
      <text:p text:style-name="P77"><text:s/>::</text:p>
      <text:p text:style-name="P77"><text:s/>:END</text:p>
      <text:p text:style-name="P77"><text:s/>SET CLIPPER=</text:p>
      <text:p text:style-name="P77"><text:s/>SET EXTRCT=</text:p>
      <text:p text:style-name="P77"><text:s/>:: A file called README.PLS (Read me, please) is provided with each full extract or update and <text:s text:c="14"/>provides descriptions of all the files produced.</text:p>
      <text:p text:style-name="P43"/>
      <text:p text:style-name="P38">A.2 Program Inputs</text:p>
      <text:p text:style-name="P43"/>
      <text:p text:style-name="P77">The CONDUMP program uses a controlling database file to govern processing. <text:s/>The file name is <text:s text:c="2"/>CONS_DEF.DBF, and it must be located in the same directory as the program file CONDUMP.EXE.</text:p>
      <text:p text:style-name="P43"/>
      <text:p text:style-name="P77">The program inputs are the data files (.DBF files) included on the distribution diskette. <text:s text:c="2"/>Note that the <text:s/>program searches for these files in the directory specified by DOS environment variable EXTRCT (eg. "D:\TEMP" or "L:\BCST\EXTRACT\DATA" ).</text:p>
      <text:p text:style-name="P58">A.3 <text:s/>Program Outputs</text:p>
      <text:p text:style-name="P43"/>
      <text:p text:style-name="P77">Three ASCII files are produced ; AM_DUMP.ASC, FM_DUMP.ASC and TV_DUMP.ASC. <text:s/>They contain the dumped records for the three station types. <text:s/>These files are created in the current DOS directory where the CONDUMP program is executed.</text:p>
      <text:p text:style-name="P43"/>
      <text:p text:style-name="P77">The three major files, AM_DUMP.ASC, FM_DUMP.ASC and TV_DUMP.ASC provide information on stations in operation or authorized for operation.</text:p>
      <text:p text:style-name="P43"/>
      <text:p text:style-name="P77">The Record Layouts are listed in order of increasing number.</text:p>
      <text:p text:style-name="P43"/>
      <text:p text:style-name="P84">- Records 01 to 11 describe AM data,</text:p>
      <text:p text:style-name="P84">- Records 21 to 31 describe FM data,</text:p>
      <text:p text:style-name="P84">- Records 41 to 52 describe TV data.</text:p>
      <text:p text:style-name="P43"/>
      <text:p text:style-name="P70">The data is stored in ASCII code format and is separated in records of a length of 80 characters. <text:s/>Each record is numbered and corresponds to a group of data and to a type of station. <text:s/>The following table lists all the records available:</text:p>
      <text:p text:style-name="P85"/>
      <table:table table:name="Table8" table:style-name="Table8">
        <table:table-column table:style-name="Table8.A"/>
        <table:table-column table:style-name="Table8.B"/>
        <table:table-row table:style-name="Table8.1">
          <table:table-cell table:style-name="Table8.A1" office:value-type="string">
            <text:p text:style-name="P93">Record Content</text:p>
          </table:table-cell>
          <table:table-cell table:style-name="Table8.A1" office:value-type="string">
            <text:p text:style-name="P93">Record Number</text:p>
          </table:table-cell>
        </table:table-row>
      </table:table>
      <table:table table:name="Table9" table:style-name="Table9">
        <table:table-column table:style-name="Table9.A"/>
        <table:table-column table:style-name="Table9.B" table:number-columns-repeated="2"/>
        <table:table-column table:style-name="Table9.D"/>
        <table:table-row table:style-name="Table9.1">
          <table:table-cell table:style-name="Table9.A1" office:value-type="string">
            <text:p text:style-name="P94"/>
            <text:p text:style-name="P94"/>
            <text:p text:style-name="P94">Station Data</text:p>
            <text:p text:style-name="P94">Feeds Information</text:p>
            <text:p text:style-name="P94">AM Antenna Parameters</text:p>
            <text:p text:style-name="P94">Augmentation Data</text:p>
            <text:p text:style-name="P94">Extended Hours of Operation Data</text:p>
            <text:p text:style-name="P94">Applicant Name (comment no. 1)</text:p>
            <text:p text:style-name="P94">Details on Limitations</text:p>
            <text:p text:style-name="P94">EHAT Contour Data</text:p>
            <text:p text:style-name="P94">3 mV/m Service Contour Data (S3)</text:p>
            <text:p text:style-name="P94">500 uV/m Service Contour Data (S500)</text:p>
            <text:p text:style-name="P94">A Service Contour Data</text:p>
            <text:p text:style-name="P94">B Service Contour Data</text:p>
          </table:table-cell>
          <table:table-cell table:style-name="Table9.A1" office:value-type="string">
            <text:p text:style-name="P93">AM</text:p>
            <text:p text:style-name="P94"/>
            <text:p text:style-name="P94">01+02+03</text:p>
            <text:p text:style-name="P94"><text:s text:c="5"/>04</text:p>
            <text:p text:style-name="P94"><text:s text:c="5"/>05</text:p>
            <text:p text:style-name="P94"><text:s text:c="5"/>06</text:p>
            <text:p text:style-name="P94"><text:s text:c="5"/>10</text:p>
          </table:table-cell>
          <table:table-cell table:style-name="Table9.A1" office:value-type="string">
            <text:p text:style-name="P93">FM</text:p>
            <text:p text:style-name="P94"/>
            <text:p text:style-name="P93">21+22+23</text:p>
            <text:p text:style-name="P94"/>
            <text:p text:style-name="P94"/>
            <text:p text:style-name="P94"><text:s/></text:p>
            <text:p text:style-name="P94"/>
            <text:p text:style-name="P93">26</text:p>
            <text:p text:style-name="P94"/>
            <text:p text:style-name="P93">28</text:p>
            <text:p text:style-name="P93">30</text:p>
            <text:p text:style-name="P93">31</text:p>
          </table:table-cell>
          <table:table-cell table:style-name="Table9.A1" office:value-type="string">
            <text:p text:style-name="P93">TV</text:p>
            <text:p text:style-name="P94"><text:s text:c="3"/>41+42+4</text:p>
            <text:p text:style-name="P94">3</text:p>
            <text:p text:style-name="P94"><text:s text:c="4"/>44</text:p>
            <text:p text:style-name="P94"/>
            <text:p text:style-name="P94"/>
            <text:p text:style-name="P94"/>
            <text:p text:style-name="P94"><text:s text:c="4"/>47</text:p>
            <text:p text:style-name="P94"><text:s text:c="4"/>47</text:p>
            <text:p text:style-name="P94"><text:s text:c="4"/>49</text:p>
            <text:p text:style-name="P94"/>
            <text:p text:style-name="P94"/>
            <text:p text:style-name="P94"><text:s text:c="4"/>51</text:p>
            <text:p text:style-name="P94"><text:s text:c="4"/>52</text:p>
          </table:table-cell>
        </table:table-row>
      </table:table>
      <text:p text:style-name="P85"/>
      <text:p text:style-name="P86">Several records are created for each station. <text:s/>For every station, the first record indicates how many records are following (last field in records 01, 21 and 41).</text:p>
      <text:p text:style-name="P86"/>
      <text:p text:style-name="P86">Records 04, 05 and 06 for AM, 28 to 31 for FM, and 44 and 49 to 52 for TV can be repeated.</text:p>
      <text:p text:style-name="P67"/>
      <text:p text:style-name="P86">This is because these records list variables data that can have multiple occurrences (i.e. antenna parameters and augmentation).</text:p>
      <text:p text:style-name="P63">A.4 <text:s/>Technical Requirements</text:p>
      <text:p text:style-name="P44"/>
      <text:p text:style-name="P70">To run the CONDUMP program, the following requirements should be met :</text:p>
      <text:p text:style-name="P44"/>
      <text:p text:style-name="P70">Free disk space should be at least equal to the size of the DBF database files to be converted.</text:p>
      <text:p text:style-name="P44"/>
      <text:p text:style-name="P70">Free conventional (low) RAM memory on your PC should be at least 480K.</text:p>
      <text:p text:style-name="P44"/>
      <text:p text:style-name="P70">DOS 3.3 or higher should be used. <text:s/></text:p>
      <text:p text:style-name="P44"/>
      <text:p text:style-name="P70">The program should run in a DOS window if you prefer using Windows, assuming other requirements are met. <text:s/>Expect some performance slowdown if using this approach.</text:p>
      <text:p text:style-name="P44"/>
      <text:p text:style-name="P39">A.5 <text:s/>CONFIG.SYS</text:p>
      <text:p text:style-name="P44"/>
      <text:p text:style-name="P70">If using DOS 6.x and EMM386 (see CONFIG.SYS file), ensure the NOVCPI keyword is used in the EMM386 device statement in CONFIG.SYS.</text:p>
      <text:p text:style-name="P44"/>
      <text:p text:style-name="P25"><text:span text:style-name="T4">ie.<text:tab/>DEVICE=C:\DOS\EMM386.EXE NOEMS </text:span><text:span text:style-name="T5">NOVCPI</text:span><text:span text:style-name="T4"> .....</text:span></text:p>
      <text:p text:style-name="P44"/>
      <text:p text:style-name="P70">The CONFIG.SYS file should contain the following FILES and BUFFERS specifications as a minimum :</text:p>
      <text:p text:style-name="P44"/>
      <text:p text:style-name="P70">FILES=55</text:p>
      <text:p text:style-name="P70">BUFFERS=20</text:p>
      <text:p text:style-name="P64">B.0 <text:s/>INDEXIT PROGRAM</text:p>
      <text:p text:style-name="P51"/>
      <text:p text:style-name="P51">The INDEXIT program was developed to create index files for Broadcast data files stored in dBASE format. <text:s/>The program will operate on any xBase compatible database file.</text:p>
      <text:p text:style-name="P51"/>
      <text:p text:style-name="P52">B.1 Program Inputs</text:p>
      <text:p text:style-name="P51"/>
      <text:p text:style-name="P71">The program requires four parameters to control its operation as shown by the following syntax:</text:p>
      <text:p text:style-name="P51"/>
      <text:p text:style-name="P71">INDEXIT &lt;DBFName &gt;&lt;Key Expression&gt;&lt;Index name&gt;&lt;[C|D]&gt;&lt;[U]&gt;</text:p>
      <text:p text:style-name="P51"/>
      <text:p text:style-name="P71">where</text:p>
      <text:p text:style-name="P71">C|D = &gt; Clipper (NTX) | dBASE (NDX) type indexing</text:p>
      <text:p text:style-name="P71">U = Unique (No duplicate keys)</text:p>
      <text:p text:style-name="P71">the fifth parameter &lt;U&gt; is optional and is not required.</text:p>
      <text:p text:style-name="P51"/>
      <text:p text:style-name="P71">Note that both &lt;DBFName&gt; and &lt;Index name&gt; may contain DOS path specifications. <text:s/>If no path information is provided, the current directory is assumed.</text:p>
      <text:p text:style-name="P51"/>
      <text:p text:style-name="P71">&lt;Key Expression&gt; must be a valid xBase expression. <text:s/>It may be a compound expression or a simple field name, but must meet xBase syntax requirements.</text:p>
      <text:p text:style-name="P51"/>
      <text:p text:style-name="P52">B.2 <text:s/>Program Outputs</text:p>
      <text:p text:style-name="P51"/>
      <text:p text:style-name="P71">INDEXIT creates the named index file&lt;Index name&gt;, based on the index expression &lt;Key Expressions&gt;. <text:s/>The file extension of the index file will be ".NTX" if a Clipper stye index was selected, or ".NDX" if a dBASE style was selected. <text:s/>The file is created in the current directory unless a path is specified as part of the file name.</text:p>
      <text:p text:style-name="P51"/>
      <text:p text:style-name="P71">A brief screen display appears to describe the indexing activity.</text:p>
      <text:p text:style-name="P51"/>
      <text:p text:style-name="P52">B.3 <text:s/>Technical Requirements</text:p>
      <text:p text:style-name="P51"/>
      <text:p text:style-name="P71">To run the INDEXIT program, the following requirements should be met:</text:p>
      <text:p text:style-name="P51"/>
      <text:p text:style-name="P71">Free disk space should be at least equal to the size of the anticipated index file. <text:s/>If in doubt, free disk space should equal or exceed the size of the database being indexed.</text:p>
      <text:p text:style-name="P51"/>
      <text:p text:style-name="P71">Free conventional (low) RAM memory on your PC should be at least 480K. <text:s/>DOS 3.3 or higher should be used.</text:p>
      <text:p text:style-name="P51"/>
      <text:p text:style-name="P71"><text:soft-page-break/>The program should run in DOS windows if you prefer using Windows, assuming other requirements are met. <text:s/>Expect some performance slowdown if using this approach.</text:p>
      <text:p text:style-name="P73">If INDEXIT is operating on a LAN, it assumes that it will have exclusive access to the database file being indexed. <text:s/>If it cannot gain this exclusive use of the file, no indexing is performed and the program returns an error code (DOS errorlevel) of 1.</text:p>
      <text:p text:style-name="P51"/>
      <text:p text:style-name="P71">Note that while the INDEXIT program does not overwrite any database information, any problems resulting from its usage are not the responsibility of Industry Canada or the author of the program.</text:p>
      <text:p text:style-name="P51"/>
      <text:p text:style-name="P52">B.4 <text:s/>Provided Batch File</text:p>
      <text:p text:style-name="P51"/>
      <text:p text:style-name="P71">A batch file named MAKENTX.BAT is provided with the INDEXIT program to show correct usage of the program. <text:s/>It may be used as a model for developing Indexing batch files for other applications. <text:s/>Part of the file is shown below as an illustration.</text:p>
      <text:p text:style-name="P51"/>
      <text:p text:style-name="P71">Not that if the desired index key is a compound expression (more than one field), the field names may be concatenated as shown in the italicized program call. <text:s/>Also note that NO imbedded blanks are permitted in the compound expression.</text:p>
      <text:p text:style-name="P51"/>
      <text:p text:style-name="P71">@ECHO OFF</text:p>
      <text:p text:style-name="P71">::</text:p>
      <text:p text:style-name="P71">::Creates required index files for IC supported</text:p>
      <text:p text:style-name="P71">::programs. <text:s/>Assumes INDEXIT.EXE and databases are in current directory</text:p>
      <text:p text:style-name="P71">::</text:p>
      <text:p text:style-name="P71">INDEXIT apatstat CALL_BANR APATSTA1.NTX C</text:p>
      <text:p text:style-name="P71">INDEXIT <text:s/>apatkey S_NAME <text:s text:c="2"/>APATKEY1.NTX C</text:p>
      <text:p text:style-name="P72">INDEXIT FMSTATIO CALL_SIGN+BANNER FMSTATI1.NTX C</text:p>
      <text:p text:style-name="P71">INDEXIT TVSTATIO CALL_SIGN+BANNER TVSTATI1.NTX C</text:p>
      <text:p text:style-name="P71">::</text:p>
      <text:p text:style-name="P71">:END</text:p>
      <text:p text:style-name="P51"/>
      <text:p text:style-name="P52">B.5 <text:s/>Sample Program Call</text:p>
      <text:p text:style-name="P51"/>
      <text:p text:style-name="P71">INDEXIT TVSTATIO CALL_SIGN+BANNER TVSTATI1.NTX C</text:p>
      <text:p text:style-name="P51"><text:s text:c="21"/>| <text:s text:c="14"/>| <text:s text:c="31"/>| <text:s text:c="9"/>|</text:p>
      <text:p text:style-name="P51"><text:s text:c="21"/>| <text:s text:c="14"/>| <text:s text:c="31"/>| <text:s text:c="9"/>Indicates Clipper style index</text:p>
      <text:p text:style-name="P51"><text:s text:c="21"/>| <text:s text:c="14"/>| <text:s text:c="31"/>Name of output Index file (.NTX optional)</text:p>
      <text:p text:style-name="P51"><text:s text:c="21"/>| <text:s text:c="14"/>Compound xBase expression (note "+" concatenation)</text:p>
      <text:p text:style-name="P51"><text:s text:c="21"/>Name of database index (.DBF assumed)</text:p>
      <text:p text:style-name="P51"/>
      <text:p text:style-name="P59">C.0 <text:s/>BDBS RECORD LAYOUTS</text:p>
      <text:p text:style-name="P53"/>
      <text:p text:style-name="P53">AMSTATIO.DBF "AM stations" <text:s text:c="9"/>Main station info for AM stations.</text:p>
      <text:p text:style-name="P53"><text:s/># FIELD NAME TYPE <text:s/>LEN <text:s text:c="2"/>DEC</text:p>
      <text:p text:style-name="P53">--------------------------------</text:p>
      <text:p text:style-name="P53"><text:s/>1 PROVINCE <text:s text:c="4"/>C <text:s text:c="3"/>2 <text:s text:c="4"/>0 <text:s text:c="5"/>Province / State</text:p>
      <text:p text:style-name="P53"><text:s/>2 CITY <text:s text:c="8"/>C <text:s text:c="2"/>20 <text:s text:c="4"/>0 <text:s text:c="5"/>City name</text:p>
      <text:p text:style-name="P53"><text:s/>3 CALL_SIGN <text:s text:c="3"/>C <text:s text:c="2"/>12 <text:s text:c="4"/>0 <text:s text:c="5"/>Call sign of station</text:p>
      <text:p text:style-name="P53"><text:s/>4 FREQUENCY <text:s text:c="3"/>N <text:s text:c="3"/>7 <text:s text:c="4"/>2 <text:s text:c="5"/>Frequency in kHz. Valid 530 to 1700.</text:p>
      <text:p text:style-name="P53"><text:s/>5 CLASS <text:s text:c="7"/>C <text:s text:c="3"/>3 <text:s text:c="4"/>0 <text:s text:c="5"/>Class (A, B, C, CC, LP)</text:p>
      <text:p text:style-name="P53"><text:s/>6 LATITUDE <text:s text:c="4"/>N <text:s text:c="3"/>7 <text:s text:c="4"/>0 <text:s text:c="5"/>N.Latitude of the AM</text:p>
      <text:p text:style-name="P53"><text:s text:c="38"/>Station's Transmitter.(ddmmss)</text:p>
      <text:p text:style-name="P53"><text:s/>7 LONGITUDE <text:s text:c="3"/>N <text:s text:c="3"/>8 <text:s text:c="4"/>0 <text:s text:c="5"/>W.Longitude <text:s/>of the AM</text:p>
      <text:p text:style-name="P53"><text:s text:c="38"/>Station's Transmitter(dddmmss)</text:p>
      <text:p text:style-name="P53"><text:s/>8 BANNER <text:s text:c="6"/>C <text:s text:c="3"/>2 <text:s text:c="4"/>0 <text:s text:c="5"/>Banner flag (A, C, O, P)</text:p>
      <text:p text:style-name="P53"><text:s/>9 STATUS1 <text:s text:c="5"/>C <text:s text:c="3"/>2 <text:s text:c="4"/>0 <text:s text:c="5"/>Application Status day-time</text:p>
      <text:p text:style-name="P53">10 STATUS2 <text:s text:c="5"/>C <text:s text:c="3"/>2 <text:s text:c="4"/>0 <text:s text:c="5"/>Application Status night-time</text:p>
      <text:p text:style-name="P53">11 LATITUDE2 <text:s text:c="3"/>N <text:s text:c="3"/>7 <text:s text:c="4"/>0 <text:s text:c="5"/>Day-time N.latitude coordinate in degrees</text:p>
      <text:p text:style-name="P53"><text:s text:c="34"/>if site different than night-time site.</text:p>
      <text:p text:style-name="P53">12 LONGITUDE2 <text:s text:c="2"/>N <text:s text:c="3"/>8 <text:s text:c="4"/>0 <text:s text:c="5"/>Day-time W.longitude coordinate in degrees</text:p>
      <text:p text:style-name="P53"><text:s text:c="34"/>if site different than night-time site.</text:p>
      <text:p text:style-name="P53">13 BRDR_LAT <text:s text:c="4"/>N <text:s text:c="3"/>7 <text:s text:c="4"/>0 <text:s text:c="5"/>Latitude used when BORDER last calculated</text:p>
      <text:p text:style-name="P53">14 BRDR_LONG <text:s text:c="3"/>N <text:s text:c="3"/>8 <text:s text:c="4"/>0 <text:s text:c="5"/>Longitude used when BORDER last calculated</text:p>
      <text:p text:style-name="P53">15 BORDER <text:s text:c="6"/>N <text:s text:c="3"/>7 <text:s text:c="4"/>1 <text:s text:c="5"/>Closest distance to Canada US Border(km)</text:p>
      <text:p text:style-name="P53">16 CAN_LAND <text:s text:c="4"/>N <text:s text:c="3"/>7 <text:s text:c="4"/>1 <text:s text:c="5"/>Closest distance to Canada Land Edge</text:p>
      <text:p text:style-name="P53">17 USA_LAND <text:s text:c="4"/>N <text:s text:c="3"/>7 <text:s text:c="4"/>1 <text:s text:c="5"/>Closest distance to USA Land Edge</text:p>
      <text:p text:style-name="P53">18 FRE_LAND <text:s text:c="4"/>N <text:s text:c="3"/>7 <text:s text:c="4"/>1 <text:s text:c="5"/>Closest distance to French Land Edge near</text:p>
      <text:p text:style-name="P53"><text:s text:c="38"/>Newfoundland</text:p>
      <text:p text:style-name="P53">19 ST_CREAT <text:s text:c="4"/>D <text:s text:c="3"/>8 <text:s text:c="4"/>1 <text:s text:c="5"/>Date station entered in database</text:p>
      <text:p text:style-name="P53">20 ST_MOD <text:s text:c="6"/>D <text:s text:c="3"/>8 <text:s text:c="4"/>1 <text:s text:c="5"/>Date station last modified</text:p>
      <text:p text:style-name="P53">21 OK_DUMP <text:s text:c="5"/>D <text:s text:c="3"/>8 <text:s text:c="4"/>1 <text:s text:c="5"/>Last date of record update for the</text:p>
      <text:p text:style-name="P53"><text:s text:c="38"/>Consultants dump</text:p>
      <text:p text:style-name="P53">22 DOC_FILE <text:s text:c="4"/>N <text:s text:c="3"/>5 <text:s text:c="4"/>0 <text:s text:c="5"/>I.C.'s file number</text:p>
      <text:p text:style-name="P53">23 DEC_NUMBER <text:s text:c="2"/>N <text:s text:c="3"/>6 <text:s text:c="4"/>0 <text:s text:c="5"/>CRTC Decision Number</text:p>
      <text:p text:style-name="P53">24 IFRBN_D <text:s text:c="5"/>N <text:s text:c="3"/>5 <text:s text:c="4"/>0 <text:s text:c="5"/>IFRB Number for day time</text:p>
      <text:p text:style-name="P53">25 IFRBN_N <text:s text:c="5"/>N <text:s text:c="3"/>5 <text:s text:c="4"/>0 <text:s text:c="5"/>IFRB Number for night time</text:p>
      <text:p text:style-name="P53">26 CLIST1 <text:s text:c="6"/>N <text:s text:c="3"/>4 <text:s text:c="4"/>0 <text:s text:c="5"/>Change List number 1</text:p>
      <text:p text:style-name="P53">27 CLIST2 <text:s text:c="6"/>N <text:s text:c="3"/>4 <text:s text:c="4"/>0 <text:s text:c="5"/>Change List number 2</text:p>
      <text:p text:style-name="P53">28 CLIST3 <text:s text:c="6"/>N <text:s text:c="3"/>4 <text:s text:c="4"/>0 <text:s text:c="5"/>Change List number 3</text:p>
      <text:p text:style-name="P53">29 CLIST4 <text:s text:c="6"/>N <text:s text:c="3"/>4 <text:s text:c="4"/>0 <text:s text:c="5"/>Change List number 4</text:p>
      <text:p text:style-name="P53">30 CLIST5 <text:s text:c="6"/>N <text:s text:c="3"/>4 <text:s text:c="4"/>0 <text:s text:c="5"/>Change List number 5</text:p>
      <text:p text:style-name="P53">31 CLIST6 <text:s text:c="6"/>N <text:s text:c="3"/>4 <text:s text:c="4"/>0 <text:s text:c="5"/>Change List number 6</text:p>
      <text:p text:style-name="P53">32 CLIST7 <text:s text:c="6"/>N <text:s text:c="3"/>4 <text:s text:c="4"/>0 <text:s text:c="5"/>Change List number 7</text:p>
      <text:p text:style-name="P53">33 CLIST8 <text:s text:c="6"/>N <text:s text:c="3"/>4 <text:s text:c="4"/>0 <text:s text:c="5"/>Change List number 8</text:p>
      <text:p text:style-name="P53">34 CLIST9 <text:s text:c="6"/>N <text:s text:c="3"/>4 <text:s text:c="4"/>0 <text:s text:c="5"/>Change List number 9</text:p>
      <text:p text:style-name="P53">35 CLIST10 <text:s text:c="5"/>N <text:s text:c="3"/>4 <text:s text:c="4"/>0 <text:s text:c="5"/>Change List number 10</text:p>
      <text:p text:style-name="P53">36 NETWORK <text:s text:c="5"/>C <text:s text:c="3"/>4 <text:s text:c="4"/>0 <text:s text:c="5"/>Network (CBCE, CBCF, IND, INDE, INDF,</text:p>
      <text:p text:style-name="P53"><text:s text:c="38"/>BCMH, or none)</text:p>
      <text:p text:style-name="P53">37 CERT_NUMB <text:s text:c="3"/>C <text:s text:c="3"/>6 <text:s text:c="4"/>0 <text:s text:c="5"/>Broadcasting Certificate Number</text:p>
      <text:p text:style-name="P53"><text:s text:c="35"/>in format AANNNN</text:p>
      <text:p text:style-name="P53">38 BC_MODE <text:s text:c="5"/>C <text:s text:c="3"/>1 <text:s text:c="4"/>0 <text:s text:c="5"/>Broadcasting Mode (Stereo, Mono)</text:p>
      <text:p text:style-name="P53">39 UNATTENDED <text:s text:c="2"/>C <text:s text:c="3"/>1 <text:s text:c="4"/>0 <text:s text:c="5"/>Unattended Operation Code <text:s/>(Y, N)</text:p>
      <text:p text:style-name="P53">40 AUTO_PROG <text:s text:c="3"/>C <text:s text:c="3"/>1 <text:s text:c="4"/>0 <text:s text:c="5"/>Automatic Programming Code (Y, N)</text:p>
      <text:p text:style-name="P53">41 EUVALU <text:s text:c="6"/>N <text:s text:c="3"/>5 <text:s text:c="4"/>1 <text:s text:c="5"/>RSS Night Interference Free Value</text:p>
      <text:p text:style-name="P53">42 POWERDAY <text:s text:c="4"/>N <text:s text:c="3"/>7 <text:s text:c="4"/>0 <text:s text:c="5"/>Power in watts <text:s text:c="2"/>Day Time</text:p>
      <text:p text:style-name="P53">43 PAR_RMS_D <text:s text:c="3"/>N <text:s text:c="3"/>8 <text:s text:c="4"/>2 <text:s text:c="5"/>RMS value mV/m <text:s text:c="2"/>Day Time</text:p>
      <text:p text:style-name="P53">44 Q_DAY <text:s text:c="7"/>N <text:s text:c="3"/>7 <text:s text:c="4"/>2 <text:s text:c="5"/>Reduced Q factor Day Time</text:p>
      <text:p text:style-name="P53"><text:soft-page-break/>45 POWERNIGHT <text:s text:c="2"/>N <text:s text:c="3"/>7 <text:s text:c="4"/>0 <text:s text:c="5"/>Power in watts <text:s text:c="2"/>Night Time</text:p>
      <text:p text:style-name="P53">46 PAR_RMS_N <text:s text:c="3"/>N <text:s text:c="3"/>8 <text:s text:c="4"/>2 <text:s text:c="5"/>RMS value mV/m <text:s text:c="2"/>Night Time</text:p>
      <text:p text:style-name="P53">47 Q_NIGHT <text:s text:c="5"/>N <text:s text:c="3"/>7 <text:s text:c="4"/>2 <text:s text:c="5"/>Reduced Q factor Night Time</text:p>
      <text:p text:style-name="P53">48 POWERCRIT <text:s text:c="3"/>N <text:s text:c="3"/>7 <text:s text:c="4"/>0 <text:s text:c="5"/>Power in watts Critical Hours of Operation</text:p>
      <text:p text:style-name="P53">49 PAR_RMS_C <text:s text:c="3"/>N <text:s text:c="3"/>8 <text:s text:c="4"/>2 <text:s text:c="5"/>RMS value during Critical hours of OPS.</text:p>
      <text:p text:style-name="P53">50 Q_CRIT <text:s text:c="6"/>N <text:s text:c="3"/>7 <text:s text:c="4"/>2 <text:s text:c="5"/>Reduced Q factor during Crit. hours OPS.</text:p>
      <text:p text:style-name="P53">51 CHANNEL <text:s text:c="5"/>N <text:s text:c="3"/>4 <text:s text:c="4"/>0 <text:s text:c="5"/>4 digit Frequency in kHz. Ex: 1250</text:p>
      <text:p text:style-name="P53"/>
      <text:p text:style-name="P53">APATDAT.DBF "Antenna PATtern DATa" <text:s/>Detail records for pattern points.</text:p>
      <text:p text:style-name="P53"><text:s/># FIELD NAME TYPE <text:s/>LEN <text:s text:c="2"/>DEC</text:p>
      <text:p text:style-name="P53">--------------------------------</text:p>
      <text:p text:style-name="P53"><text:s/>1 PATT_KEY <text:s text:c="4"/>N <text:s text:c="3"/>6 <text:s text:c="4"/>0 <text:s text:c="5"/>Pattern key number used in all APAT files.</text:p>
      <text:p text:style-name="P53"><text:s/>2 ANGLE <text:s text:c="7"/>N <text:s text:c="3"/>8 <text:s text:c="4"/>4 <text:s text:c="5"/>Angle in Degrees; AZIMUTH.</text:p>
      <text:p text:style-name="P53"><text:s/>3 GAIN <text:s text:c="8"/>N <text:s text:c="3"/>8 <text:s text:c="4"/>4 <text:s text:c="5"/>RADIATION at ANGLE. (dB above ERPVPK)</text:p>
      <text:p text:style-name="P53"/>
      <text:p text:style-name="P53"/>
      <text:p text:style-name="P53">APATDESC.DBF "Antenna PATtern DEScriptions" <text:s/>Description record of pattern.</text:p>
      <text:p text:style-name="P53"><text:s/># FIELD NAME TYPE <text:s/>LEN <text:s text:c="2"/>DEC</text:p>
      <text:p text:style-name="P53">--------------------------------</text:p>
      <text:p text:style-name="P53"><text:s/>1 PATT_KEY <text:s text:c="4"/>N <text:s text:c="3"/>6 <text:s text:c="4"/>0 <text:s text:c="5"/>Pattern key number used in all APAT files.</text:p>
      <text:p text:style-name="P53"><text:s/>2 HOR_VER <text:s text:c="5"/>C <text:s text:c="3"/>1 <text:s text:c="4"/>0 <text:s text:c="5"/>Pattern Type; H or V.</text:p>
      <text:p text:style-name="P53"><text:s/>3 PATT_NUMB <text:s text:c="3"/>N <text:s text:c="3"/>1 <text:s text:c="4"/>0 <text:s text:c="5"/>Unused</text:p>
      <text:p text:style-name="P53"><text:s/>4 PATT_TYPE <text:s text:c="3"/>C <text:s text:c="2"/>12 <text:s text:c="4"/>0 <text:s text:c="5"/>Type of Pattern; BRIEF, THEO, PRECISE</text:p>
      <text:p text:style-name="P53"><text:s/>5 PUNITS <text:s text:c="6"/>N <text:s text:c="3"/>1 <text:s text:c="4"/>0 <text:s text:c="5"/>Unused</text:p>
      <text:p text:style-name="P53"><text:s/>6 NUMPOINTS <text:s text:c="3"/>N <text:s text:c="3"/>3 <text:s text:c="4"/>0 <text:s text:c="5"/>Number of points in APATDAT file.</text:p>
      <text:p text:style-name="P53"><text:s/>7 PATT_DATE <text:s text:c="3"/>D <text:s text:c="3"/>8 <text:s text:c="4"/>0 <text:s text:c="5"/>Last date of change</text:p>
      <text:p text:style-name="P53"/>
      <text:p text:style-name="P53"/>
      <text:p text:style-name="P53">APATKEY.DBF "Antenna PATtern KEY" <text:s/>File holding pattern names and counter.</text:p>
      <text:p text:style-name="P53"><text:s/># FIELD NAME TYPE <text:s/>LEN <text:s text:c="2"/>DEC</text:p>
      <text:p text:style-name="P53">--------------------------------</text:p>
      <text:p text:style-name="P53"><text:s/>1 S_NAME <text:s text:c="6"/>C <text:s text:c="2"/>12 <text:s text:c="4"/>0 <text:s text:c="5"/>Station name "CALL_SIGN"</text:p>
      <text:p text:style-name="P53"><text:s/>2 PATT_KEY <text:s text:c="4"/>N <text:s text:c="3"/>6 <text:s text:c="4"/>0 <text:s text:c="5"/>Pattern key number used in all APAT files.</text:p>
      <text:p text:style-name="P53"/>
      <text:p text:style-name="P53"/>
      <text:p text:style-name="P53">APATSTAT.DBF "Antenna PATtern STAtion" <text:s/>Link of pattern keys to Callsign/banners.</text:p>
      <text:p text:style-name="P53"><text:s/># FIELD NAME TYPE <text:s/>LEN <text:s text:c="2"/>DEC</text:p>
      <text:p text:style-name="P53">--------------------------------</text:p>
      <text:p text:style-name="P53"><text:s/>1 CALLS_BANR <text:s text:c="2"/>C <text:s text:c="2"/>14 <text:s text:c="4"/>0 <text:s text:c="5"/>Station name "CALL_SIGN" + "BANNER"</text:p>
      <text:p text:style-name="P53"><text:s/>2 PATT_KEY <text:s text:c="4"/>N <text:s text:c="3"/>6 <text:s text:c="4"/>0 <text:s text:c="5"/>Pattern key number used in all APAT files.</text:p>
      <text:p text:style-name="P53"/>
      <text:p text:style-name="P53"/>
      <text:p text:style-name="P53">AUGMENT.DBF "AM station augmentations" <text:s/>"Many" child of AM stations</text:p>
      <text:p text:style-name="P53"><text:s/># FIELD NAME TYPE <text:s/>LEN <text:s text:c="2"/>DEC</text:p>
      <text:p text:style-name="P53">--------------------------------</text:p>
      <text:p text:style-name="P53"><text:s/>1 CALLS_BANR <text:s text:c="2"/>C <text:s text:c="2"/>14 <text:s text:c="4"/>0 <text:s text:c="5"/>Station identification</text:p>
      <text:p text:style-name="P53"><text:s/>2 DNC_CODE <text:s text:c="4"/>C <text:s text:c="3"/>1 <text:s text:c="4"/>0 <text:s text:c="5"/>D, N, C: Day, Night, Critical indicator</text:p>
      <text:p text:style-name="P53"><text:s/>3 NUMBER <text:s text:c="6"/>N <text:s text:c="3"/>2 <text:s text:c="4"/>0 <text:s text:c="5"/>Augmentation segment number.</text:p>
      <text:p text:style-name="P53"><text:s/>4 RADIATION <text:s text:c="3"/>N <text:s text:c="3"/>8 <text:s text:c="4"/>2 <text:s text:c="5"/>Radiation at central AZIMUTH (mV/m)</text:p>
      <text:p text:style-name="P53"><text:s/>5 CENTER_AZ <text:s text:c="3"/>N <text:s text:c="3"/>5 <text:s text:c="4"/>1 <text:s text:c="5"/>Central AZIMUTH of Augmentation (degrees)</text:p>
      <text:p text:style-name="P53"><text:s/>6 SPAN <text:s text:c="8"/>N <text:s text:c="3"/>5 <text:s text:c="4"/>1 <text:s text:c="5"/>Span of Augmentation (degrees)</text:p>
      <text:p text:style-name="P53"/>
      <text:p text:style-name="P53"/>
      <text:p text:style-name="P53">CITY.DBF "City names" <text:s text:c="14"/>Lookup table for station locations</text:p>
      <text:p text:style-name="P53"><text:s/># FIELD NAME TYPE <text:s/>LEN <text:s text:c="2"/>DEC</text:p>
      <text:p text:style-name="P53">--------------------------------</text:p>
      <text:p text:style-name="P53"><text:s/>1 PROVINCE <text:s text:c="4"/>C <text:s text:c="3"/>2 <text:s text:c="4"/>0 <text:s text:c="5"/>Provincial or State code</text:p>
      <text:p text:style-name="P53"><text:s/>2 NAME <text:s text:c="8"/>C <text:s text:c="2"/>20 <text:s text:c="4"/>0 <text:s text:c="5"/>City name.</text:p>
      <text:p text:style-name="P53"><text:s/>3 LATITUDE <text:s text:c="4"/>N <text:s text:c="3"/>7 <text:s text:c="4"/>0 <text:s text:c="5"/>N.Latitude (city centre or 1st station)(ddmmss)</text:p>
      <text:p text:style-name="P53"><text:soft-page-break/><text:s/>4 LONGITUDE <text:s text:c="3"/>N <text:s text:c="3"/>8 <text:s text:c="4"/>0 <text:s text:c="5"/>W.Longitude (city centre or 1st station)(dddmmss)</text:p>
      <text:p text:style-name="P53"><text:s/>5 CREAT_DT <text:s text:c="4"/>D <text:s text:c="3"/>8 <text:s text:c="4"/>0 <text:s text:c="5"/>Date city record created</text:p>
      <text:p text:style-name="P53"><text:s/>6 MOD_DT <text:s text:c="6"/>D <text:s text:c="3"/>8 <text:s text:c="4"/>0 <text:s text:c="5"/>Data city record modified</text:p>
      <text:p text:style-name="P53"/>
      <text:p text:style-name="P60">COMMENTS.DBF "Comments" <text:s text:c="12"/>"One" child of all station types.</text:p>
      <text:p text:style-name="P53"><text:s/># FIELD NAME TYPE <text:s/>LEN <text:s text:c="2"/>DEC</text:p>
      <text:p text:style-name="P53">--------------------------------</text:p>
      <text:p text:style-name="P53"><text:s/>1 CALLS_BANR <text:s text:c="2"/>C <text:s text:c="2"/>14 <text:s text:c="4"/>0 <text:s text:c="5"/>Station identification</text:p>
      <text:p text:style-name="P53"><text:s/>2 NAME <text:s text:c="8"/>C <text:s text:c="2"/>40 <text:s text:c="4"/>0 <text:s text:c="5"/>Name of license</text:p>
      <text:p text:style-name="P53"><text:s/>3 ADDR1 <text:s text:c="7"/>C <text:s text:c="2"/>40 <text:s text:c="4"/>0 <text:s text:c="5"/>Address line # 1</text:p>
      <text:p text:style-name="P53"><text:s/>4 ADDR2 <text:s text:c="7"/>C <text:s text:c="2"/>40 <text:s text:c="4"/>0 <text:s text:c="5"/>Address line # 2</text:p>
      <text:p text:style-name="P53"><text:s/>5 ADDR3 <text:s text:c="7"/>C <text:s text:c="2"/>40 <text:s text:c="4"/>0 <text:s text:c="5"/>Address line # 3</text:p>
      <text:p text:style-name="P53"><text:s/>6 ADDR4 <text:s text:c="7"/>C <text:s text:c="2"/>40 <text:s text:c="4"/>0 <text:s text:c="5"/>Address line # 4</text:p>
      <text:p text:style-name="P53"><text:s/>7 HQCOMM <text:s text:c="6"/>M <text:s text:c="2"/>10 <text:s text:c="4"/>0 <text:s text:c="5"/>General Headquarters comments</text:p>
      <text:p text:style-name="P53"><text:s/>8 RGCOMM <text:s text:c="6"/>M <text:s text:c="2"/>10 <text:s text:c="4"/>0 <text:s text:c="5"/>General Regional comments</text:p>
      <text:p text:style-name="P53"><text:s/>9 EDETAILS <text:s text:c="4"/>M <text:s text:c="2"/>10 <text:s text:c="4"/>0 <text:s text:c="5"/>Details on Limitations; English</text:p>
      <text:p text:style-name="P53">10 FDETAILS <text:s text:c="4"/>M <text:s text:c="2"/>10 <text:s text:c="4"/>0 <text:s text:c="5"/>Details on Limitations; French</text:p>
      <text:p text:style-name="P53"/>
      <text:p text:style-name="P53"/>
      <text:p text:style-name="P53">CONTOURS.DBF "Station contours" <text:s text:c="4"/>"Many" child of FM and TV stations.</text:p>
      <text:p text:style-name="P53"><text:s/># FIELD NAME TYPE <text:s/>LEN <text:s text:c="2"/>DEC</text:p>
      <text:p text:style-name="P53">--------------------------------</text:p>
      <text:p text:style-name="P53"><text:s/>1 CALLS_BANR <text:s text:c="2"/>C <text:s text:c="2"/>14 <text:s text:c="4"/>0 <text:s text:c="5"/>Station identification</text:p>
      <text:p text:style-name="P53"><text:s/>2 AZIMUTH <text:s text:c="5"/>N <text:s text:c="3"/>5 <text:s text:c="4"/>1 <text:s text:c="5"/>Azimuth; degrees from true North</text:p>
      <text:p text:style-name="P53"><text:s/>3 VALU_DIST <text:s text:c="3"/>N <text:s text:c="2"/>10 <text:s text:c="4"/>4 <text:s text:c="5"/>Height in Meters above Sea Level</text:p>
      <text:p text:style-name="P53"><text:s text:c="34"/>or distance in kilometres between the</text:p>
      <text:p text:style-name="P53"><text:s text:c="34"/>transmitter site and the contour point.</text:p>
      <text:p text:style-name="P53"><text:s/>4 NAME <text:s text:c="8"/>C <text:s text:c="3"/>4 <text:s text:c="4"/>0 <text:s text:c="5"/>Contour name; AM (EUN, 5000, 500D, 500N)</text:p>
      <text:p text:style-name="P53"><text:s text:c="34"/>FM (HAAT,3000, 500) TV (HAAT, GRDA, GRDB)</text:p>
      <text:p text:style-name="P53"><text:s/>5 LAT_END <text:s text:c="5"/>N <text:s text:c="3"/>8 <text:s text:c="4"/>4 <text:s text:c="5"/>Calculated end-point N.latitude (decimal fraction)</text:p>
      <text:p text:style-name="P53"><text:s/>6 LONG_END <text:s text:c="4"/>N <text:s text:c="3"/>8 <text:s text:c="4"/>4 <text:s text:c="5"/>Calculated end-point W.longitude(decimal fraction)</text:p>
      <text:p text:style-name="P53"/>
      <text:p text:style-name="P53"/>
      <text:p text:style-name="P53">EXTEND.DBF "AM stations extended hours of operations" <text:s/>"Many" child of AM.</text:p>
      <text:p text:style-name="P53"><text:s/># FIELD NAME TYPE <text:s/>LEN <text:s text:c="2"/>DEC</text:p>
      <text:p text:style-name="P53">--------------------------------</text:p>
      <text:p text:style-name="P53"><text:s/>1 CALLS_BANR <text:s text:c="2"/>C <text:s text:c="2"/>14 <text:s text:c="4"/>0 <text:s text:c="5"/>Station identification</text:p>
      <text:p text:style-name="P53"><text:s/>2 NUMBER <text:s text:c="6"/>N <text:s text:c="3"/>2 <text:s text:c="4"/>0 <text:s text:c="5"/>Extended Period Number</text:p>
      <text:p text:style-name="P53"><text:s/>3 ANT_SYSTEM <text:s text:c="2"/>C <text:s text:c="3"/>1 <text:s text:c="4"/>0 <text:s text:c="5"/>Antenna System Used for the Extended</text:p>
      <text:p text:style-name="P53"><text:s text:c="38"/>Operation (D, N)</text:p>
      <text:p text:style-name="P53"><text:s/>4 START1 <text:s text:c="6"/>C <text:s text:c="3"/>4 <text:s text:c="4"/>0 <text:s text:c="5"/>Month and Day to Start the Extended</text:p>
      <text:p text:style-name="P53"><text:s text:c="38"/>Operation</text:p>
      <text:p text:style-name="P53"><text:s/>5 END1 <text:s text:c="8"/>C <text:s text:c="3"/>4 <text:s text:c="4"/>0 <text:s text:c="5"/>Month and Day to End the Extended</text:p>
      <text:p text:style-name="P53"><text:s text:c="38"/>Operation</text:p>
      <text:p text:style-name="P53"><text:s/>6 START2 <text:s text:c="6"/>N <text:s text:c="3"/>4 <text:s text:c="4"/>0 <text:s text:c="5"/>Hour and Minute to Start Extended</text:p>
      <text:p text:style-name="P53"><text:s text:c="38"/>Operation</text:p>
      <text:p text:style-name="P53"><text:s/>7 END2 <text:s text:c="8"/>N <text:s text:c="3"/>4 <text:s text:c="4"/>0 <text:s text:c="5"/>Hour and Minute to End Extended</text:p>
      <text:p text:style-name="P53"><text:s text:c="38"/>Operation</text:p>
      <text:p text:style-name="P53"><text:s/>8 POWER <text:s text:c="7"/>N <text:s text:c="3"/>7 <text:s text:c="4"/>0 <text:s text:c="5"/>Station's Power in Watts</text:p>
      <text:p text:style-name="P53"><text:s/>9 RMS <text:s text:c="9"/>N <text:s text:c="3"/>7 <text:s text:c="4"/>2 <text:s text:c="5"/>RMS value of Radiation in mV/m at 1 Km</text:p>
      <text:p text:style-name="P53"/>
      <text:p text:style-name="P53"/>
      <text:p text:style-name="P53">FEEDS.DBF "TV - source of feed signals" <text:s/>"Many" child of TV</text:p>
      <text:p text:style-name="P53"><text:s/># FIELD NAME TYPE <text:s/>LEN <text:s text:c="2"/>DEC</text:p>
      <text:p text:style-name="P53">--------------------------------</text:p>
      <text:p text:style-name="P53"><text:s/>1 CALLS_BANR <text:s text:c="2"/>C <text:s text:c="2"/>14 <text:s text:c="4"/>0 <text:s text:c="5"/>Station identification</text:p>
      <text:p text:style-name="P53"><text:s/>2 FEED_ID <text:s text:c="5"/>C <text:s text:c="3"/>1 <text:s text:c="4"/>0 <text:s text:c="5"/>Feed Identifier; A or B</text:p>
      <text:p text:style-name="P53"><text:s/>3 FEED_CHAN <text:s text:c="3"/>N <text:s text:c="3"/>4 <text:s text:c="4"/>0 <text:s text:c="5"/>0, 2 - 83, or 2500 - 2680</text:p>
      <text:p text:style-name="P53"><text:s/>4 LINK_TYPE <text:s text:c="3"/>C <text:s text:c="3"/>1 <text:s text:c="4"/>0 <text:s text:c="5"/>Type of FEED LINK; O, U, S, C</text:p>
      <text:p text:style-name="P53"><text:s/>5 FEED_CALL <text:s text:c="3"/>C <text:s text:c="2"/>12 <text:s text:c="4"/>0 <text:s text:c="5"/>Name of the SOURCE of the FEED</text:p>
      <text:p text:style-name="P53"><text:s/>6 FEED_LAT <text:s text:c="4"/>N <text:s text:c="3"/>7 <text:s text:c="4"/>0 <text:s text:c="5"/>N.Latitude of the FEED SOURCE(ddmmss)</text:p>
      <text:p text:style-name="P53"><text:s/>7 FEED_LONG <text:s text:c="3"/>N <text:s text:c="3"/>8 <text:s text:c="4"/>0 <text:s text:c="5"/>W.Longitude of the FEED SOURCE(dddmmss)</text:p>
      <text:p text:style-name="P60">FMSTATIO.DBF "FM stations"</text:p>
      <text:p text:style-name="P53"><text:s/># FIELD NAME TYPE <text:s/>LEN <text:s text:c="2"/>DEC</text:p>
      <text:p text:style-name="P53">--------------------------------</text:p>
      <text:p text:style-name="P53"><text:s/>1 PROVINCE <text:s text:c="4"/>C <text:s text:c="3"/>2 <text:s text:c="4"/>0 <text:s text:c="5"/>Province / State code</text:p>
      <text:p text:style-name="P53"><text:s/>2 CITY <text:s text:c="8"/>C <text:s text:c="2"/>20 <text:s text:c="4"/>0 <text:s text:c="5"/>City name.</text:p>
      <text:p text:style-name="P53"><text:s/>3 CALL_SIGN <text:s text:c="3"/>C <text:s text:c="2"/>12 <text:s text:c="4"/>0 <text:s text:c="5"/>Call sign of station</text:p>
      <text:p text:style-name="P53"><text:s/>4 FREQUENCY <text:s text:c="3"/>N <text:s text:c="3"/>7 <text:s text:c="4"/>2 <text:s text:c="5"/>Frequency in MHz <text:s/>88.1 to 107.9</text:p>
      <text:p text:style-name="P53"><text:s/>5 CLASS <text:s text:c="7"/>C <text:s text:c="3"/>3 <text:s text:c="4"/>0 <text:s text:c="5"/>Class of Station; A, A1, B, B1, C, C1, C2,</text:p>
      <text:p text:style-name="P53"><text:s text:c="34"/>D, LP, VLP; For Canadian Stations, A, A1, B,</text:p>
      <text:p text:style-name="P53"><text:s text:c="34"/>C, C1, LP, VLP; For Non-Canadian Stations,</text:p>
      <text:p text:style-name="P53"><text:s text:c="34"/>A, B, B1, C, C1, C2, D</text:p>
      <text:p text:style-name="P53"><text:s/>6 LATITUDE <text:s text:c="4"/>N <text:s text:c="3"/>7 <text:s text:c="4"/>0 <text:s text:c="5"/>N.Latitude of the FM</text:p>
      <text:p text:style-name="P53"><text:s text:c="38"/>Station's Transmitter(ddmmss)</text:p>
      <text:p text:style-name="P53"><text:s/>7 LONGITUDE <text:s text:c="3"/>N <text:s text:c="3"/>8 <text:s text:c="4"/>0 <text:s text:c="5"/>W.Longitude of the FM</text:p>
      <text:p text:style-name="P53"><text:s text:c="38"/>Station's Transmitter(dddmmss)</text:p>
      <text:p text:style-name="P53"><text:s/>8 BANNER <text:s text:c="6"/>C <text:s text:c="3"/>2 <text:s text:c="4"/>0 <text:s text:c="5"/>AL, AP, AU, CP(US Only), DE, IC, IL, OP, PC,</text:p>
      <text:p text:style-name="P53"><text:s text:c="34"/>RE, TD, TO, UA, UC, UN: Allotment, Approved,</text:p>
      <text:p text:style-name="P53"><text:s text:c="34"/>Authorized, Construction Permit, Denied,</text:p>
      <text:p text:style-name="P53"><text:s text:c="34"/>Incomplete, Illegal, Operational, Proposed</text:p>
      <text:p text:style-name="P53"><text:s text:c="34"/>Channel, Referred to CRTC, Tentative</text:p>
      <text:p text:style-name="P53"><text:s text:c="34"/>Deletion, Temp. Operation, Approved by CRTC,</text:p>
      <text:p text:style-name="P53"><text:s text:c="34"/>Under Consideration, Unacceptable</text:p>
      <text:p text:style-name="P53"><text:s/>9 SS_CODE <text:s text:c="5"/>C <text:s text:c="3"/>5 <text:s text:c="4"/>0 <text:s text:c="5"/>Short Spacing Code; "*O#aa"</text:p>
      <text:p text:style-name="P53">10 NETWORK <text:s text:c="5"/>C <text:s text:c="3"/>4 <text:s text:c="4"/>0 <text:s text:c="5"/>Network affiliation: CANC, CBC, CBCE, CBCF,</text:p>
      <text:p text:style-name="P53"><text:s text:c="38"/>IND, INDE, INDF, Space</text:p>
      <text:p text:style-name="P53">11 ANT_MODE <text:s text:c="4"/>C <text:s text:c="3"/>1 <text:s text:c="4"/>0 <text:s text:c="5"/>Antenna Mode; O, D; Omnidirectional or</text:p>
      <text:p text:style-name="P53"><text:s text:c="38"/>Directional</text:p>
      <text:p text:style-name="P53">12 BC_MODE <text:s text:c="5"/>C <text:s text:c="3"/>1 <text:s text:c="4"/>0 <text:s text:c="5"/>Broadcasting Mode: S, M, Space; Stereo,</text:p>
      <text:p text:style-name="P53"><text:s text:c="38"/>Mono</text:p>
      <text:p text:style-name="P53">13 BRDR_LAT <text:s text:c="4"/>N <text:s text:c="3"/>7 <text:s text:c="4"/>0 <text:s text:c="5"/>N.Latitude used when BORDER last calculated</text:p>
      <text:p text:style-name="P53">14 BRDR_LONG <text:s text:c="3"/>N <text:s text:c="3"/>8 <text:s text:c="4"/>0 <text:s text:c="5"/>W.Longitude used when BORDER last calculated</text:p>
      <text:p text:style-name="P53">15 BORDER <text:s text:c="6"/>N <text:s text:c="3"/>7 <text:s text:c="4"/>1 <text:s text:c="5"/>Closest distance to Canada US Border(km)</text:p>
      <text:p text:style-name="P53">16 CAN_LAND <text:s text:c="4"/>N <text:s text:c="3"/>7 <text:s text:c="4"/>1 <text:s text:c="5"/>Closest distance to Canada Land Edge</text:p>
      <text:p text:style-name="P53">17 USA_LAND <text:s text:c="4"/>N <text:s text:c="3"/>7 <text:s text:c="4"/>1 <text:s text:c="5"/>Closest distance to USA Land Edge</text:p>
      <text:p text:style-name="P53">18 FRE_LAND <text:s text:c="4"/>N <text:s text:c="3"/>7 <text:s text:c="4"/>1 <text:s text:c="5"/>Closest distance to French Land Edge near</text:p>
      <text:p text:style-name="P53"><text:s text:c="38"/>Newfoundland</text:p>
      <text:p text:style-name="P53">19 ST_CREAT <text:s text:c="4"/>D <text:s text:c="3"/>8 <text:s text:c="4"/>1 <text:s text:c="5"/>Date station entered in the database</text:p>
      <text:p text:style-name="P53">20 ST_MOD <text:s text:c="6"/>D <text:s text:c="3"/>8 <text:s text:c="4"/>1 <text:s text:c="5"/>Date station was last modified</text:p>
      <text:p text:style-name="P53">21 OK_DUMP <text:s text:c="5"/>D <text:s text:c="3"/>8 <text:s text:c="4"/>1 <text:s text:c="5"/>Last date of record Modification for a</text:p>
      <text:p text:style-name="P53"><text:s text:c="38"/>Consultants dump</text:p>
      <text:p text:style-name="P53">22 DOC_FILE <text:s text:c="4"/>N <text:s text:c="3"/>5 <text:s text:c="4"/>0 <text:s text:c="5"/>I.C. file number; any 5 Numeric digits</text:p>
      <text:p text:style-name="P53">23 DEC_NUMBER <text:s text:c="2"/>N <text:s text:c="3"/>6 <text:s text:c="4"/>0 <text:s text:c="5"/>CRTC Decision Number "YYNNNN"</text:p>
      <text:p text:style-name="P53">24 UNATTENDED <text:s text:c="2"/>C <text:s text:c="3"/>1 <text:s text:c="4"/>0 <text:s text:c="5"/>Unattended Operation Code <text:s/>(Y, N)</text:p>
      <text:p text:style-name="P53">25 CERT_NUMB <text:s text:c="3"/>C <text:s text:c="3"/>6 <text:s text:c="4"/>0 <text:s text:c="5"/>Broadcasting Certificate Number "FANNNN"</text:p>
      <text:p text:style-name="P53">26 SCMO <text:s text:c="8"/>C <text:s text:c="3"/>1 <text:s text:c="4"/>0 <text:s text:c="5"/>Subsidiary Carrier Multiple Operation Code</text:p>
      <text:p text:style-name="P53"><text:s text:c="38"/>Y or N</text:p>
      <text:p text:style-name="P53">27 AUTO_PROG <text:s text:c="3"/>C <text:s text:c="3"/>1 <text:s text:c="4"/>0 <text:s text:c="5"/>Automatic Programming Code; Y, N</text:p>
      <text:p text:style-name="P53">28 BEAM_TILT <text:s text:c="3"/>N <text:s text:c="3"/>5 <text:s text:c="4"/>1 <text:s text:c="5"/>Beam Tilt Angle in Degrees; -10.0 to 10.0</text:p>
      <text:p text:style-name="P53">29 EHAATT <text:s text:c="6"/>N <text:s text:c="3"/>7 <text:s text:c="4"/>1 <text:s text:c="5"/>Effective Height of Antenna Above Terrain</text:p>
      <text:p text:style-name="P53"><text:s text:c="38"/>-1,200.0 to 2,000.0 meters</text:p>
      <text:p text:style-name="P53">30 ERPVAV <text:s text:c="6"/>N <text:s text:c="3"/>7 <text:s text:c="4"/>0 <text:s text:c="5"/>ERP Vertical Average in Watts</text:p>
      <text:p text:style-name="P53">31 ERPVPK <text:s text:c="6"/>N <text:s text:c="3"/>7 <text:s text:c="4"/>0 <text:s text:c="5"/>ERP Vertical Peak Power in Watts</text:p>
      <text:p text:style-name="P53"><text:s text:c="38"/>0 to over 5,000,000</text:p>
      <text:p text:style-name="P53">32 ERPHAV <text:s text:c="6"/>N <text:s text:c="3"/>7 <text:s text:c="4"/>0 <text:s text:c="5"/>ERP Horizontal Average in Watts</text:p>
      <text:p text:style-name="P53"><text:s text:c="38"/>0 to over 360,000</text:p>
      <text:p text:style-name="P53">33 ERPHPK <text:s text:c="6"/>N <text:s text:c="3"/>7 <text:s text:c="4"/>0 <text:s text:c="5"/>ERP Horizontal Peak Power in Watts</text:p>
      <text:p text:style-name="P53"><text:s text:c="38"/>0 to over 360,000</text:p>
      <text:p text:style-name="P53">34 GROUND_LEV <text:s text:c="2"/>N <text:s text:c="3"/>6 <text:s text:c="4"/>1 <text:s text:c="5"/>Ground Level at Tower Base above Sea Level</text:p>
      <text:p text:style-name="P53"><text:s text:c="34"/>in Meters: 0.0 to 9,999.9</text:p>
      <text:p text:style-name="P53"><text:soft-page-break/>35 OVERALL_H <text:s text:c="3"/>N <text:s text:c="3"/>5 <text:s text:c="4"/>1 <text:s text:c="5"/>Overall Height Above ground in Meters</text:p>
      <text:p text:style-name="P53"><text:s text:c="38"/>0.0 to 999.9 meters</text:p>
      <text:p text:style-name="P53">36 RAD_CENTER <text:s text:c="2"/>N <text:s text:c="3"/>6 <text:s text:c="4"/>1 <text:s text:c="5"/>Radiating Center Above Mean Sea Level</text:p>
      <text:p text:style-name="P53"><text:s text:c="38"/>0.0 to 5000.0 metres</text:p>
      <text:p text:style-name="P53">37 CHANNEL <text:s text:c="5"/>N <text:s text:c="3"/>4 <text:s text:c="4"/>0 <text:s text:c="5"/>Channel 201 to 300</text:p>
      <text:p text:style-name="P53"/>
      <text:p text:style-name="P53"/>
      <text:p text:style-name="P53">PARAMS.DBF "AM stations parameters - (towers information)"</text:p>
      <text:p text:style-name="P53"><text:s/># FIELD NAME TYPE <text:s/>LEN <text:s text:c="2"/>DEC <text:s text:c="5"/>"Many" child of AM</text:p>
      <text:p text:style-name="P53">--------------------------------</text:p>
      <text:p text:style-name="P53"><text:s/>1 CALLS_BANR <text:s text:c="2"/>C <text:s text:c="2"/>14 <text:s text:c="4"/>0 <text:s text:c="5"/>Station identification</text:p>
      <text:p text:style-name="P53"><text:s/>2 DNC_CODE <text:s text:c="4"/>C <text:s text:c="3"/>1 <text:s text:c="4"/>0 <text:s text:c="5"/>Parameter Group Code; D, N, C;</text:p>
      <text:p text:style-name="P53"><text:s text:c="38"/>Day, Night, Critical.</text:p>
      <text:p text:style-name="P53"><text:s/>3 TOWER_NUMB <text:s text:c="2"/>N <text:s text:c="3"/>2 <text:s text:c="4"/>0 <text:s text:c="5"/>Tower number</text:p>
      <text:p text:style-name="P53"><text:s/>4 FIELDRATIO <text:s text:c="2"/>N <text:s text:c="3"/>7 <text:s text:c="4"/>4 <text:s text:c="5"/>Field Ratio</text:p>
      <text:p text:style-name="P53"><text:s/>5 SPACING <text:s text:c="5"/>N <text:s text:c="3"/>9 <text:s text:c="4"/>4 <text:s text:c="5"/>Spacing in Degrees</text:p>
      <text:p text:style-name="P53"><text:s/>6 ORIENTA <text:s text:c="5"/>N <text:s text:c="3"/>8 <text:s text:c="4"/>4 <text:s text:c="5"/>Orientation in Degrees</text:p>
      <text:p text:style-name="P53"><text:s/>7 PHASING <text:s text:c="5"/>N <text:s text:c="3"/>9 <text:s text:c="4"/>4 <text:s text:c="5"/>Phasing in Degrees</text:p>
      <text:p text:style-name="P53"><text:s/>8 HEIGHT <text:s text:c="6"/>N <text:s text:c="3"/>5 <text:s text:c="4"/>1 <text:s text:c="5"/>Height in Degrees</text:p>
      <text:p text:style-name="P53"><text:s/>9 TYPE_ANT <text:s text:c="4"/>N <text:s text:c="3"/>2 <text:s text:c="4"/>0 <text:s text:c="5"/>Type of Antenna Structure</text:p>
      <text:p text:style-name="P53">10 A <text:s text:c="11"/>N <text:s text:c="3"/>8 <text:s text:c="4"/>4 <text:s text:c="5"/>Tower Field A; Valid 0 to 360.0000.</text:p>
      <text:p text:style-name="P53">11 B <text:s text:c="11"/>N <text:s text:c="3"/>8 <text:s text:c="4"/>4 <text:s text:c="5"/>Tower Field B; Valid 0 to 360.0000.</text:p>
      <text:p text:style-name="P53">12 C <text:s text:c="11"/>N <text:s text:c="3"/>8 <text:s text:c="4"/>4 <text:s text:c="5"/>Tower Field C; Valid 0 to 360.0000.</text:p>
      <text:p text:style-name="P53">13 D <text:s text:c="11"/>N <text:s text:c="3"/>8 <text:s text:c="4"/>4 <text:s text:c="5"/>Tower Field D; Valid 0 to 360.0000.</text:p>
      <text:p text:style-name="P53"/>
      <text:p text:style-name="P53"/>
      <text:p text:style-name="P53">PROVINCE.DBF "Description of provinces" <text:s text:c="2"/>Lookup table for all stations</text:p>
      <text:p text:style-name="P53"><text:s/># FIELD NAME TYPE <text:s/>LEN <text:s text:c="2"/>DEC</text:p>
      <text:p text:style-name="P53">--------------------------------</text:p>
      <text:p text:style-name="P53"><text:s/>1 PROVINCE <text:s text:c="4"/>C <text:s text:c="3"/>2 <text:s text:c="4"/>0 <text:s text:c="5"/>Province Code</text:p>
      <text:p text:style-name="P53"><text:s/>2 COUNTRY <text:s text:c="5"/>C <text:s text:c="3"/>2 <text:s text:c="4"/>0 <text:s text:c="5"/>Country Code</text:p>
      <text:p text:style-name="P53"><text:s/>3 LOW_LAT <text:s text:c="5"/>N <text:s text:c="3"/>7 <text:s text:c="4"/>0 <text:s text:c="5"/>Province bounding box, lower latitude</text:p>
      <text:p text:style-name="P53"><text:s/>4 HIGH_LAT <text:s text:c="4"/>N <text:s text:c="3"/>7 <text:s text:c="4"/>0 <text:s text:c="5"/>Province bounding box, high latitude</text:p>
      <text:p text:style-name="P53"><text:s/>5 LOW_LONG <text:s text:c="4"/>N <text:s text:c="3"/>8 <text:s text:c="4"/>0 <text:s text:c="5"/>Province bounding box, lower longitude</text:p>
      <text:p text:style-name="P53"><text:s/>6 HIGH_LONG <text:s text:c="3"/>N <text:s text:c="3"/>8 <text:s text:c="4"/>0 <text:s text:c="5"/>Province bounding box, high longitude</text:p>
      <text:p text:style-name="P53"><text:s/>7 CREAT_DT <text:s text:c="4"/>D <text:s text:c="3"/>8 <text:s text:c="4"/>0 <text:s text:c="5"/>Creation date of Province Record</text:p>
      <text:p text:style-name="P53"><text:s/>8 MOD_DT <text:s text:c="6"/>D <text:s text:c="3"/>8 <text:s text:c="4"/>0 <text:s text:c="5"/>Modification Date</text:p>
      <text:p text:style-name="P53"><text:s/>9 ENGDESC <text:s text:c="5"/>C <text:s text:c="2"/>25 <text:s text:c="4"/>0 <text:s text:c="5"/>Name of province/state; English</text:p>
      <text:p text:style-name="P53">10 FRNDESC <text:s text:c="5"/>C <text:s text:c="2"/>25 <text:s text:c="4"/>0 <text:s text:c="5"/>Name of province/state; French</text:p>
      <text:p text:style-name="P53"/>
      <text:p text:style-name="P53"/>
      <text:p text:style-name="P53">REGION.DBF "Data from regional offices" <text:s text:c="2"/>Data that regional users supply</text:p>
      <text:p text:style-name="P53"><text:s/># FIELD NAME TYPE <text:s/>LEN <text:s text:c="2"/>DEC</text:p>
      <text:p text:style-name="P53">--------------------------------</text:p>
      <text:p text:style-name="P53"><text:s/>1 CALLS_BANR <text:s text:c="2"/>C <text:s text:c="2"/>14 <text:s text:c="4"/>0 <text:s text:c="5"/>Station identification</text:p>
      <text:p text:style-name="P53"><text:s/>2 REGION <text:s text:c="6"/>C <text:s text:c="3"/>1 <text:s text:c="4"/>0 <text:s text:c="5"/>Regional Code; P,C,Q,A,O</text:p>
      <text:p text:style-name="P53"><text:s/>3 DISTRICT <text:s text:c="4"/>C <text:s text:c="3"/>2 <text:s text:c="4"/>0 <text:s text:c="5"/>District Code; 11-18, 22-26, 31-34, 41-46,</text:p>
      <text:p text:style-name="P53"><text:s text:c="38"/>48, 49, 51-55, 59, 61, 63, 65, 66, 69</text:p>
      <text:p text:style-name="P53"><text:s/>4 INSPEC_REP <text:s text:c="2"/>C <text:s text:c="3"/>1 <text:s text:c="4"/>0 <text:s text:c="5"/>Inspection Report Code; Space, S, U</text:p>
      <text:p text:style-name="P53"><text:s/>5 PAINTING <text:s text:c="4"/>C <text:s text:c="3"/>4 <text:s text:c="4"/>0 <text:s text:c="5"/>Painting or Lighting Code; F, B, L, S, P,</text:p>
      <text:p text:style-name="P53"><text:s text:c="38"/>Space; Flashing, Beacon, Lighting,</text:p>
      <text:p text:style-name="P53"><text:s text:c="38"/>Strobe, Painting.</text:p>
      <text:p text:style-name="P53"><text:s/>6 SPR_DAT <text:s text:c="5"/>D <text:s text:c="3"/>8 <text:s text:c="4"/>0 <text:s text:c="5"/>Supplementary Proof:</text:p>
      <text:p text:style-name="P53"><text:s/>7 RSP_DAT <text:s text:c="5"/>D <text:s text:c="3"/>8 <text:s text:c="4"/>0 <text:s text:c="5"/>Request for Proof:</text:p>
      <text:p text:style-name="P53"><text:s/>8 STDETT <text:s text:c="6"/>D <text:s text:c="3"/>8 <text:s text:c="4"/>0 <text:s text:c="5"/>Consultant Test Start:</text:p>
      <text:p text:style-name="P53"><text:s/>9 AIR_CLEAR <text:s text:c="3"/>D <text:s text:c="3"/>8 <text:s text:c="4"/>0 <text:s text:c="5"/>"On Air" clearance date</text:p>
      <text:p text:style-name="P53">10 INSPEC_DAT <text:s text:c="2"/>D <text:s text:c="3"/>8 <text:s text:c="4"/>0 <text:s text:c="5"/>Last inspection date</text:p>
      <text:p text:style-name="P53">11 RCF_DAT <text:s text:c="5"/>D <text:s text:c="3"/>8 <text:s text:c="4"/>0 <text:s text:c="5"/>Consultant Retained:</text:p>
      <text:p text:style-name="P53">12 STAT_TYPE <text:s text:c="3"/>C <text:s text:c="3"/>2 <text:s text:c="4"/>0 <text:s text:c="5"/>Type of station (AM, FM, TV)</text:p>
      <text:p text:style-name="P53"><text:soft-page-break/>13 DOCFEX <text:s text:c="6"/>C <text:s text:c="3"/>4 <text:s text:c="4"/>0 <text:s text:c="5"/>Inspection Report Code:</text:p>
      <text:p text:style-name="P53">14 PROVINCE <text:s text:c="4"/>C <text:s text:c="3"/>2 <text:s text:c="4"/>0 <text:s text:c="5"/>Province code</text:p>
      <text:p text:style-name="P53">15 COUNTRY <text:s text:c="5"/>C <text:s text:c="3"/>2 <text:s text:c="4"/>0 <text:s text:c="5"/>Country code</text:p>
      <text:p text:style-name="P53"/>
      <text:p text:style-name="P53"/>
      <text:p text:style-name="P60">TVSTATIO.DBF "TV stations"</text:p>
      <text:p text:style-name="P53"><text:s/># FIELD NAME TYPE <text:s/>LEN <text:s text:c="2"/>DEC</text:p>
      <text:p text:style-name="P53">--------------------------------</text:p>
      <text:p text:style-name="P53"><text:s/>1 PROVINCE <text:s text:c="4"/>C <text:s text:c="3"/>2 <text:s text:c="4"/>0 <text:s text:c="5"/>Province / State</text:p>
      <text:p text:style-name="P53"><text:s/>2 CITY <text:s text:c="8"/>C <text:s text:c="2"/>20 <text:s text:c="4"/>0 <text:s text:c="5"/>City name</text:p>
      <text:p text:style-name="P53"><text:s/>3 CALL_SIGN <text:s text:c="3"/>C <text:s text:c="2"/>12 <text:s text:c="4"/>0 <text:s text:c="5"/>Station call sign</text:p>
      <text:p text:style-name="P53"><text:s/>4 FREQUENCY <text:s text:c="3"/>N <text:s text:c="3"/>7 <text:s text:c="4"/>2 <text:s text:c="5"/>Frequency in MHz. (too many to list)</text:p>
      <text:p text:style-name="P53"><text:s/>5 CLASS <text:s text:c="7"/>C <text:s text:c="3"/>3 <text:s text:c="4"/>0 <text:s text:c="5"/>Class of Station; A, B, C, D, F, N, R, S, LP,</text:p>
      <text:p text:style-name="P53"><text:s text:c="38"/>VLP</text:p>
      <text:p text:style-name="P53"><text:s/>6 LATITUDE <text:s text:c="4"/>N <text:s text:c="3"/>7 <text:s text:c="4"/>0 <text:s text:c="5"/>Latitude coordinate in degrees of the</text:p>
      <text:p text:style-name="P53"><text:s text:c="38"/>Station's Transmitter</text:p>
      <text:p text:style-name="P53"><text:s/>7 LONGITUDE <text:s text:c="3"/>N <text:s text:c="3"/>8 <text:s text:c="4"/>0 <text:s text:c="5"/>Longitude coordinate in degrees of the</text:p>
      <text:p text:style-name="P53"><text:s text:c="38"/>Station's Transmitter</text:p>
      <text:p text:style-name="P53"><text:s/>8 BANNER <text:s text:c="6"/>C <text:s text:c="3"/>2 <text:s text:c="4"/>0 <text:s text:c="5"/>AL, AP, AU, CP, DE, IC, IL, OP, PC, RE, TD,</text:p>
      <text:p text:style-name="P53"><text:s text:c="34"/>TO, UA, UC, UN; Allotment, Approved,</text:p>
      <text:p text:style-name="P53"><text:s text:c="34"/>Authorized, Construction Permit, Denied,</text:p>
      <text:p text:style-name="P53"><text:s text:c="34"/>Incomplete, Illegal, Operational, Proposed</text:p>
      <text:p text:style-name="P53"><text:s text:c="34"/>Channel, Referred to CRTC, Tentative</text:p>
      <text:p text:style-name="P53"><text:s text:c="34"/>Deletion, Temp. Operation, Approved by CRTC,</text:p>
      <text:p text:style-name="P53"><text:s text:c="34"/>Under Consideration, Unacceptable</text:p>
      <text:p text:style-name="P53"><text:s/>9 LIMITE <text:s text:c="6"/>C <text:s text:c="3"/>5 <text:s text:c="4"/>0 <text:s text:c="5"/>Limitation Identification code "LAAAA"</text:p>
      <text:p text:style-name="P53">10 NETWORK <text:s text:c="5"/>C <text:s text:c="3"/>4 <text:s text:c="4"/>0 <text:s text:c="5"/>Network; AECC, ASN, CANC, CBCE, CBCF, CTV,</text:p>
      <text:p text:style-name="P53"><text:s text:c="38"/>GTN, HC, INDE, INDF, KNOW, MITV, MM, NN,</text:p>
      <text:p text:style-name="P53"><text:s text:c="38"/>PATV, R-QF, TSN, TVA, TVO, and Space</text:p>
      <text:p text:style-name="P53">11 ANT_MODE <text:s text:c="4"/>C <text:s text:c="3"/>1 <text:s text:c="4"/>0 <text:s text:c="5"/>Antenna Mode: O, D, Space; Omnidirectional</text:p>
      <text:p text:style-name="P53"><text:s text:c="38"/>or Directional</text:p>
      <text:p text:style-name="P53">12 BC_MODE <text:s text:c="5"/>C <text:s text:c="3"/>1 <text:s text:c="4"/>0 <text:s text:c="5"/>Broadcasting Mode; S, P, B, Space; Stereo,</text:p>
      <text:p text:style-name="P53"><text:s text:c="38"/>Second Audio Channels or Both</text:p>
      <text:p text:style-name="P53">13 OFFSET <text:s text:c="6"/>C <text:s text:c="3"/>1 <text:s text:c="4"/>0 <text:s text:c="5"/>Refers to TV Off-set Code. Space, +, -, Z.</text:p>
      <text:p text:style-name="P53">14 OFF_PREC <text:s text:c="4"/>C <text:s text:c="3"/>1 <text:s text:c="4"/>0 <text:s text:c="5"/>Refers to Off-set Precision. Valid Y, Space.</text:p>
      <text:p text:style-name="P53">15 BRDR_LAT <text:s text:c="4"/>N <text:s text:c="3"/>7 <text:s text:c="4"/>0 <text:s text:c="5"/>Latitude used when BORDER last calculated</text:p>
      <text:p text:style-name="P53">16 BRDR_LONG <text:s text:c="3"/>N <text:s text:c="3"/>8 <text:s text:c="4"/>0 <text:s text:c="5"/>Longitude used when BORDER last calculated</text:p>
      <text:p text:style-name="P53">17 BORDER <text:s text:c="6"/>N <text:s text:c="3"/>7 <text:s text:c="4"/>1 <text:s text:c="5"/>Closest distance to Canada US Border(km)</text:p>
      <text:p text:style-name="P53">18 CAN_LAND <text:s text:c="4"/>N <text:s text:c="3"/>7 <text:s text:c="4"/>1 <text:s text:c="5"/>Closest distance to Canada Land Edge</text:p>
      <text:p text:style-name="P53">19 USA_LAND <text:s text:c="4"/>N <text:s text:c="3"/>7 <text:s text:c="4"/>1 <text:s text:c="5"/>Closest distance to USA Land Edge</text:p>
      <text:p text:style-name="P53">20 FRE_LAND <text:s text:c="4"/>N <text:s text:c="3"/>7 <text:s text:c="4"/>1 <text:s text:c="5"/>Closest distance to French Land Edge near</text:p>
      <text:p text:style-name="P53"><text:s text:c="38"/>Newfoundland</text:p>
      <text:p text:style-name="P53">21 ST_CREAT <text:s text:c="4"/>D <text:s text:c="3"/>8 <text:s text:c="4"/>1 <text:s text:c="5"/>Date station entered in database</text:p>
      <text:p text:style-name="P53">22 ST_MOD <text:s text:c="6"/>D <text:s text:c="3"/>8 <text:s text:c="4"/>1 <text:s text:c="5"/>Date station last modified</text:p>
      <text:p text:style-name="P53">21 OK_DUMP <text:s text:c="5"/>D <text:s text:c="3"/>8 <text:s text:c="4"/>1 <text:s text:c="5"/>Last date of record Modification for a</text:p>
      <text:p text:style-name="P53"><text:s text:c="38"/>Consultants dump</text:p>
      <text:p text:style-name="P53">24 DOC_FILE <text:s text:c="4"/>N <text:s text:c="3"/>5 <text:s text:c="4"/>0 <text:s text:c="5"/>I.C. file number</text:p>
      <text:p text:style-name="P53">25 DEC_NUMBER <text:s text:c="2"/>N <text:s text:c="3"/>6 <text:s text:c="4"/>0 <text:s text:c="5"/>CRTC Decision Number: "YYNNNN"</text:p>
      <text:p text:style-name="P53">26 UNATTENDED <text:s text:c="2"/>C <text:s text:c="3"/>1 <text:s text:c="4"/>0 <text:s text:c="5"/>Unattended Operation Code (Y, N)</text:p>
      <text:p text:style-name="P53">27 CERT_NUMB <text:s text:c="3"/>C <text:s text:c="3"/>6 <text:s text:c="4"/>0 <text:s text:c="5"/>Broadcasting Certificate Number "TANNNN"</text:p>
      <text:p text:style-name="P53">28 CLOSE_CAP <text:s text:c="3"/>C <text:s text:c="3"/>1 <text:s text:c="4"/>0 <text:s text:c="5"/>Closed Captioning; Y or N</text:p>
      <text:p text:style-name="P53">29 ALLOC_ZONE <text:s text:c="2"/>N <text:s text:c="3"/>1 <text:s text:c="4"/>0 <text:s text:c="5"/>Allocation Planning Zone 0, 1 or 2</text:p>
      <text:p text:style-name="P53">30 BEAM_TILT <text:s text:c="3"/>N <text:s text:c="3"/>5 <text:s text:c="4"/>1 <text:s text:c="5"/>Beam Tilt Angle in Degrees; -10.0 to 10.0</text:p>
      <text:p text:style-name="P53">31 EHAATT <text:s text:c="6"/>N <text:s text:c="3"/>7 <text:s text:c="4"/>1 <text:s text:c="5"/>Effective Height of Antenna Above Terrain</text:p>
      <text:p text:style-name="P53"><text:s text:c="38"/>-1,200.0 to 2,000.0 meters</text:p>
      <text:p text:style-name="P53">32 ERPVAV <text:s text:c="6"/>N <text:s text:c="3"/>7 <text:s text:c="4"/>0 <text:s text:c="5"/>ERP Visual Average in Watts</text:p>
      <text:p text:style-name="P53">33 ERPVPK <text:s text:c="6"/>N <text:s text:c="3"/>7 <text:s text:c="4"/>0 <text:s text:c="5"/>ERP Visual Peak Power in Watts</text:p>
      <text:p text:style-name="P53"><text:s text:c="38"/>0 to over 5,000,000</text:p>
      <text:p text:style-name="P53">34 ERPAAV <text:s text:c="6"/>N <text:s text:c="3"/>7 <text:s text:c="4"/>0 <text:s text:c="5"/>ERP Aural Average in Watts</text:p>
      <text:p text:style-name="P53"><text:s text:c="38"/>0 to 1,000,000</text:p>
      <text:p text:style-name="P53">35 ERPAPK <text:s text:c="6"/>N <text:s text:c="3"/>7 <text:s text:c="4"/>0 <text:s text:c="5"/>ERP Aural Peak Power in Watts</text:p>
      <text:p text:style-name="P53"><text:s text:c="38"/>0 to 1,000,000</text:p>
      <text:p text:style-name="P53">36 ERPVTA <text:s text:c="6"/>N <text:s text:c="3"/>7 <text:s text:c="4"/>0 <text:s text:c="5"/>ERP Peak Visual Power at Tilt Angle in Watts</text:p>
      <text:p text:style-name="P53"><text:s text:c="39"/>0 to more than 5,000,000</text:p>
      <text:p text:style-name="P53"><text:soft-page-break/>37 ERPATA <text:s text:c="6"/>N <text:s text:c="3"/>7 <text:s text:c="4"/>0 <text:s text:c="5"/>ERP Average Power at Tilt Angle in watts</text:p>
      <text:p text:style-name="P53"><text:s text:c="38"/>0 to 5,000,000</text:p>
      <text:p text:style-name="P53">38 GROUND_LEV <text:s text:c="2"/>N <text:s text:c="3"/>6 <text:s text:c="4"/>1 <text:s text:c="5"/>Ground Level at Tower Base above Sea Level</text:p>
      <text:p text:style-name="P53"><text:s text:c="38"/>in Meters: 0.0 to 9,999.9</text:p>
      <text:p text:style-name="P53">39 OVERALL_H <text:s text:c="3"/>N <text:s text:c="3"/>5 <text:s text:c="4"/>1 <text:s text:c="5"/>Overall Height Above ground in Meters</text:p>
      <text:p text:style-name="P53"><text:s text:c="38"/>0.0 to 999.9</text:p>
      <text:p text:style-name="P53">40 RAD_CENTER <text:s text:c="2"/>N <text:s text:c="3"/>6 <text:s text:c="4"/>1 <text:s text:c="5"/>Radiating Center Above Ground Level</text:p>
      <text:p text:style-name="P53"><text:s text:c="38"/>0.0 to 5,000.0 metres</text:p>
      <text:p text:style-name="P53">41 CHANNEL <text:s text:c="5"/>N <text:s text:c="3"/>4 <text:s text:c="4"/>0 <text:s text:c="5"/>CHANNEL; 2 - 83, or 2,500 - 2,680</text:p>
      <text:p text:style-name="P53"/>
      <text:p text:style-name="P53"/>
      <text:p text:style-name="P53">NOTES:</text:p>
      <text:p text:style-name="P53">- Latitudes are currently expressed in degrees, positive for Northern</text:p>
      <text:p text:style-name="P53"><text:s/>Hemisphere and negative for Southern Hemisphere.</text:p>
      <text:p text:style-name="P53"><text:s/>Unless otherwise indicated latitudes are expressed in +-DDMMSS.</text:p>
      <text:p text:style-name="P53"><text:s/></text:p>
      <text:p text:style-name="P53">- Longitudes are currently expressed in positive degrees only and have</text:p>
      <text:p text:style-name="P53"><text:s/>the meaning of West. Some longitudes exceed 180 degrees.</text:p>
      <text:p text:style-name="P53"><text:s/>Unless otherwise noted longitudes are expressed in +-DDDMMSS.</text:p>
      <text:p text:style-name="P53"><text:s/></text:p>
      <text:p text:style-name="P53">- Unless otherwise noted, antenna heights are in meters(m) and distance </text:p>
      <text:p text:style-name="P53"><text:s/>is expressed in kilometres(km)</text:p>
      <text:p text:style-name="P53"><text:s/></text:p>
      <text:p text:style-name="P53"/>
      <text:p text:style-name="P60"><text:s text:c="10"/>Listing index keys <text:s text:c="2"/>11 Jan 94 <text:s text:c="4"/>10:51:08</text:p>
      <text:p text:style-name="P53"><text:s text:c="10"/>===========================================</text:p>
      <text:p text:style-name="P53"/>
      <text:p text:style-name="P53">The following index key expressions are utilized for data processing within the Broadcast Database system at Industry Canada. <text:s/>They are provided as a guide when using the included Index Creation Utility.</text:p>
      <text:p text:style-name="P53"/>
      <text:p text:style-name="P53"/>
      <text:p text:style-name="P53">Index file <text:s text:c="4"/>Key expression</text:p>
      <text:p text:style-name="P53">--------------------------------------------------------</text:p>
      <text:p text:style-name="P53">AMSTATI1.NTX <text:s text:c="2"/>CALL_SIGN+BANNER</text:p>
      <text:p text:style-name="P53">AMSTATI2.NTX <text:s text:c="2"/>CITY</text:p>
      <text:p text:style-name="P53">AMSTATI3.NTX <text:s text:c="2"/>SUBSTR(STR(LONGITUDE,7,0),1,3) + SUBSTR(STR(LATITUDE,6,0),1,2)</text:p>
      <text:p text:style-name="P53">AMSTATI4.NTX <text:s text:c="2"/>CHANNEL</text:p>
      <text:p text:style-name="P53">APATDAT1.NTX <text:s text:c="2"/>PATT_KEY</text:p>
      <text:p text:style-name="P53">APATDAT2.NTX <text:s text:c="2"/>STR(PATT_KEY,6)+STR(ANGLE,8,4)</text:p>
      <text:p text:style-name="P53">APATDES1.NTX <text:s text:c="2"/>PATT_KEY</text:p>
      <text:p text:style-name="P53">APATKEY1.NTX <text:s text:c="2"/>S_NAME</text:p>
      <text:p text:style-name="P53">APATKEY2.NTX <text:s text:c="2"/>PATT_KEY</text:p>
      <text:p text:style-name="P53">APATSTA1.NTX <text:s text:c="2"/>CALLS_BANR</text:p>
      <text:p text:style-name="P53">APATSTA2.NTX <text:s text:c="2"/>CALLS_BANR+STR(PATT_KEY)</text:p>
      <text:p text:style-name="P53">AUGMENT1.NTX <text:s text:c="2"/>CALLS_BANR</text:p>
      <text:p text:style-name="P53">AUGMENT2.NTX <text:s text:c="2"/>CALLS_BANR+DNC_CODE</text:p>
      <text:p text:style-name="P53">AUGMENT3.NTX <text:s text:c="2"/>CALLS_BANR+DNC_CODE+STR(NUMBER)</text:p>
      <text:p text:style-name="P53">BDBSDIC1.NTX <text:s text:c="2"/>ALIAS</text:p>
      <text:p text:style-name="P53">BDBSREP1.NTX <text:s text:c="2"/>RI_REPORT</text:p>
      <text:p text:style-name="P53">BDBS_ER1.NTX <text:s text:c="2"/>ERRCODE</text:p>
      <text:p text:style-name="P53">BDBS_SY1.NTX <text:s text:c="2"/>DATAPATH</text:p>
      <text:p text:style-name="P53">CITY1.NTX <text:s text:c="5"/>PROVINCE+NAMEData dictionary of ALS data extract for Broadcast use</text:p>
      <text:p text:style-name="P53"/>
      <text:p text:style-name="P53">Structure for database: P:\ALS\DIV1\ALSDIV1.DBF</text:p>
      <text:p text:style-name="P53">Number of records <text:s text:c="4"/>: 219212</text:p>
      <text:p text:style-name="P53">Last update <text:s text:c="10"/>: 93/07/08</text:p>
      <text:p text:style-name="P53">-----------------------------------------------</text:p>
      <text:p text:style-name="P53">Field <text:s/>Field Name <text:s/>Type <text:s text:c="5"/>Length <text:s text:c="3"/>Dec <text:s text:c="4"/>Description</text:p>
      <text:p text:style-name="P53"><text:s text:c="3"/>1 <text:s/>LICENSEE <text:s text:c="3"/>Character <text:s text:c="4"/>25 <text:s text:c="11"/>Licensee name</text:p>
      <text:p text:style-name="P53"><text:s text:c="3"/>2 <text:s/>COMPNY_COD <text:s/>Numeric <text:s text:c="6"/>10 <text:s text:c="11"/>Company code</text:p>
      <text:p text:style-name="P53"><text:s text:c="3"/>3 <text:s/>DISTRICT <text:s text:c="3"/>Numeric <text:s text:c="7"/>2 <text:s text:c="11"/>IC District office No</text:p>
      <text:p text:style-name="P53"><text:s text:c="3"/>4 <text:s/>DIV_CODE <text:s text:c="3"/>Numeric <text:s text:c="7"/>1 <text:s text:c="11"/>Divulgation code</text:p>
      <text:p text:style-name="P53"><text:s text:c="47"/>(1)freely distributable</text:p>
      <text:p text:style-name="P53"><text:s text:c="47"/>(2)do not divulgate</text:p>
      <text:p text:style-name="P53">*** F.G. WARNING *** Do NOT rely exclusively on this field</text:p>
      <text:p text:style-name="P53">*** You MUST NOT disclose also</text:p>
      <text:p text:style-name="P53"><text:s text:c="3"/>Company codes starting with 17...........</text:p>
      <text:p text:style-name="P53"><text:s text:c="31"/>0217.........</text:p>
      <text:p text:style-name="P53"><text:s text:c="31"/>0817.........</text:p>
      <text:p text:style-name="P53"><text:s text:c="31"/>0917.........</text:p>
      <text:p text:style-name="P53"><text:s text:c="31"/>1017.........</text:p>
      <text:p text:style-name="P53"><text:s text:c="31"/>1217.........</text:p>
      <text:p text:style-name="P53"><text:s text:c="31"/>1517.........</text:p>
      <text:p text:style-name="P53"><text:s text:c="31"/>5217.........</text:p>
      <text:p text:style-name="P53"><text:s text:c="31"/>5617.........</text:p>
      <text:p text:style-name="P53">*******************************************************************</text:p>
      <text:p text:style-name="P53"/>
      <text:p text:style-name="P53"><text:s text:c="3"/>5 <text:s/>CALL_SIGN <text:s text:c="2"/>Character <text:s text:c="4"/>10 <text:s text:c="11"/>Station Callsign</text:p>
      <text:p text:style-name="P53"><text:s text:c="3"/>6 <text:s/>LOCATION <text:s text:c="3"/>Character <text:s text:c="4"/>25 <text:s text:c="11"/>Region,city,province</text:p>
      <text:p text:style-name="P53"><text:s text:c="47"/>unformatted</text:p>
      <text:p text:style-name="P53"><text:s text:c="3"/>7 <text:s/>LATITUDE <text:s text:c="3"/>Numeric <text:s text:c="7"/>6 <text:s text:c="11"/>North latitude of tx</text:p>
      <text:p text:style-name="P53"><text:s text:c="3"/>8 <text:s/>LONGITUDE <text:s text:c="2"/>Numeric <text:s text:c="7"/>7 <text:s text:c="11"/>West longitude of tx</text:p>
      <text:p text:style-name="P53">**** F.G. of Station could be a RX only *****</text:p>
      <text:p text:style-name="P53"><text:soft-page-break/><text:s text:c="3"/>9 <text:s/>SITE_ELEV <text:s text:c="2"/>Numeric <text:s text:c="7"/>5 <text:s text:c="11"/>Ground level in feet(meters)?</text:p>
      <text:p text:style-name="P53">**** F.G. site elevation -MTRS AMSL ***********</text:p>
      <text:p text:style-name="P53"><text:s text:c="2"/>10 <text:s/>FREQ_TX <text:s text:c="4"/>Numeric <text:s text:c="6"/>13 <text:s text:c="5"/>6 <text:s text:c="4"/>Tx frequency in MHz</text:p>
      <text:p text:style-name="P53"><text:s text:c="2"/>11 <text:s/>FREQ_RX <text:s text:c="4"/>Numeric <text:s text:c="6"/>13 <text:s text:c="5"/>6 <text:s text:c="4"/>Rx frequency in MHz</text:p>
      <text:p text:style-name="P53"/>
      <text:p text:style-name="P53"><text:s text:c="2"/>12 <text:s/>STATUS <text:s text:c="5"/>Numeric <text:s text:c="7"/>1 <text:s text:c="11"/>Status of Station</text:p>
      <text:p text:style-name="P53">**** F.G. Frequency status</text:p>
      <text:p text:style-name="P53"><text:s text:c="4"/>Status - 0 - Pending</text:p>
      <text:p text:style-name="P53"><text:s text:c="13"/>1 - Individually authorized</text:p>
      <text:p text:style-name="P53"><text:s text:c="13"/>2 - Authorized to be billed</text:p>
      <text:p text:style-name="P53"><text:s text:c="13"/>3 - Authorized for future</text:p>
      <text:p text:style-name="P53"><text:s text:c="13"/>4 - Invoiced</text:p>
      <text:p text:style-name="P53"><text:s text:c="13"/>5 - Authorized paid/licence held</text:p>
      <text:p text:style-name="P53"><text:s text:c="13"/>6 - Active</text:p>
      <text:p text:style-name="P53"><text:s text:c="13"/>7 - Under reconsideration</text:p>
      <text:p text:style-name="P53"><text:s text:c="13"/>8 - Transferred</text:p>
      <text:p text:style-name="P53"><text:s text:c="13"/>9 - Cancelled <text:s text:c="2"/>******</text:p>
      <text:p text:style-name="P53"><text:s text:c="2"/>13 <text:s/>ERP_DBW <text:s text:c="4"/>Numeric <text:s text:c="7"/>5 <text:s text:c="5"/>1 <text:s text:c="4"/>tx Effective Radiated Power</text:p>
      <text:p text:style-name="P53"><text:s text:c="2"/>14 <text:s/>ELEV_ANGLE <text:s/>Numeric <text:s text:c="7"/>7 <text:s text:c="5"/>3 <text:s text:c="4"/>Elevation angle from horizon</text:p>
      <text:p text:style-name="P53"><text:s text:c="47"/>of main beam in degrees</text:p>
      <text:p text:style-name="P53">*** F.G. TX antenna elevation angle - beam tilt from horizontal ground *****</text:p>
      <text:p text:style-name="P53"><text:s text:c="2"/>15 <text:s/>ANT_HEIGHT <text:s/>Numeric <text:s text:c="7"/>4 <text:s text:c="11"/>height of antenna Radiation </text:p>
      <text:p text:style-name="P53"><text:s text:c="47"/>centre above mean sea level</text:p>
      <text:p text:style-name="P53"><text:s text:c="47"/>in meters?</text:p>
      <text:p text:style-name="P53">*** F.G. TX antenna height AGL-MTRS of radiating elements ******</text:p>
      <text:p text:style-name="P53"><text:s text:c="2"/>16 <text:s/>AZIMUTH <text:s text:c="4"/>Numeric <text:s text:c="7"/>5 <text:s text:c="5"/>1 <text:s text:c="4"/>Azimuth of main beam (degrees</text:p>
      <text:p text:style-name="P53"><text:s text:c="47"/>from True North).</text:p>
      <text:p text:style-name="P53">*** F.G. Azimuth from true north of antenna's direction of maximum radiation ***</text:p>
      <text:p text:style-name="P53"><text:s text:c="2"/>17 <text:s/>ANT_GAIN <text:s text:c="3"/>Numeric <text:s text:c="7"/>4 <text:s text:c="5"/>1 <text:s text:c="4"/>antenna gain in dbW</text:p>
      <text:p text:style-name="P53"><text:s text:c="2"/>18 <text:s/>AZM_MLOBE <text:s text:c="2"/>Numeric <text:s text:c="7"/>5 <text:s text:c="5"/>1 <text:s text:c="4"/>Azimuth of main lobe (degrees</text:p>
      <text:p text:style-name="P53"><text:s text:c="47"/>from True North).</text:p>
      <text:p text:style-name="P53">*** F.G. TX antenna beamwidth - Half power beamwidth distance of 3dB from the antenna **</text:p>
      <text:p text:style-name="P53"/>
      <text:p text:style-name="P53"><text:s text:c="2"/>19 <text:s/>ANTMOD_NO <text:s text:c="2"/>Character <text:s text:c="5"/>8 <text:s text:c="11"/>Antenna mode</text:p>
      <text:p text:style-name="P53">*** F.G. Antenna model number ****</text:p>
      <text:p text:style-name="P53">-----------------------------------------------</text:p>
      <text:p text:style-name="P53">** Total ** <text:s text:c="20"/>157</text:p>
      <text:p text:style-name="P53"/>
      <text:p text:style-name="P53"/>
      <text:p text:style-name="P53">CITY2.NTX <text:s text:c="5"/>PROVINCE</text:p>
      <text:p text:style-name="P53">COMMENT1.NTX <text:s text:c="2"/>CALLS_BANR</text:p>
      <text:p text:style-name="P53">CONTOUR1.NTX <text:s text:c="2"/>CALLS_BANR</text:p>
      <text:p text:style-name="P53">CONTOUR2.NTX <text:s text:c="2"/>CALLS_BANR+NAME</text:p>
      <text:p text:style-name="P53">CONTOUR3.NTX <text:s text:c="2"/>CALLS_BANR+NAME+STR(AZIMUTH,5,1)</text:p>
      <text:p text:style-name="P53">DATES1.NTX <text:s text:c="4"/>CALLS_BANR</text:p>
      <text:p text:style-name="P53">EXTEND1.NTX <text:s text:c="3"/>CALLS_BANR</text:p>
      <text:p text:style-name="P53">EXTEND2.NTX <text:s text:c="3"/>CALLS_BANR+ANT_SYSTEM+STR(NUMBER,2)</text:p>
      <text:p text:style-name="P53">FEEDS1.NTX <text:s text:c="4"/>CALLS_BANR</text:p>
      <text:p text:style-name="P53">FEEDS2.NTX <text:s text:c="4"/>CALLS_BANR+FEED_ID</text:p>
      <text:p text:style-name="P53">FMSTATI1.NTX <text:s text:c="2"/>CALL_SIGN+BANNER</text:p>
      <text:p text:style-name="P53">FMSTATI2.NTX <text:s text:c="2"/>CITY</text:p>
      <text:p text:style-name="P53">FMSTATI3.NTX <text:s text:c="2"/>SUBSTR(STR(LONGITUDE,7,0),1,3) + SUBSTR(STR(LATITUDE,6,0),1,2)</text:p>
      <text:p text:style-name="P53">KEYWORDS.NTX <text:s text:c="2"/>longwd</text:p>
      <text:p text:style-name="P53">LOGIN1.NTX <text:s text:c="4"/>LOGID</text:p>
      <text:p text:style-name="P53">LOOKUP1.NTX <text:s text:c="3"/>FIELDNAME</text:p>
      <text:p text:style-name="P53">LOOKUP2.NTX <text:s text:c="3"/>FIELDNAME+CODE</text:p>
      <text:p text:style-name="P53">PARAMS1.NTX <text:s text:c="3"/>CALLS_BANR</text:p>
      <text:p text:style-name="P53">PARAMS2.NTX <text:s text:c="3"/>CALLS_BANR+DNC_CODE+STR(TOWER_NUMB)</text:p>
      <text:p text:style-name="P53">PROVINC1.NTX <text:s text:c="2"/>PROVINCE</text:p>
      <text:p text:style-name="P53"><text:soft-page-break/>REGION1.NTX <text:s text:c="3"/>CALLS_BANR</text:p>
      <text:p text:style-name="P53">SCREEN1.NTX <text:s text:c="3"/>TABLE</text:p>
      <text:p text:style-name="P53">TVSTATI1.NTX <text:s text:c="2"/>CALL_SIGN+BANNER</text:p>
      <text:p text:style-name="P53">TVSTATI2.NTX <text:s text:c="2"/>CITY</text:p>
      <text:p text:style-name="P53">TVSTATI3.NTX <text:s text:c="2"/>SUBSTR(STR(LONGITUDE,7,0),1,3) + SUBSTR(STR(LATITUDE,6,0),1,2) <text:s text:c="8"/></text:p>
      <text:p text:style-name="P53"/>
      <text:p text:style-name="P53"/>
      <text:p text:style-name="P53"/>
      <text:p text:style-name="P53"/>
      <text:p text:style-name="P53"/>
      <text:p text:style-name="P54">D.0 <text:s/>ALS DATA EXTRACT</text:p>
      <text:p text:style-name="P53"/>
      <text:p text:style-name="P53">Data dictionary of ALS data extract for Broadcast use</text:p>
      <text:p text:style-name="P53"/>
      <text:p text:style-name="P53">Structure for database: P:\ALS\DIV1\ALSDIV1.DBF</text:p>
      <text:p text:style-name="P53">Number of records <text:s text:c="4"/>: 219212</text:p>
      <text:p text:style-name="P53">Last update <text:s text:c="10"/>: 93/07/08</text:p>
      <text:p text:style-name="P53">-----------------------------------------------</text:p>
      <text:p text:style-name="P53">Field <text:s/>Field Name <text:s/>Type <text:s text:c="5"/>Length <text:s text:c="3"/>Dec <text:s text:c="4"/>Description</text:p>
      <text:p text:style-name="P53"><text:s text:c="3"/>1 <text:s/>LICENSEE <text:s text:c="3"/>Character <text:s text:c="4"/>25 <text:s text:c="11"/>Licensee name</text:p>
      <text:p text:style-name="P53"><text:s text:c="3"/>2 <text:s/>COMPNY_COD <text:s/>Numeric <text:s text:c="6"/>10 <text:s text:c="11"/>Company code</text:p>
      <text:p text:style-name="P53"><text:s text:c="3"/>3 <text:s/>DISTRICT <text:s text:c="3"/>Numeric <text:s text:c="7"/>2 <text:s text:c="11"/>IC District office No</text:p>
      <text:p text:style-name="P53"><text:s text:c="3"/>4 <text:s/>DIV_CODE <text:s text:c="3"/>Numeric <text:s text:c="7"/>1 <text:s text:c="11"/>Divulgation code</text:p>
      <text:p text:style-name="P53"><text:s text:c="47"/>(1)freely distributable</text:p>
      <text:p text:style-name="P53"><text:s text:c="47"/>(2)do not divulgate</text:p>
      <text:p text:style-name="P53"><text:s text:c="3"/>5 <text:s/>CALL_SIGN <text:s text:c="2"/>Character <text:s text:c="4"/>10 <text:s text:c="11"/>Station Callsign</text:p>
      <text:p text:style-name="P53"><text:s text:c="3"/>6 <text:s/>LOCATION <text:s text:c="3"/>Character <text:s text:c="4"/>25 <text:s text:c="11"/>Region,city,province</text:p>
      <text:p text:style-name="P53"><text:s text:c="47"/>unformatted</text:p>
      <text:p text:style-name="P53"><text:s text:c="3"/>7 <text:s/>LATITUDE <text:s text:c="3"/>Numeric <text:s text:c="7"/>6 <text:s text:c="11"/>North latitude of tx, rx</text:p>
      <text:p text:style-name="P53"><text:s text:c="3"/>8 <text:s/>LONGITUDE <text:s text:c="2"/>Numeric <text:s text:c="7"/>7 <text:s text:c="11"/>West longitude of tx, rx</text:p>
      <text:p text:style-name="P53"><text:s text:c="3"/>9 <text:s/>SITE_ELEV <text:s text:c="2"/>Numeric <text:s text:c="7"/>5 <text:s text:c="11"/>Ground level in meters above </text:p>
      <text:p text:style-name="P87">mean sea level</text:p>
      <text:p text:style-name="P53"><text:s text:c="2"/>10 <text:s/>FREQ_TX <text:s text:c="4"/>Numeric <text:s text:c="6"/>13 <text:s text:c="5"/>6 <text:s text:c="4"/>Tx frequency in MHz</text:p>
      <text:p text:style-name="P53"><text:s text:c="2"/>11 <text:s/>FREQ_RX <text:s text:c="4"/>Numeric <text:s text:c="6"/>13 <text:s text:c="5"/>6 <text:s text:c="4"/>Rx frequency in MHz</text:p>
      <text:p text:style-name="P53"><text:s text:c="2"/>12 <text:s/>STATUS <text:s text:c="5"/>Numeric <text:s text:c="7"/>1 <text:s text:c="11"/>Status of Station</text:p>
      <text:p text:style-name="P53"><text:s text:c="13"/><text:tab/><text:tab/><text:tab/><text:tab/><text:tab/><text:tab/> 0 - Pending</text:p>
      <text:p text:style-name="P88"><text:s text:c="12"/>1 - Individually authorized</text:p>
      <text:p text:style-name="P88"><text:s/><text:tab/><text:tab/> 2 - Authorized to be billed</text:p>
      <text:p text:style-name="P88"><text:s text:c="12"/>3 - Authorized for future</text:p>
      <text:p text:style-name="P88"><text:s text:c="12"/>4 - Invoiced</text:p>
      <text:p text:style-name="P88"><text:s text:c="12"/>5 - Authorized paid/licence held</text:p>
      <text:p text:style-name="P88"><text:s text:c="12"/>6 - Active</text:p>
      <text:p text:style-name="P88"><text:s text:c="12"/>7 - Under reconsideration</text:p>
      <text:p text:style-name="P88"><text:s text:c="12"/>8 - Transferred</text:p>
      <text:p text:style-name="P88"><text:s text:c="12"/>9 - Cancelled <text:s text:c="2"/>******</text:p>
      <text:p text:style-name="P53"><text:s text:c="2"/>13 <text:s/>ERP_DBW <text:s text:c="4"/>Numeric <text:s text:c="7"/>5 <text:s text:c="5"/>1 <text:s text:c="4"/>tx Effective Radiated Power</text:p>
      <text:p text:style-name="P53"><text:s text:c="2"/>14 <text:s/>ELEV_ANGLE <text:s/>Numeric <text:s text:c="7"/>7 <text:s text:c="5"/>3 <text:s text:c="4"/>Elevation angle from horizon </text:p>
      <text:p text:style-name="P87">in degrees</text:p>
      <text:p text:style-name="P53"><text:s text:c="2"/>15 <text:s/>ANT_HEIGHT <text:s/>Numeric <text:s text:c="7"/>4 <text:s text:c="11"/>Height of antenna Radiation </text:p>
      <text:p text:style-name="P53"><text:s text:c="47"/>centre above ground in meters</text:p>
      <text:p text:style-name="P53"><text:s text:c="2"/>16 <text:s/>AZIMUTH <text:s text:c="4"/>Numeric <text:s text:c="7"/>5 <text:s text:c="5"/>1 <text:s text:c="4"/>Azimuth of main beam (degrees</text:p>
      <text:p text:style-name="P53"><text:s text:c="47"/>from True North).</text:p>
      <text:p text:style-name="P53"><text:s text:c="2"/>17 <text:s/>ANT_GAIN <text:s text:c="3"/>Numeric <text:s text:c="7"/>4 <text:s text:c="5"/>1 <text:s text:c="4"/>Antenna gain in dbW</text:p>
      <text:p text:style-name="P53"><text:s text:c="2"/>18 <text:s/>AZM_MLOBE <text:s text:c="2"/>Numeric <text:s text:c="7"/>5 <text:s text:c="5"/>1 <text:s text:c="4"/>Degrees of half power beamwidth (3dB) <text:tab/><text:tab/><text:tab/><text:tab/><text:tab/><text:tab/><text:tab/><text:tab/>in degrees of the antenna</text:p>
      <text:p text:style-name="P53"><text:s text:c="2"/>19 <text:s/>ANTMOD_NO <text:s text:c="2"/>Character <text:s text:c="5"/>8 <text:s text:c="11"/>Antenna model number </text:p>
      <text:p text:style-name="P53">-----------------------------------------------</text:p>
      <text:p text:style-name="P53">** Total ** <text:s text:c="20"/>1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G Times" svg:font-family="'CG Times'"/>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MP2" style:family="paragraph" style:parent-style-name="Standard">
      <style:paragraph-properties fo:margin-left="0in" fo:margin-right="0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MP3" style:family="paragraph" style:parent-style-name="Standard">
      <style:paragraph-properties fo:margin-left="0in" fo:margin-right="0.5in" fo:margin-top="0in" fo:margin-bottom="0in" fo:line-height="100%" fo:text-align="justify"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MP4" style:family="paragraph" style:parent-style-name="Standard">
      <style:paragraph-properties fo:margin-left="0in" fo:margin-right="0.5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style style:name="MP5" style:family="paragraph" style:parent-style-name="Standard">
      <style:paragraph-properties fo:margin-left="0in" fo:margin-right="0.6in" fo:margin-top="0in" fo:margin-bottom="0in" fo:line-height="100%" fo:text-align="end" style:justify-single-word="false" fo:text-indent="0in" style:auto-text-indent="false">
        <style:tab-stops>
          <style:tab-stop style:position="0in"/>
          <style:tab-stop style:position="0.2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color="#000000" style:font-name="CG Times" fo:font-size="11pt" fo:font-weight="bold" style:font-name-asian="CG Times" style:font-size-asian="11pt" style:font-weight-asian="bold" style:font-name-complex="CG Times" style:font-size-complex="11pt" style:font-weight-complex="bold"/>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7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5in" fo:margin-bottom="0.75in" fo:margin-left="1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5in" fo:page-height="11in" style:num-format="1" style:print-orientation="portrait" fo:margin-top="0.5in" fo:margin-bottom="0.75in" fo:margin-left="1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6">
      <style:page-layout-properties fo:page-width="8.5in" fo:page-height="11in" style:num-format="1" style:print-orientation="portrait" fo:margin-top="0.5in" fo:margin-bottom="0.8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5in" fo:margin-bottom="0.8in" fo:margin-left="1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Page_20_Style_20_1" style:display-name="Page Style 1" style:page-layout-name="Mpm2" style:next-style-name="Page_20_Style_20_2">
      <style:footer>
        <text:p text:style-name="MP1">page <text:s/></text:p>
      </style:footer>
    </style:master-page>
    <style:master-page style:name="Page_20_Style_20_2" style:display-name="Page Style 2" style:page-layout-name="Mpm3" style:next-style-name="Page_20_Style_20_3">
      <style:header>
        <text:p text:style-name="MP2">Broadcast Data Extract <text:s/>( AM - FM - TV )<text:tab/>USER MANUAL</text:p>
        <text:p text:style-name="MP2">══════════════════════════════════════════</text:p>
      </style:header>
      <style:footer>
        <text:p text:style-name="MP1">page <text:s/></text:p>
      </style:footer>
    </style:master-page>
    <style:master-page style:name="Page_20_Style_20_3" style:display-name="Page Style 3" style:page-layout-name="Mpm3" style:next-style-name="Page_20_Style_20_4">
      <style:header>
        <text:p text:style-name="MP2">Broadcast Data Extract <text:s/>( AM - FM - TV )<text:tab/>USER MANUAL</text:p>
        <text:p text:style-name="MP2">══════════════════════════════════════════</text:p>
      </style:header>
      <style:footer>
        <text:p text:style-name="MP1">page <text:s/></text:p>
      </style:footer>
    </style:master-page>
    <style:master-page style:name="Page_20_Style_20_4" style:display-name="Page Style 4" style:page-layout-name="Mpm3" style:next-style-name="Page_20_Style_20_5">
      <style:header>
        <text:p text:style-name="MP2">Broadcast Data Extract <text:s/>( AM - FM - TV )<text:tab/>USER MANUAL</text:p>
        <text:p text:style-name="MP2">══════════════════════════════════════════</text:p>
      </style:header>
      <style:footer>
        <text:p text:style-name="MP1">page <text:s/></text:p>
      </style:footer>
    </style:master-page>
    <style:master-page style:name="Page_20_Style_20_5" style:display-name="Page Style 5" style:page-layout-name="Mpm4" style:next-style-name="Page_20_Style_20_6">
      <style:header>
        <text:p text:style-name="MP3">Broadcast Data Extract <text:s/>( AM - FM - TV )<text:tab/>USER MANUAL</text:p>
        <text:p text:style-name="MP3">══════════════════════════════════════════</text:p>
      </style:header>
      <style:footer>
        <text:p text:style-name="MP4">page <text:s/></text:p>
      </style:footer>
    </style:master-page>
    <style:master-page style:name="Page_20_Style_20_6" style:display-name="Page Style 6" style:page-layout-name="Mpm4" style:next-style-name="Page_20_Style_20_7">
      <style:header>
        <text:p text:style-name="MP3">Broadcast Data Extract <text:s/>( AM - FM - TV )<text:tab/>USER MANUAL</text:p>
        <text:p text:style-name="MP3">══════════════════════════════════════════</text:p>
      </style:header>
      <style:footer>
        <text:p text:style-name="MP4">page <text:s/></text:p>
      </style:footer>
    </style:master-page>
    <style:master-page style:name="Page_20_Style_20_7" style:display-name="Page Style 7" style:page-layout-name="Mpm4" style:next-style-name="Page_20_Style_20_8">
      <style:header>
        <text:p text:style-name="MP3">Broadcast Data Extract <text:s/>( AM - FM - TV )<text:tab/>USER MANUAL</text:p>
        <text:p text:style-name="MP3">══════════════════════════════════════════</text:p>
      </style:header>
      <style:footer>
        <text:p text:style-name="MP4">page <text:s/></text:p>
      </style:footer>
    </style:master-page>
    <style:master-page style:name="Page_20_Style_20_8" style:display-name="Page Style 8" style:page-layout-name="Mpm4" style:next-style-name="Page_20_Style_20_9">
      <style:header>
        <text:p text:style-name="MP3">Broadcast Data Extract <text:s/>( AM - FM - TV )<text:tab/>USER MANUAL</text:p>
        <text:p text:style-name="MP3">══════════════════════════════════════════</text:p>
      </style:header>
      <style:footer>
        <text:p text:style-name="MP4">page <text:s/></text:p>
      </style:footer>
    </style:master-page>
    <style:master-page style:name="Page_20_Style_20_9" style:display-name="Page Style 9" style:page-layout-name="Mpm5" style:next-style-name="Page_20_Style_20_10">
      <style:footer>
        <text:p text:style-name="MP4">page <text:s/></text:p>
      </style:footer>
    </style:master-page>
    <style:master-page style:name="Page_20_Style_20_10" style:display-name="Page Style 10" style:page-layout-name="Mpm5" style:next-style-name="Page_20_Style_20_11">
      <style:footer>
        <text:p text:style-name="MP4">page <text:s/></text:p>
      </style:footer>
    </style:master-page>
    <style:master-page style:name="Page_20_Style_20_11" style:display-name="Page Style 11" style:page-layout-name="Mpm6" style:next-style-name="Page_20_Style_20_12">
      <style:footer>
        <text:p text:style-name="MP1">page <text:s/></text:p>
      </style:footer>
    </style:master-page>
    <style:master-page style:name="Page_20_Style_20_12" style:display-name="Page Style 12" style:page-layout-name="Mpm6" style:next-style-name="Page_20_Style_20_13">
      <style:footer>
        <text:p text:style-name="MP1">page <text:s/></text:p>
      </style:footer>
    </style:master-page>
    <style:master-page style:name="Page_20_Style_20_13" style:display-name="Page Style 13" style:page-layout-name="Mpm7">
      <style:footer>
        <text:p text:style-name="MP5">page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image-count="0" meta:object-count="0" meta:page-count="31" meta:paragraph-count="1058" meta:word-count="7386" meta:character-count="52599" meta:non-whitespace-character-count="36788"/>
    <meta:generator>LibreOffice/3.5$Linux_X86_64 LibreOffice_project/350m1$Build-2</meta:generator>
  </office:meta>
</office:document-meta>
</file>